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0">
      <style:table-cell-properties fo:background-color="#81d41a" fo:border="0.74pt solid #000000"/>
    </style:style>
    <style:style style:name="ce4" style:family="table-cell" style:parent-style-name="Default" style:data-style-name="N61">
      <style:table-cell-properties fo:border="0.74pt solid #000000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70ad4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6953in" svg:y="1.524in">
            <draw:object draw:notify-on-update-of-ranges="Sheet1.C1:Sheet1.C1 Sheet1.C2:Sheet1.C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3295in" svg:y="1.5138in">
            <draw:object draw:notify-on-update-of-ranges="Sheet1.D1:Sheet1.D1 Sheet1.D2:Sheet1.D3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4.0075in" svg:y="1.4614in">
            <draw:object draw:notify-on-update-of-ranges="Sheet1.E1:Sheet1.E1 Sheet1.E2:Sheet1.E3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059in" svg:y="5.2579in">
            <draw:object draw:notify-on-update-of-ranges="Sheet1.I1:Sheet1.I1 Sheet1.I2:Sheet1.I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3354in" svg:y="5.2587in">
            <draw:object draw:notify-on-update-of-ranges="Sheet1.J1:Sheet1.J1 Sheet1.J2:Sheet1.J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4.0146in" svg:y="5.2457in">
            <draw:object draw:notify-on-update-of-ranges="Sheet1.K1:Sheet1.K1 Sheet1.K2:Sheet1.K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pload</text:p>
          </table:table-cell>
          <table:table-cell table:style-name="ce1" office:value-type="string" calcext:value-type="string">
            <text:p>Both</text:p>
          </table:table-cell>
          <table:table-cell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Download</text:p>
          </table:table-cell>
          <table:table-cell table:style-name="ce7" office:value-type="string" calcext:value-type="string">
            <text:p>Upload</text:p>
          </table:table-cell>
          <table:table-cell table:style-name="ce7" office:value-type="string" calcext:value-type="string">
            <text:p>Both</text:p>
          </table:table-cell>
          <table:table-cell/>
          <table:table-cell table:style-name="ce8" table:number-columns-spanned="1" table:number-rows-spanned="3"/>
          <table:table-cell table:style-name="ce11" office:value-type="string" calcext:value-type="string" table:number-columns-spanned="2" table:number-rows-spanned="3">
            <text:p>Входящий трафик</text:p>
            <text:p> (Download), Мбит/с</text:p>
          </table:table-cell>
          <table:covered-table-cell table:style-name="ce11"/>
          <table:table-cell table:style-name="ce11" office:value-type="string" calcext:value-type="string" table:number-columns-spanned="2" table:number-rows-spanned="3">
            <text:p>Исходящий трафик</text:p>
            <text:p> (Upload),</text:p>
            <text:p> Мбит/с</text:p>
          </table:table-cell>
          <table:covered-table-cell table:style-name="ce11"/>
          <table:table-cell table:style-name="ce11" office:value-type="string" calcext:value-type="string" table:number-columns-spanned="2" table:number-rows-spanned="3">
            <text:p>Суммарный трафик</text:p>
            <text:p> (Both),</text:p>
            <text:p> Мбит/с</text:p>
          </table:table-cell>
          <table:covered-table-cell table:style-name="ce11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4M45S" calcext:value-type="time">
            <text:p>21:54:45</text:p>
          </table:table-cell>
          <table:table-cell table:style-name="ce6" office:value-type="float" office:value="167192224" calcext:value-type="float">
            <text:p>167192224</text:p>
          </table:table-cell>
          <table:table-cell table:style-name="ce6" office:value-type="float" office:value="3658368" calcext:value-type="float">
            <text:p>3658368</text:p>
          </table:table-cell>
          <table:table-cell table:style-name="ce6" office:value-type="float" office:value="170850592" calcext:value-type="float">
            <text:p>170850592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1H58M45S" calcext:value-type="time">
            <text:p>21:58:45</text:p>
          </table:table-cell>
          <table:table-cell table:style-name="ce6" office:value-type="float" office:value="807380160" calcext:value-type="float">
            <text:p>807380160</text:p>
          </table:table-cell>
          <table:table-cell table:style-name="ce6" office:value-type="float" office:value="17153920" calcext:value-type="float">
            <text:p>17153920</text:p>
          </table:table-cell>
          <table:table-cell table:style-name="ce6" office:value-type="float" office:value="824534080" calcext:value-type="float">
            <text:p>824534080</text:p>
          </table:table-cell>
          <table:table-cell/>
          <table:covered-table-cell table:style-name="ce8"/>
          <table:covered-table-cell table:number-columns-repeated="6" table:style-name="ce11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5M45S" calcext:value-type="time">
            <text:p>21:55:45</text:p>
          </table:table-cell>
          <table:table-cell table:style-name="ce6" office:value-type="float" office:value="33081728" calcext:value-type="float">
            <text:p>33081728</text:p>
          </table:table-cell>
          <table:table-cell table:style-name="ce6" office:value-type="float" office:value="952808" calcext:value-type="float">
            <text:p>952808</text:p>
          </table:table-cell>
          <table:table-cell table:style-name="ce6" office:value-type="float" office:value="34034536" calcext:value-type="float">
            <text:p>3403453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03M45S" calcext:value-type="time">
            <text:p>22:03:45</text:p>
          </table:table-cell>
          <table:table-cell table:style-name="ce6" office:value-type="float" office:value="975835208" calcext:value-type="float">
            <text:p>975835208</text:p>
          </table:table-cell>
          <table:table-cell table:style-name="ce6" office:value-type="float" office:value="20160776" calcext:value-type="float">
            <text:p>20160776</text:p>
          </table:table-cell>
          <table:table-cell table:style-name="ce6" office:value-type="float" office:value="995995984" calcext:value-type="float">
            <text:p>995995984</text:p>
          </table:table-cell>
          <table:table-cell/>
          <table:covered-table-cell table:style-name="ce8"/>
          <table:covered-table-cell table:number-columns-repeated="6" table:style-name="ce11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6M45S" calcext:value-type="time">
            <text:p>21:56:45</text:p>
          </table:table-cell>
          <table:table-cell table:style-name="ce6" office:value-type="float" office:value="201622536" calcext:value-type="float">
            <text:p>201622536</text:p>
          </table:table-cell>
          <table:table-cell table:style-name="ce6" office:value-type="float" office:value="4268456" calcext:value-type="float">
            <text:p>4268456</text:p>
          </table:table-cell>
          <table:table-cell table:style-name="ce6" office:value-type="float" office:value="205890992" calcext:value-type="float">
            <text:p>205890992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08M45S" calcext:value-type="time">
            <text:p>22:08:45</text:p>
          </table:table-cell>
          <table:table-cell table:style-name="ce6" office:value-type="float" office:value="1017507936" calcext:value-type="float">
            <text:p>1017507936</text:p>
          </table:table-cell>
          <table:table-cell table:style-name="ce6" office:value-type="float" office:value="20008560" calcext:value-type="float">
            <text:p>20008560</text:p>
          </table:table-cell>
          <table:table-cell table:style-name="ce6" office:value-type="float" office:value="1037516496" calcext:value-type="float">
            <text:p>1037516496</text:p>
          </table:table-cell>
          <table:table-cell/>
          <table:table-cell table:style-name="ce9" table:number-columns-spanned="1" table:number-rows-spanned="2"/>
          <table:table-cell table:style-name="ce12" office:value-type="string" calcext:value-type="string" table:number-columns-spanned="1" table:number-rows-spanned="2">
            <text:p>Средняя</text:p>
            <text:p> скорость</text:p>
          </table:table-cell>
          <table:table-cell table:style-name="ce12" office:value-type="string" calcext:value-type="string" table:number-columns-spanned="1" table:number-rows-spanned="2">
            <text:p>95-про</text:p>
            <text:p>центиль</text:p>
          </table:table-cell>
          <table:table-cell table:style-name="ce12" office:value-type="string" calcext:value-type="string" table:number-columns-spanned="1" table:number-rows-spanned="2">
            <text:p>Средняя</text:p>
            <text:p> скорость</text:p>
          </table:table-cell>
          <table:table-cell table:style-name="ce12" office:value-type="string" calcext:value-type="string" table:number-columns-spanned="1" table:number-rows-spanned="2">
            <text:p>95-про</text:p>
            <text:p>центиль</text:p>
          </table:table-cell>
          <table:table-cell table:style-name="ce12" office:value-type="string" calcext:value-type="string" table:number-columns-spanned="1" table:number-rows-spanned="2">
            <text:p>Средняя</text:p>
            <text:p> скорость</text:p>
          </table:table-cell>
          <table:table-cell table:style-name="ce12" office:value-type="string" calcext:value-type="string" table:number-columns-spanned="1" table:number-rows-spanned="2">
            <text:p>95-про</text:p>
            <text:p>центиль</text:p>
          </table:table-cell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7M45S" calcext:value-type="time">
            <text:p>21:57:45</text:p>
          </table:table-cell>
          <table:table-cell table:style-name="ce6" office:value-type="float" office:value="203740496" calcext:value-type="float">
            <text:p>203740496</text:p>
          </table:table-cell>
          <table:table-cell table:style-name="ce6" office:value-type="float" office:value="4255568" calcext:value-type="float">
            <text:p>4255568</text:p>
          </table:table-cell>
          <table:table-cell table:style-name="ce6" office:value-type="float" office:value="207996064" calcext:value-type="float">
            <text:p>20799606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13M45S" calcext:value-type="time">
            <text:p>22:13:45</text:p>
          </table:table-cell>
          <table:table-cell table:style-name="ce6" office:value-type="float" office:value="1004289928" calcext:value-type="float">
            <text:p>1004289928</text:p>
          </table:table-cell>
          <table:table-cell table:style-name="ce6" office:value-type="float" office:value="19245680" calcext:value-type="float">
            <text:p>19245680</text:p>
          </table:table-cell>
          <table:table-cell table:style-name="ce6" office:value-type="float" office:value="1023535608" calcext:value-type="float">
            <text:p>1023535608</text:p>
          </table:table-cell>
          <table:table-cell/>
          <table:covered-table-cell table:style-name="ce9"/>
          <table:covered-table-cell table:number-columns-repeated="2" table:style-name="ce12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8M45S" calcext:value-type="time">
            <text:p>21:58:45</text:p>
          </table:table-cell>
          <table:table-cell table:style-name="ce6" office:value-type="float" office:value="201743176" calcext:value-type="float">
            <text:p>201743176</text:p>
          </table:table-cell>
          <table:table-cell table:style-name="ce6" office:value-type="float" office:value="4018720" calcext:value-type="float">
            <text:p>4018720</text:p>
          </table:table-cell>
          <table:table-cell table:style-name="ce6" office:value-type="float" office:value="205761896" calcext:value-type="float">
            <text:p>20576189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18M45S" calcext:value-type="time">
            <text:p>22:18:45</text:p>
          </table:table-cell>
          <table:table-cell table:style-name="ce6" office:value-type="float" office:value="359473096" calcext:value-type="float">
            <text:p>359473096</text:p>
          </table:table-cell>
          <table:table-cell table:style-name="ce6" office:value-type="float" office:value="7326752" calcext:value-type="float">
            <text:p>7326752</text:p>
          </table:table-cell>
          <table:table-cell table:style-name="ce6" office:value-type="float" office:value="366799848" calcext:value-type="float">
            <text:p>366799848</text:p>
          </table:table-cell>
          <table:table-cell/>
          <table:table-cell table:style-name="ce10" office:value-type="string" calcext:value-type="string">
            <text:p>1min.txt</text:p>
          </table:table-cell>
          <table:table-cell table:style-name="ce13" table:formula="of:=AVERAGE([.$C$2:.$C$336])*0.000001" office:value-type="float" office:value="208.415804" calcext:value-type="float">
            <text:p>208,42</text:p>
          </table:table-cell>
          <table:table-cell table:style-name="ce13" table:formula="of:=PERCENTILE([.C2:.C336]; 0.95)*0.000001" office:value-type="float" office:value="520.6277264" calcext:value-type="float">
            <text:p>520,63</text:p>
          </table:table-cell>
          <table:table-cell table:style-name="ce13" table:formula="of:=AVERAGE([.$D$2:.$D$336])*0.000001" office:value-type="float" office:value="5.46850054193548" calcext:value-type="float">
            <text:p>5,47</text:p>
          </table:table-cell>
          <table:table-cell table:style-name="ce13" table:formula="of:=PERCENTILE([.D2:.D336]; 0.95)*0.000001" office:value-type="float" office:value="15.6110076" calcext:value-type="float">
            <text:p>15,61</text:p>
          </table:table-cell>
          <table:table-cell table:style-name="ce13" table:formula="of:=AVERAGE([.$E$2:.$E$336])*0.000001" office:value-type="float" office:value="213.884304541935" calcext:value-type="float">
            <text:p>213,88</text:p>
          </table:table-cell>
          <table:table-cell table:style-name="ce13" table:formula="of:=PERCENTILE([.E2:.E336]; 0.95)*0.000001" office:value-type="float" office:value="536.1508316" calcext:value-type="float">
            <text:p>536,15</text:p>
          </table:table-cell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1H59M45S" calcext:value-type="time">
            <text:p>21:59:45</text:p>
          </table:table-cell>
          <table:table-cell table:style-name="ce6" office:value-type="float" office:value="204049456" calcext:value-type="float">
            <text:p>204049456</text:p>
          </table:table-cell>
          <table:table-cell table:style-name="ce6" office:value-type="float" office:value="4161016" calcext:value-type="float">
            <text:p>4161016</text:p>
          </table:table-cell>
          <table:table-cell table:style-name="ce6" office:value-type="float" office:value="208210472" calcext:value-type="float">
            <text:p>208210472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23M45S" calcext:value-type="time">
            <text:p>22:23:45</text:p>
          </table:table-cell>
          <table:table-cell table:style-name="ce6" office:value-type="float" office:value="601965512" calcext:value-type="float">
            <text:p>601965512</text:p>
          </table:table-cell>
          <table:table-cell table:style-name="ce6" office:value-type="float" office:value="12861760" calcext:value-type="float">
            <text:p>12861760</text:p>
          </table:table-cell>
          <table:table-cell table:style-name="ce6" office:value-type="float" office:value="614827272" calcext:value-type="float">
            <text:p>614827272</text:p>
          </table:table-cell>
          <table:table-cell/>
          <table:table-cell table:style-name="ce10" office:value-type="string" calcext:value-type="string">
            <text:p>5min.txt</text:p>
          </table:table-cell>
          <table:table-cell table:style-name="ce13" table:formula="of:=AVERAGE([.$I$2:.$I$68])*0.000001" office:value-type="float" office:value="1042.07902" calcext:value-type="float">
            <text:p>1042,08</text:p>
          </table:table-cell>
          <table:table-cell table:style-name="ce13" table:formula="of:=PERCENTILE([.I2:.I68]; 0.95)*0.000001" office:value-type="float" office:value="2419.220248" calcext:value-type="float">
            <text:p>2419,22</text:p>
          </table:table-cell>
          <table:table-cell table:style-name="ce13" table:formula="of:=AVERAGE([.$J$2:.$J$68])*0.000001" office:value-type="float" office:value="27.3425027096774" calcext:value-type="float">
            <text:p>27,34</text:p>
          </table:table-cell>
          <table:table-cell table:style-name="ce13" table:formula="of:=PERCENTILE([.J2:.J68]; 0.95)*0.000001" office:value-type="float" office:value="72.8404468" calcext:value-type="float">
            <text:p>72,84</text:p>
          </table:table-cell>
          <table:table-cell table:style-name="ce13" table:formula="of:=AVERAGE([.$K$2:.$K$68])*0.000001" office:value-type="float" office:value="1069.42152270968" calcext:value-type="float">
            <text:p>1069,42</text:p>
          </table:table-cell>
          <table:table-cell table:style-name="ce13" table:formula="of:=PERCENTILE([.K2:.K68]; 0.95)*0.000001" office:value-type="float" office:value="2491.438222" calcext:value-type="float">
            <text:p>2491,44</text:p>
          </table:table-cell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0M45S" calcext:value-type="time">
            <text:p>22:00:45</text:p>
          </table:table-cell>
          <table:table-cell table:style-name="ce6" office:value-type="float" office:value="203207544" calcext:value-type="float">
            <text:p>203207544</text:p>
          </table:table-cell>
          <table:table-cell table:style-name="ce6" office:value-type="float" office:value="4299816" calcext:value-type="float">
            <text:p>4299816</text:p>
          </table:table-cell>
          <table:table-cell table:style-name="ce6" office:value-type="float" office:value="207507360" calcext:value-type="float">
            <text:p>207507360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28M45S" calcext:value-type="time">
            <text:p>22:28:45</text:p>
          </table:table-cell>
          <table:table-cell table:style-name="ce6" office:value-type="float" office:value="600754512" calcext:value-type="float">
            <text:p>600754512</text:p>
          </table:table-cell>
          <table:table-cell table:style-name="ce6" office:value-type="float" office:value="13116032" calcext:value-type="float">
            <text:p>13116032</text:p>
          </table:table-cell>
          <table:table-cell table:style-name="ce6" office:value-type="float" office:value="613870544" calcext:value-type="float">
            <text:p>61387054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1M45S" calcext:value-type="time">
            <text:p>22:01:45</text:p>
          </table:table-cell>
          <table:table-cell table:style-name="ce6" office:value-type="float" office:value="167612320" calcext:value-type="float">
            <text:p>167612320</text:p>
          </table:table-cell>
          <table:table-cell table:style-name="ce6" office:value-type="float" office:value="3467672" calcext:value-type="float">
            <text:p>3467672</text:p>
          </table:table-cell>
          <table:table-cell table:style-name="ce6" office:value-type="float" office:value="171079992" calcext:value-type="float">
            <text:p>171079992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33M45S" calcext:value-type="time">
            <text:p>22:33:45</text:p>
          </table:table-cell>
          <table:table-cell table:style-name="ce6" office:value-type="float" office:value="1030653336" calcext:value-type="float">
            <text:p>1030653336</text:p>
          </table:table-cell>
          <table:table-cell table:style-name="ce6" office:value-type="float" office:value="21119000" calcext:value-type="float">
            <text:p>21119000</text:p>
          </table:table-cell>
          <table:table-cell table:style-name="ce6" office:value-type="float" office:value="1051772336" calcext:value-type="float">
            <text:p>105177233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2M45S" calcext:value-type="time">
            <text:p>22:02:45</text:p>
          </table:table-cell>
          <table:table-cell table:style-name="ce6" office:value-type="float" office:value="204318288" calcext:value-type="float">
            <text:p>204318288</text:p>
          </table:table-cell>
          <table:table-cell table:style-name="ce6" office:value-type="float" office:value="4272016" calcext:value-type="float">
            <text:p>4272016</text:p>
          </table:table-cell>
          <table:table-cell table:style-name="ce6" office:value-type="float" office:value="208590304" calcext:value-type="float">
            <text:p>20859030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38M45S" calcext:value-type="time">
            <text:p>22:38:45</text:p>
          </table:table-cell>
          <table:table-cell table:style-name="ce6" office:value-type="float" office:value="895195640" calcext:value-type="float">
            <text:p>895195640</text:p>
          </table:table-cell>
          <table:table-cell table:style-name="ce6" office:value-type="float" office:value="18063384" calcext:value-type="float">
            <text:p>18063384</text:p>
          </table:table-cell>
          <table:table-cell table:style-name="ce6" office:value-type="float" office:value="913259024" calcext:value-type="float">
            <text:p>91325902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3M45S" calcext:value-type="time">
            <text:p>22:03:45</text:p>
          </table:table-cell>
          <table:table-cell table:style-name="ce6" office:value-type="float" office:value="196647600" calcext:value-type="float">
            <text:p>196647600</text:p>
          </table:table-cell>
          <table:table-cell table:style-name="ce6" office:value-type="float" office:value="3960256" calcext:value-type="float">
            <text:p>3960256</text:p>
          </table:table-cell>
          <table:table-cell table:style-name="ce6" office:value-type="float" office:value="200607856" calcext:value-type="float">
            <text:p>20060785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43M45S" calcext:value-type="time">
            <text:p>22:43:45</text:p>
          </table:table-cell>
          <table:table-cell table:style-name="ce6" office:value-type="float" office:value="825781840" calcext:value-type="float">
            <text:p>825781840</text:p>
          </table:table-cell>
          <table:table-cell table:style-name="ce6" office:value-type="float" office:value="16190152" calcext:value-type="float">
            <text:p>16190152</text:p>
          </table:table-cell>
          <table:table-cell table:style-name="ce6" office:value-type="float" office:value="841971992" calcext:value-type="float">
            <text:p>84197199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4M45S" calcext:value-type="time">
            <text:p>22:04:45</text:p>
          </table:table-cell>
          <table:table-cell table:style-name="ce6" office:value-type="float" office:value="202051416" calcext:value-type="float">
            <text:p>202051416</text:p>
          </table:table-cell>
          <table:table-cell table:style-name="ce6" office:value-type="float" office:value="3773088" calcext:value-type="float">
            <text:p>3773088</text:p>
          </table:table-cell>
          <table:table-cell table:style-name="ce6" office:value-type="float" office:value="205824504" calcext:value-type="float">
            <text:p>20582450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48M45S" calcext:value-type="time">
            <text:p>22:48:45</text:p>
          </table:table-cell>
          <table:table-cell table:style-name="ce6" office:value-type="float" office:value="1010927816" calcext:value-type="float">
            <text:p>1010927816</text:p>
          </table:table-cell>
          <table:table-cell table:style-name="ce6" office:value-type="float" office:value="19352768" calcext:value-type="float">
            <text:p>19352768</text:p>
          </table:table-cell>
          <table:table-cell table:style-name="ce6" office:value-type="float" office:value="1030280584" calcext:value-type="float">
            <text:p>103028058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5M45S" calcext:value-type="time">
            <text:p>22:05:45</text:p>
          </table:table-cell>
          <table:table-cell table:style-name="ce6" office:value-type="float" office:value="207519096" calcext:value-type="float">
            <text:p>207519096</text:p>
          </table:table-cell>
          <table:table-cell table:style-name="ce6" office:value-type="float" office:value="4059568" calcext:value-type="float">
            <text:p>4059568</text:p>
          </table:table-cell>
          <table:table-cell table:style-name="ce6" office:value-type="float" office:value="211578664" calcext:value-type="float">
            <text:p>21157866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53M45S" calcext:value-type="time">
            <text:p>22:53:45</text:p>
          </table:table-cell>
          <table:table-cell table:style-name="ce6" office:value-type="float" office:value="1023618704" calcext:value-type="float">
            <text:p>1023618704</text:p>
          </table:table-cell>
          <table:table-cell table:style-name="ce6" office:value-type="float" office:value="20492488" calcext:value-type="float">
            <text:p>20492488</text:p>
          </table:table-cell>
          <table:table-cell table:style-name="ce6" office:value-type="float" office:value="1044111192" calcext:value-type="float">
            <text:p>104411119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6M45S" calcext:value-type="time">
            <text:p>22:06:45</text:p>
          </table:table-cell>
          <table:table-cell table:style-name="ce6" office:value-type="float" office:value="204344056" calcext:value-type="float">
            <text:p>204344056</text:p>
          </table:table-cell>
          <table:table-cell table:style-name="ce6" office:value-type="float" office:value="4168232" calcext:value-type="float">
            <text:p>4168232</text:p>
          </table:table-cell>
          <table:table-cell table:style-name="ce6" office:value-type="float" office:value="208512288" calcext:value-type="float">
            <text:p>208512288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2H58M45S" calcext:value-type="time">
            <text:p>22:58:45</text:p>
          </table:table-cell>
          <table:table-cell table:style-name="ce6" office:value-type="float" office:value="845493496" calcext:value-type="float">
            <text:p>845493496</text:p>
          </table:table-cell>
          <table:table-cell table:style-name="ce6" office:value-type="float" office:value="16250008" calcext:value-type="float">
            <text:p>16250008</text:p>
          </table:table-cell>
          <table:table-cell table:style-name="ce6" office:value-type="float" office:value="861743504" calcext:value-type="float">
            <text:p>86174350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7M45S" calcext:value-type="time">
            <text:p>22:07:45</text:p>
          </table:table-cell>
          <table:table-cell table:style-name="ce6" office:value-type="float" office:value="205327568" calcext:value-type="float">
            <text:p>205327568</text:p>
          </table:table-cell>
          <table:table-cell table:style-name="ce6" office:value-type="float" office:value="4156256" calcext:value-type="float">
            <text:p>4156256</text:p>
          </table:table-cell>
          <table:table-cell table:style-name="ce6" office:value-type="float" office:value="209483824" calcext:value-type="float">
            <text:p>20948382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03M45S" calcext:value-type="time">
            <text:p>23:03:45</text:p>
          </table:table-cell>
          <table:table-cell table:style-name="ce6" office:value-type="float" office:value="1014241704" calcext:value-type="float">
            <text:p>1014241704</text:p>
          </table:table-cell>
          <table:table-cell table:style-name="ce6" office:value-type="float" office:value="19518728" calcext:value-type="float">
            <text:p>19518728</text:p>
          </table:table-cell>
          <table:table-cell table:style-name="ce6" office:value-type="float" office:value="1033760432" calcext:value-type="float">
            <text:p>103376043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8M45S" calcext:value-type="time">
            <text:p>22:08:45</text:p>
          </table:table-cell>
          <table:table-cell table:style-name="ce6" office:value-type="float" office:value="198265800" calcext:value-type="float">
            <text:p>198265800</text:p>
          </table:table-cell>
          <table:table-cell table:style-name="ce6" office:value-type="float" office:value="3851416" calcext:value-type="float">
            <text:p>3851416</text:p>
          </table:table-cell>
          <table:table-cell table:style-name="ce6" office:value-type="float" office:value="202117216" calcext:value-type="float">
            <text:p>20211721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08M45S" calcext:value-type="time">
            <text:p>23:08:45</text:p>
          </table:table-cell>
          <table:table-cell table:style-name="ce6" office:value-type="float" office:value="1020221872" calcext:value-type="float">
            <text:p>1020221872</text:p>
          </table:table-cell>
          <table:table-cell table:style-name="ce6" office:value-type="float" office:value="19269408" calcext:value-type="float">
            <text:p>19269408</text:p>
          </table:table-cell>
          <table:table-cell table:style-name="ce6" office:value-type="float" office:value="1039491280" calcext:value-type="float">
            <text:p>103949128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09M45S" calcext:value-type="time">
            <text:p>22:09:45</text:p>
          </table:table-cell>
          <table:table-cell table:style-name="ce6" office:value-type="float" office:value="198093952" calcext:value-type="float">
            <text:p>198093952</text:p>
          </table:table-cell>
          <table:table-cell table:style-name="ce6" office:value-type="float" office:value="3840336" calcext:value-type="float">
            <text:p>3840336</text:p>
          </table:table-cell>
          <table:table-cell table:style-name="ce6" office:value-type="float" office:value="201934288" calcext:value-type="float">
            <text:p>201934288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13M45S" calcext:value-type="time">
            <text:p>23:13:45</text:p>
          </table:table-cell>
          <table:table-cell table:style-name="ce6" office:value-type="float" office:value="1014987056" calcext:value-type="float">
            <text:p>1014987056</text:p>
          </table:table-cell>
          <table:table-cell table:style-name="ce6" office:value-type="float" office:value="19784400" calcext:value-type="float">
            <text:p>19784400</text:p>
          </table:table-cell>
          <table:table-cell table:style-name="ce6" office:value-type="float" office:value="1034771456" calcext:value-type="float">
            <text:p>103477145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0M45S" calcext:value-type="time">
            <text:p>22:10:45</text:p>
          </table:table-cell>
          <table:table-cell table:style-name="ce6" office:value-type="float" office:value="199721880" calcext:value-type="float">
            <text:p>199721880</text:p>
          </table:table-cell>
          <table:table-cell table:style-name="ce6" office:value-type="float" office:value="3852416" calcext:value-type="float">
            <text:p>3852416</text:p>
          </table:table-cell>
          <table:table-cell table:style-name="ce6" office:value-type="float" office:value="203574296" calcext:value-type="float">
            <text:p>20357429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18M45S" calcext:value-type="time">
            <text:p>23:18:45</text:p>
          </table:table-cell>
          <table:table-cell table:style-name="ce6" office:value-type="float" office:value="647015632" calcext:value-type="float">
            <text:p>647015632</text:p>
          </table:table-cell>
          <table:table-cell table:style-name="ce6" office:value-type="float" office:value="20532880" calcext:value-type="float">
            <text:p>20532880</text:p>
          </table:table-cell>
          <table:table-cell table:style-name="ce6" office:value-type="float" office:value="667548512" calcext:value-type="float">
            <text:p>66754851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1M45S" calcext:value-type="time">
            <text:p>22:11:45</text:p>
          </table:table-cell>
          <table:table-cell table:style-name="ce6" office:value-type="float" office:value="205437192" calcext:value-type="float">
            <text:p>205437192</text:p>
          </table:table-cell>
          <table:table-cell table:style-name="ce6" office:value-type="float" office:value="3832184" calcext:value-type="float">
            <text:p>3832184</text:p>
          </table:table-cell>
          <table:table-cell table:style-name="ce6" office:value-type="float" office:value="209269376" calcext:value-type="float">
            <text:p>20926937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23M45S" calcext:value-type="time">
            <text:p>23:23:45</text:p>
          </table:table-cell>
          <table:table-cell table:style-name="ce6" office:value-type="float" office:value="249237336" calcext:value-type="float">
            <text:p>249237336</text:p>
          </table:table-cell>
          <table:table-cell table:style-name="ce6" office:value-type="float" office:value="10156984" calcext:value-type="float">
            <text:p>10156984</text:p>
          </table:table-cell>
          <table:table-cell table:style-name="ce6" office:value-type="float" office:value="259394320" calcext:value-type="float">
            <text:p>2593943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2M45S" calcext:value-type="time">
            <text:p>22:12:45</text:p>
          </table:table-cell>
          <table:table-cell table:style-name="ce6" office:value-type="float" office:value="194865648" calcext:value-type="float">
            <text:p>194865648</text:p>
          </table:table-cell>
          <table:table-cell table:style-name="ce6" office:value-type="float" office:value="3771928" calcext:value-type="float">
            <text:p>3771928</text:p>
          </table:table-cell>
          <table:table-cell table:style-name="ce6" office:value-type="float" office:value="198637576" calcext:value-type="float">
            <text:p>198637576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28M45S" calcext:value-type="time">
            <text:p>23:28:45</text:p>
          </table:table-cell>
          <table:table-cell table:style-name="ce6" office:value-type="float" office:value="335811776" calcext:value-type="float">
            <text:p>335811776</text:p>
          </table:table-cell>
          <table:table-cell table:style-name="ce6" office:value-type="float" office:value="7907048" calcext:value-type="float">
            <text:p>7907048</text:p>
          </table:table-cell>
          <table:table-cell table:style-name="ce6" office:value-type="float" office:value="343718824" calcext:value-type="float">
            <text:p>34371882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3M45S" calcext:value-type="time">
            <text:p>22:13:45</text:p>
          </table:table-cell>
          <table:table-cell table:style-name="ce6" office:value-type="float" office:value="206171256" calcext:value-type="float">
            <text:p>206171256</text:p>
          </table:table-cell>
          <table:table-cell table:style-name="ce6" office:value-type="float" office:value="3948816" calcext:value-type="float">
            <text:p>3948816</text:p>
          </table:table-cell>
          <table:table-cell table:style-name="ce6" office:value-type="float" office:value="210120072" calcext:value-type="float">
            <text:p>210120072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33M45S" calcext:value-type="time">
            <text:p>23:33:45</text:p>
          </table:table-cell>
          <table:table-cell table:style-name="ce6" office:value-type="float" office:value="192438600" calcext:value-type="float">
            <text:p>192438600</text:p>
          </table:table-cell>
          <table:table-cell table:style-name="ce6" office:value-type="float" office:value="9217528" calcext:value-type="float">
            <text:p>9217528</text:p>
          </table:table-cell>
          <table:table-cell table:style-name="ce6" office:value-type="float" office:value="201656128" calcext:value-type="float">
            <text:p>20165612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4M45S" calcext:value-type="time">
            <text:p>22:14:45</text:p>
          </table:table-cell>
          <table:table-cell table:style-name="ce6" office:value-type="float" office:value="203235720" calcext:value-type="float">
            <text:p>203235720</text:p>
          </table:table-cell>
          <table:table-cell table:style-name="ce6" office:value-type="float" office:value="4134104" calcext:value-type="float">
            <text:p>4134104</text:p>
          </table:table-cell>
          <table:table-cell table:style-name="ce6" office:value-type="float" office:value="207369824" calcext:value-type="float">
            <text:p>207369824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38M45S" calcext:value-type="time">
            <text:p>23:38:45</text:p>
          </table:table-cell>
          <table:table-cell table:style-name="ce6" office:value-type="float" office:value="394752304" calcext:value-type="float">
            <text:p>394752304</text:p>
          </table:table-cell>
          <table:table-cell table:style-name="ce6" office:value-type="float" office:value="11213728" calcext:value-type="float">
            <text:p>11213728</text:p>
          </table:table-cell>
          <table:table-cell table:style-name="ce6" office:value-type="float" office:value="405966032" calcext:value-type="float">
            <text:p>40596603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5M45S" calcext:value-type="time">
            <text:p>22:15:45</text:p>
          </table:table-cell>
          <table:table-cell table:style-name="ce6" office:value-type="float" office:value="156162248" calcext:value-type="float">
            <text:p>156162248</text:p>
          </table:table-cell>
          <table:table-cell table:style-name="ce6" office:value-type="float" office:value="2863272" calcext:value-type="float">
            <text:p>2863272</text:p>
          </table:table-cell>
          <table:table-cell table:style-name="ce6" office:value-type="float" office:value="159025520" calcext:value-type="float">
            <text:p>159025520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43M45S" calcext:value-type="time">
            <text:p>23:43:45</text:p>
          </table:table-cell>
          <table:table-cell table:style-name="ce6" office:value-type="float" office:value="300846280" calcext:value-type="float">
            <text:p>300846280</text:p>
          </table:table-cell>
          <table:table-cell table:style-name="ce6" office:value-type="float" office:value="9484816" calcext:value-type="float">
            <text:p>9484816</text:p>
          </table:table-cell>
          <table:table-cell table:style-name="ce6" office:value-type="float" office:value="310331096" calcext:value-type="float">
            <text:p>31033109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6M45S" calcext:value-type="time">
            <text:p>22:16:45</text:p>
          </table:table-cell>
          <table:table-cell table:style-name="ce6" office:value-type="float" office:value="23288" calcext:value-type="float">
            <text:p>23288</text:p>
          </table:table-cell>
          <table:table-cell table:style-name="ce6" office:value-type="float" office:value="108840" calcext:value-type="float">
            <text:p>108840</text:p>
          </table:table-cell>
          <table:table-cell table:style-name="ce6" office:value-type="float" office:value="132128" calcext:value-type="float">
            <text:p>132128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48M45S" calcext:value-type="time">
            <text:p>23:48:45</text:p>
          </table:table-cell>
          <table:table-cell table:style-name="ce6" office:value-type="float" office:value="56267488" calcext:value-type="float">
            <text:p>56267488</text:p>
          </table:table-cell>
          <table:table-cell table:style-name="ce6" office:value-type="float" office:value="1856992" calcext:value-type="float">
            <text:p>1856992</text:p>
          </table:table-cell>
          <table:table-cell table:style-name="ce6" office:value-type="float" office:value="58124480" calcext:value-type="float">
            <text:p>5812448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7M45S" calcext:value-type="time">
            <text:p>22:17:45</text:p>
          </table:table-cell>
          <table:table-cell table:style-name="ce6" office:value-type="float" office:value="24944" calcext:value-type="float">
            <text:p>24944</text:p>
          </table:table-cell>
          <table:table-cell table:style-name="ce6" office:value-type="float" office:value="109864" calcext:value-type="float">
            <text:p>109864</text:p>
          </table:table-cell>
          <table:table-cell table:style-name="ce6" office:value-type="float" office:value="134808" calcext:value-type="float">
            <text:p>134808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53M45S" calcext:value-type="time">
            <text:p>23:53:45</text:p>
          </table:table-cell>
          <table:table-cell table:style-name="ce6" office:value-type="float" office:value="410276184" calcext:value-type="float">
            <text:p>410276184</text:p>
          </table:table-cell>
          <table:table-cell table:style-name="ce6" office:value-type="float" office:value="8384840" calcext:value-type="float">
            <text:p>8384840</text:p>
          </table:table-cell>
          <table:table-cell table:style-name="ce6" office:value-type="float" office:value="418661024" calcext:value-type="float">
            <text:p>41866102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8M45S" calcext:value-type="time">
            <text:p>22:18:45</text:p>
          </table:table-cell>
          <table:table-cell table:style-name="ce6" office:value-type="float" office:value="26896" calcext:value-type="float">
            <text:p>26896</text:p>
          </table:table-cell>
          <table:table-cell table:style-name="ce6" office:value-type="float" office:value="110672" calcext:value-type="float">
            <text:p>110672</text:p>
          </table:table-cell>
          <table:table-cell table:style-name="ce6" office:value-type="float" office:value="137568" calcext:value-type="float">
            <text:p>137568</text:p>
          </table:table-cell>
          <table:table-cell/>
          <table:table-cell table:style-name="ce6" office:value-type="string" calcext:value-type="string">
            <text:p>03/23/2024</text:p>
          </table:table-cell>
          <table:table-cell table:style-name="ce4" office:value-type="time" office:time-value="PT23H58M45S" calcext:value-type="time">
            <text:p>23:58:45</text:p>
          </table:table-cell>
          <table:table-cell table:style-name="ce6" office:value-type="float" office:value="715167280" calcext:value-type="float">
            <text:p>715167280</text:p>
          </table:table-cell>
          <table:table-cell table:style-name="ce6" office:value-type="float" office:value="20044504" calcext:value-type="float">
            <text:p>20044504</text:p>
          </table:table-cell>
          <table:table-cell table:style-name="ce6" office:value-type="float" office:value="735211784" calcext:value-type="float">
            <text:p>73521178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19M45S" calcext:value-type="time">
            <text:p>22:19:45</text:p>
          </table:table-cell>
          <table:table-cell table:style-name="ce6" office:value-type="float" office:value="24368" calcext:value-type="float">
            <text:p>24368</text:p>
          </table:table-cell>
          <table:table-cell table:style-name="ce6" office:value-type="float" office:value="106296" calcext:value-type="float">
            <text:p>106296</text:p>
          </table:table-cell>
          <table:table-cell table:style-name="ce6" office:value-type="float" office:value="130664" calcext:value-type="float">
            <text:p>13066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03M45S" calcext:value-type="time">
            <text:p>00:03:45</text:p>
          </table:table-cell>
          <table:table-cell table:style-name="ce6" office:value-type="float" office:value="401961592" calcext:value-type="float">
            <text:p>401961592</text:p>
          </table:table-cell>
          <table:table-cell table:style-name="ce6" office:value-type="float" office:value="8211560" calcext:value-type="float">
            <text:p>8211560</text:p>
          </table:table-cell>
          <table:table-cell table:style-name="ce6" office:value-type="float" office:value="410173152" calcext:value-type="float">
            <text:p>41017315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0M45S" calcext:value-type="time">
            <text:p>22:20:45</text:p>
          </table:table-cell>
          <table:table-cell table:style-name="ce6" office:value-type="float" office:value="100205600" calcext:value-type="float">
            <text:p>100205600</text:p>
          </table:table-cell>
          <table:table-cell table:style-name="ce6" office:value-type="float" office:value="2258696" calcext:value-type="float">
            <text:p>2258696</text:p>
          </table:table-cell>
          <table:table-cell table:style-name="ce6" office:value-type="float" office:value="102464296" calcext:value-type="float">
            <text:p>10246429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08M45S" calcext:value-type="time">
            <text:p>00:08:45</text:p>
          </table:table-cell>
          <table:table-cell table:style-name="ce6" office:value-type="float" office:value="988538960" calcext:value-type="float">
            <text:p>988538960</text:p>
          </table:table-cell>
          <table:table-cell table:style-name="ce6" office:value-type="float" office:value="19584880" calcext:value-type="float">
            <text:p>19584880</text:p>
          </table:table-cell>
          <table:table-cell table:style-name="ce6" office:value-type="float" office:value="1008123840" calcext:value-type="float">
            <text:p>100812384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1M45S" calcext:value-type="time">
            <text:p>22:21:45</text:p>
          </table:table-cell>
          <table:table-cell table:style-name="ce6" office:value-type="float" office:value="201207760" calcext:value-type="float">
            <text:p>201207760</text:p>
          </table:table-cell>
          <table:table-cell table:style-name="ce6" office:value-type="float" office:value="4261904" calcext:value-type="float">
            <text:p>4261904</text:p>
          </table:table-cell>
          <table:table-cell table:style-name="ce6" office:value-type="float" office:value="205469664" calcext:value-type="float">
            <text:p>20546966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6" office:value-type="float" office:value="1009738528" calcext:value-type="float">
            <text:p>1009738528</text:p>
          </table:table-cell>
          <table:table-cell table:style-name="ce6" office:value-type="float" office:value="19272344" calcext:value-type="float">
            <text:p>19272344</text:p>
          </table:table-cell>
          <table:table-cell table:style-name="ce6" office:value-type="float" office:value="1029010872" calcext:value-type="float">
            <text:p>102901087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2M45S" calcext:value-type="time">
            <text:p>22:22:45</text:p>
          </table:table-cell>
          <table:table-cell table:style-name="ce6" office:value-type="float" office:value="132320312" calcext:value-type="float">
            <text:p>132320312</text:p>
          </table:table-cell>
          <table:table-cell table:style-name="ce6" office:value-type="float" office:value="2945880" calcext:value-type="float">
            <text:p>2945880</text:p>
          </table:table-cell>
          <table:table-cell table:style-name="ce6" office:value-type="float" office:value="135266192" calcext:value-type="float">
            <text:p>135266192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18M45S" calcext:value-type="time">
            <text:p>00:18:45</text:p>
          </table:table-cell>
          <table:table-cell table:style-name="ce6" office:value-type="float" office:value="936046384" calcext:value-type="float">
            <text:p>936046384</text:p>
          </table:table-cell>
          <table:table-cell table:style-name="ce6" office:value-type="float" office:value="17829280" calcext:value-type="float">
            <text:p>17829280</text:p>
          </table:table-cell>
          <table:table-cell table:style-name="ce6" office:value-type="float" office:value="953875664" calcext:value-type="float">
            <text:p>95387566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3M45S" calcext:value-type="time">
            <text:p>22:23:45</text:p>
          </table:table-cell>
          <table:table-cell table:style-name="ce6" office:value-type="float" office:value="168207472" calcext:value-type="float">
            <text:p>168207472</text:p>
          </table:table-cell>
          <table:table-cell table:style-name="ce6" office:value-type="float" office:value="3288984" calcext:value-type="float">
            <text:p>3288984</text:p>
          </table:table-cell>
          <table:table-cell table:style-name="ce6" office:value-type="float" office:value="171496456" calcext:value-type="float">
            <text:p>17149645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23M45S" calcext:value-type="time">
            <text:p>00:23:45</text:p>
          </table:table-cell>
          <table:table-cell table:style-name="ce6" office:value-type="float" office:value="671853192" calcext:value-type="float">
            <text:p>671853192</text:p>
          </table:table-cell>
          <table:table-cell table:style-name="ce6" office:value-type="float" office:value="12612712" calcext:value-type="float">
            <text:p>12612712</text:p>
          </table:table-cell>
          <table:table-cell table:style-name="ce6" office:value-type="float" office:value="684465904" calcext:value-type="float">
            <text:p>68446590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4M45S" calcext:value-type="time">
            <text:p>22:24:45</text:p>
          </table:table-cell>
          <table:table-cell table:style-name="ce6" office:value-type="float" office:value="135477824" calcext:value-type="float">
            <text:p>135477824</text:p>
          </table:table-cell>
          <table:table-cell table:style-name="ce6" office:value-type="float" office:value="3126056" calcext:value-type="float">
            <text:p>3126056</text:p>
          </table:table-cell>
          <table:table-cell table:style-name="ce6" office:value-type="float" office:value="138603880" calcext:value-type="float">
            <text:p>13860388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6" office:value-type="float" office:value="475590928" calcext:value-type="float">
            <text:p>475590928</text:p>
          </table:table-cell>
          <table:table-cell table:style-name="ce6" office:value-type="float" office:value="9506648" calcext:value-type="float">
            <text:p>9506648</text:p>
          </table:table-cell>
          <table:table-cell table:style-name="ce6" office:value-type="float" office:value="485097576" calcext:value-type="float">
            <text:p>48509757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5M45S" calcext:value-type="time">
            <text:p>22:25:45</text:p>
          </table:table-cell>
          <table:table-cell table:style-name="ce6" office:value-type="float" office:value="12902224" calcext:value-type="float">
            <text:p>12902224</text:p>
          </table:table-cell>
          <table:table-cell table:style-name="ce6" office:value-type="float" office:value="390752" calcext:value-type="float">
            <text:p>390752</text:p>
          </table:table-cell>
          <table:table-cell table:style-name="ce6" office:value-type="float" office:value="13292976" calcext:value-type="float">
            <text:p>1329297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33M45S" calcext:value-type="time">
            <text:p>00:33:45</text:p>
          </table:table-cell>
          <table:table-cell table:style-name="ce6" office:value-type="float" office:value="376532144" calcext:value-type="float">
            <text:p>376532144</text:p>
          </table:table-cell>
          <table:table-cell table:style-name="ce6" office:value-type="float" office:value="7294952" calcext:value-type="float">
            <text:p>7294952</text:p>
          </table:table-cell>
          <table:table-cell table:style-name="ce6" office:value-type="float" office:value="383827096" calcext:value-type="float">
            <text:p>38382709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6M45S" calcext:value-type="time">
            <text:p>22:26:45</text:p>
          </table:table-cell>
          <table:table-cell table:style-name="ce6" office:value-type="float" office:value="100654096" calcext:value-type="float">
            <text:p>100654096</text:p>
          </table:table-cell>
          <table:table-cell table:style-name="ce6" office:value-type="float" office:value="2131984" calcext:value-type="float">
            <text:p>2131984</text:p>
          </table:table-cell>
          <table:table-cell table:style-name="ce6" office:value-type="float" office:value="102786080" calcext:value-type="float">
            <text:p>10278608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6" office:value-type="float" office:value="787270368" calcext:value-type="float">
            <text:p>787270368</text:p>
          </table:table-cell>
          <table:table-cell table:style-name="ce6" office:value-type="float" office:value="15749304" calcext:value-type="float">
            <text:p>15749304</text:p>
          </table:table-cell>
          <table:table-cell table:style-name="ce6" office:value-type="float" office:value="803019672" calcext:value-type="float">
            <text:p>80301967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7M45S" calcext:value-type="time">
            <text:p>22:27:45</text:p>
          </table:table-cell>
          <table:table-cell table:style-name="ce6" office:value-type="float" office:value="150852896" calcext:value-type="float">
            <text:p>150852896</text:p>
          </table:table-cell>
          <table:table-cell table:style-name="ce6" office:value-type="float" office:value="3269832" calcext:value-type="float">
            <text:p>3269832</text:p>
          </table:table-cell>
          <table:table-cell table:style-name="ce6" office:value-type="float" office:value="154122728" calcext:value-type="float">
            <text:p>15412272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43M45S" calcext:value-type="time">
            <text:p>00:43:45</text:p>
          </table:table-cell>
          <table:table-cell table:style-name="ce6" office:value-type="float" office:value="719094760" calcext:value-type="float">
            <text:p>719094760</text:p>
          </table:table-cell>
          <table:table-cell table:style-name="ce6" office:value-type="float" office:value="14529400" calcext:value-type="float">
            <text:p>14529400</text:p>
          </table:table-cell>
          <table:table-cell table:style-name="ce6" office:value-type="float" office:value="733624160" calcext:value-type="float">
            <text:p>7336241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8M45S" calcext:value-type="time">
            <text:p>22:28:45</text:p>
          </table:table-cell>
          <table:table-cell table:style-name="ce6" office:value-type="float" office:value="200867472" calcext:value-type="float">
            <text:p>200867472</text:p>
          </table:table-cell>
          <table:table-cell table:style-name="ce6" office:value-type="float" office:value="4197408" calcext:value-type="float">
            <text:p>4197408</text:p>
          </table:table-cell>
          <table:table-cell table:style-name="ce6" office:value-type="float" office:value="205064880" calcext:value-type="float">
            <text:p>20506488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48M45S" calcext:value-type="time">
            <text:p>00:48:45</text:p>
          </table:table-cell>
          <table:table-cell table:style-name="ce6" office:value-type="float" office:value="771127600" calcext:value-type="float">
            <text:p>771127600</text:p>
          </table:table-cell>
          <table:table-cell table:style-name="ce6" office:value-type="float" office:value="15375320" calcext:value-type="float">
            <text:p>15375320</text:p>
          </table:table-cell>
          <table:table-cell table:style-name="ce6" office:value-type="float" office:value="786502920" calcext:value-type="float">
            <text:p>7865029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29M45S" calcext:value-type="time">
            <text:p>22:29:45</text:p>
          </table:table-cell>
          <table:table-cell table:style-name="ce6" office:value-type="float" office:value="210878664" calcext:value-type="float">
            <text:p>210878664</text:p>
          </table:table-cell>
          <table:table-cell table:style-name="ce6" office:value-type="float" office:value="5709240" calcext:value-type="float">
            <text:p>5709240</text:p>
          </table:table-cell>
          <table:table-cell table:style-name="ce6" office:value-type="float" office:value="216587904" calcext:value-type="float">
            <text:p>21658790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53M45S" calcext:value-type="time">
            <text:p>00:53:45</text:p>
          </table:table-cell>
          <table:table-cell table:style-name="ce6" office:value-type="float" office:value="923738368" calcext:value-type="float">
            <text:p>923738368</text:p>
          </table:table-cell>
          <table:table-cell table:style-name="ce6" office:value-type="float" office:value="18463008" calcext:value-type="float">
            <text:p>18463008</text:p>
          </table:table-cell>
          <table:table-cell table:style-name="ce6" office:value-type="float" office:value="942201376" calcext:value-type="float">
            <text:p>94220137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0M45S" calcext:value-type="time">
            <text:p>22:30:45</text:p>
          </table:table-cell>
          <table:table-cell table:style-name="ce6" office:value-type="float" office:value="207504672" calcext:value-type="float">
            <text:p>207504672</text:p>
          </table:table-cell>
          <table:table-cell table:style-name="ce6" office:value-type="float" office:value="3958832" calcext:value-type="float">
            <text:p>3958832</text:p>
          </table:table-cell>
          <table:table-cell table:style-name="ce6" office:value-type="float" office:value="211463504" calcext:value-type="float">
            <text:p>21146350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0H58M45S" calcext:value-type="time">
            <text:p>00:58:45</text:p>
          </table:table-cell>
          <table:table-cell table:style-name="ce6" office:value-type="float" office:value="854501136" calcext:value-type="float">
            <text:p>854501136</text:p>
          </table:table-cell>
          <table:table-cell table:style-name="ce6" office:value-type="float" office:value="17277504" calcext:value-type="float">
            <text:p>17277504</text:p>
          </table:table-cell>
          <table:table-cell table:style-name="ce6" office:value-type="float" office:value="871778640" calcext:value-type="float">
            <text:p>87177864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1M45S" calcext:value-type="time">
            <text:p>22:31:45</text:p>
          </table:table-cell>
          <table:table-cell table:style-name="ce6" office:value-type="float" office:value="203452240" calcext:value-type="float">
            <text:p>203452240</text:p>
          </table:table-cell>
          <table:table-cell table:style-name="ce6" office:value-type="float" office:value="3853832" calcext:value-type="float">
            <text:p>3853832</text:p>
          </table:table-cell>
          <table:table-cell table:style-name="ce6" office:value-type="float" office:value="207306072" calcext:value-type="float">
            <text:p>207306072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03M45S" calcext:value-type="time">
            <text:p>01:03:45</text:p>
          </table:table-cell>
          <table:table-cell table:style-name="ce6" office:value-type="float" office:value="837972408" calcext:value-type="float">
            <text:p>837972408</text:p>
          </table:table-cell>
          <table:table-cell table:style-name="ce6" office:value-type="float" office:value="16206544" calcext:value-type="float">
            <text:p>16206544</text:p>
          </table:table-cell>
          <table:table-cell table:style-name="ce6" office:value-type="float" office:value="854178952" calcext:value-type="float">
            <text:p>85417895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2M45S" calcext:value-type="time">
            <text:p>22:32:45</text:p>
          </table:table-cell>
          <table:table-cell table:style-name="ce6" office:value-type="float" office:value="205242248" calcext:value-type="float">
            <text:p>205242248</text:p>
          </table:table-cell>
          <table:table-cell table:style-name="ce6" office:value-type="float" office:value="3935920" calcext:value-type="float">
            <text:p>3935920</text:p>
          </table:table-cell>
          <table:table-cell table:style-name="ce6" office:value-type="float" office:value="209178168" calcext:value-type="float">
            <text:p>20917816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08M45S" calcext:value-type="time">
            <text:p>01:08:45</text:p>
          </table:table-cell>
          <table:table-cell table:style-name="ce6" office:value-type="float" office:value="992697528" calcext:value-type="float">
            <text:p>992697528</text:p>
          </table:table-cell>
          <table:table-cell table:style-name="ce6" office:value-type="float" office:value="19411032" calcext:value-type="float">
            <text:p>19411032</text:p>
          </table:table-cell>
          <table:table-cell table:style-name="ce6" office:value-type="float" office:value="1012108560" calcext:value-type="float">
            <text:p>10121085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3M45S" calcext:value-type="time">
            <text:p>22:33:45</text:p>
          </table:table-cell>
          <table:table-cell table:style-name="ce6" office:value-type="float" office:value="203575512" calcext:value-type="float">
            <text:p>203575512</text:p>
          </table:table-cell>
          <table:table-cell table:style-name="ce6" office:value-type="float" office:value="3661176" calcext:value-type="float">
            <text:p>3661176</text:p>
          </table:table-cell>
          <table:table-cell table:style-name="ce6" office:value-type="float" office:value="207236688" calcext:value-type="float">
            <text:p>20723668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13M45S" calcext:value-type="time">
            <text:p>01:13:45</text:p>
          </table:table-cell>
          <table:table-cell table:style-name="ce6" office:value-type="float" office:value="871359856" calcext:value-type="float">
            <text:p>871359856</text:p>
          </table:table-cell>
          <table:table-cell table:style-name="ce6" office:value-type="float" office:value="17191992" calcext:value-type="float">
            <text:p>17191992</text:p>
          </table:table-cell>
          <table:table-cell table:style-name="ce6" office:value-type="float" office:value="888551848" calcext:value-type="float">
            <text:p>88855184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4M45S" calcext:value-type="time">
            <text:p>22:34:45</text:p>
          </table:table-cell>
          <table:table-cell table:style-name="ce6" office:value-type="float" office:value="199767048" calcext:value-type="float">
            <text:p>199767048</text:p>
          </table:table-cell>
          <table:table-cell table:style-name="ce6" office:value-type="float" office:value="3937808" calcext:value-type="float">
            <text:p>3937808</text:p>
          </table:table-cell>
          <table:table-cell table:style-name="ce6" office:value-type="float" office:value="203704856" calcext:value-type="float">
            <text:p>20370485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18M45S" calcext:value-type="time">
            <text:p>01:18:45</text:p>
          </table:table-cell>
          <table:table-cell table:style-name="ce6" office:value-type="float" office:value="579562552" calcext:value-type="float">
            <text:p>579562552</text:p>
          </table:table-cell>
          <table:table-cell table:style-name="ce6" office:value-type="float" office:value="19020424" calcext:value-type="float">
            <text:p>19020424</text:p>
          </table:table-cell>
          <table:table-cell table:style-name="ce6" office:value-type="float" office:value="598582976" calcext:value-type="float">
            <text:p>59858297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5M45S" calcext:value-type="time">
            <text:p>22:35:45</text:p>
          </table:table-cell>
          <table:table-cell table:style-name="ce6" office:value-type="float" office:value="81138152" calcext:value-type="float">
            <text:p>81138152</text:p>
          </table:table-cell>
          <table:table-cell table:style-name="ce6" office:value-type="float" office:value="1784856" calcext:value-type="float">
            <text:p>1784856</text:p>
          </table:table-cell>
          <table:table-cell table:style-name="ce6" office:value-type="float" office:value="82923008" calcext:value-type="float">
            <text:p>8292300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23M45S" calcext:value-type="time">
            <text:p>01:23:45</text:p>
          </table:table-cell>
          <table:table-cell table:style-name="ce6" office:value-type="float" office:value="1497150704" calcext:value-type="float">
            <text:p>1497150704</text:p>
          </table:table-cell>
          <table:table-cell table:style-name="ce6" office:value-type="float" office:value="45626368" calcext:value-type="float">
            <text:p>45626368</text:p>
          </table:table-cell>
          <table:table-cell table:style-name="ce6" office:value-type="float" office:value="1542777072" calcext:value-type="float">
            <text:p>154277707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6M45S" calcext:value-type="time">
            <text:p>22:36:45</text:p>
          </table:table-cell>
          <table:table-cell table:style-name="ce6" office:value-type="float" office:value="206182176" calcext:value-type="float">
            <text:p>206182176</text:p>
          </table:table-cell>
          <table:table-cell table:style-name="ce6" office:value-type="float" office:value="4363232" calcext:value-type="float">
            <text:p>4363232</text:p>
          </table:table-cell>
          <table:table-cell table:style-name="ce6" office:value-type="float" office:value="210545408" calcext:value-type="float">
            <text:p>21054540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28M45S" calcext:value-type="time">
            <text:p>01:28:45</text:p>
          </table:table-cell>
          <table:table-cell table:style-name="ce6" office:value-type="float" office:value="1126455032" calcext:value-type="float">
            <text:p>1126455032</text:p>
          </table:table-cell>
          <table:table-cell table:style-name="ce6" office:value-type="float" office:value="28578288" calcext:value-type="float">
            <text:p>28578288</text:p>
          </table:table-cell>
          <table:table-cell table:style-name="ce6" office:value-type="float" office:value="1155033320" calcext:value-type="float">
            <text:p>11550333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7M45S" calcext:value-type="time">
            <text:p>22:37:45</text:p>
          </table:table-cell>
          <table:table-cell table:style-name="ce6" office:value-type="float" office:value="202178504" calcext:value-type="float">
            <text:p>202178504</text:p>
          </table:table-cell>
          <table:table-cell table:style-name="ce6" office:value-type="float" office:value="4042536" calcext:value-type="float">
            <text:p>4042536</text:p>
          </table:table-cell>
          <table:table-cell table:style-name="ce6" office:value-type="float" office:value="206221040" calcext:value-type="float">
            <text:p>20622104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33M45S" calcext:value-type="time">
            <text:p>01:33:45</text:p>
          </table:table-cell>
          <table:table-cell table:style-name="ce6" office:value-type="float" office:value="1381466424" calcext:value-type="float">
            <text:p>1381466424</text:p>
          </table:table-cell>
          <table:table-cell table:style-name="ce6" office:value-type="float" office:value="39315104" calcext:value-type="float">
            <text:p>39315104</text:p>
          </table:table-cell>
          <table:table-cell table:style-name="ce6" office:value-type="float" office:value="1420781528" calcext:value-type="float">
            <text:p>142078152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8M45S" calcext:value-type="time">
            <text:p>22:38:45</text:p>
          </table:table-cell>
          <table:table-cell table:style-name="ce6" office:value-type="float" office:value="205929760" calcext:value-type="float">
            <text:p>205929760</text:p>
          </table:table-cell>
          <table:table-cell table:style-name="ce6" office:value-type="float" office:value="3934952" calcext:value-type="float">
            <text:p>3934952</text:p>
          </table:table-cell>
          <table:table-cell table:style-name="ce6" office:value-type="float" office:value="209864712" calcext:value-type="float">
            <text:p>209864712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38M45S" calcext:value-type="time">
            <text:p>01:38:45</text:p>
          </table:table-cell>
          <table:table-cell table:style-name="ce6" office:value-type="float" office:value="2333037160" calcext:value-type="float">
            <text:p>2333037160</text:p>
          </table:table-cell>
          <table:table-cell table:style-name="ce6" office:value-type="float" office:value="70216400" calcext:value-type="float">
            <text:p>70216400</text:p>
          </table:table-cell>
          <table:table-cell table:style-name="ce6" office:value-type="float" office:value="2403253560" calcext:value-type="float">
            <text:p>24032535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39M45S" calcext:value-type="time">
            <text:p>22:39:45</text:p>
          </table:table-cell>
          <table:table-cell table:style-name="ce6" office:value-type="float" office:value="176921224" calcext:value-type="float">
            <text:p>176921224</text:p>
          </table:table-cell>
          <table:table-cell table:style-name="ce6" office:value-type="float" office:value="3393696" calcext:value-type="float">
            <text:p>3393696</text:p>
          </table:table-cell>
          <table:table-cell table:style-name="ce6" office:value-type="float" office:value="180314920" calcext:value-type="float">
            <text:p>18031492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43M45S" calcext:value-type="time">
            <text:p>01:43:45</text:p>
          </table:table-cell>
          <table:table-cell table:style-name="ce6" office:value-type="float" office:value="2508060448" calcext:value-type="float">
            <text:p>2508060448</text:p>
          </table:table-cell>
          <table:table-cell table:style-name="ce6" office:value-type="float" office:value="74782920" calcext:value-type="float">
            <text:p>74782920</text:p>
          </table:table-cell>
          <table:table-cell table:style-name="ce6" office:value-type="float" office:value="2582843368" calcext:value-type="float">
            <text:p>258284336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0M45S" calcext:value-type="time">
            <text:p>22:40:45</text:p>
          </table:table-cell>
          <table:table-cell table:style-name="ce6" office:value-type="float" office:value="82911360" calcext:value-type="float">
            <text:p>82911360</text:p>
          </table:table-cell>
          <table:table-cell table:style-name="ce6" office:value-type="float" office:value="1835088" calcext:value-type="float">
            <text:p>1835088</text:p>
          </table:table-cell>
          <table:table-cell table:style-name="ce6" office:value-type="float" office:value="84746448" calcext:value-type="float">
            <text:p>8474644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48M45S" calcext:value-type="time">
            <text:p>01:48:45</text:p>
          </table:table-cell>
          <table:table-cell table:style-name="ce6" office:value-type="float" office:value="2606002760" calcext:value-type="float">
            <text:p>2606002760</text:p>
          </table:table-cell>
          <table:table-cell table:style-name="ce6" office:value-type="float" office:value="77614424" calcext:value-type="float">
            <text:p>77614424</text:p>
          </table:table-cell>
          <table:table-cell table:style-name="ce6" office:value-type="float" office:value="2683617184" calcext:value-type="float">
            <text:p>268361718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1M45S" calcext:value-type="time">
            <text:p>22:41:45</text:p>
          </table:table-cell>
          <table:table-cell table:style-name="ce6" office:value-type="float" office:value="155256232" calcext:value-type="float">
            <text:p>155256232</text:p>
          </table:table-cell>
          <table:table-cell table:style-name="ce6" office:value-type="float" office:value="3238352" calcext:value-type="float">
            <text:p>3238352</text:p>
          </table:table-cell>
          <table:table-cell table:style-name="ce6" office:value-type="float" office:value="158494584" calcext:value-type="float">
            <text:p>15849458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53M45S" calcext:value-type="time">
            <text:p>01:53:45</text:p>
          </table:table-cell>
          <table:table-cell table:style-name="ce6" office:value-type="float" office:value="1910154064" calcext:value-type="float">
            <text:p>1910154064</text:p>
          </table:table-cell>
          <table:table-cell table:style-name="ce6" office:value-type="float" office:value="59150200" calcext:value-type="float">
            <text:p>59150200</text:p>
          </table:table-cell>
          <table:table-cell table:style-name="ce6" office:value-type="float" office:value="1969304264" calcext:value-type="float">
            <text:p>196930426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2M45S" calcext:value-type="time">
            <text:p>22:42:45</text:p>
          </table:table-cell>
          <table:table-cell table:style-name="ce6" office:value-type="float" office:value="203591688" calcext:value-type="float">
            <text:p>203591688</text:p>
          </table:table-cell>
          <table:table-cell table:style-name="ce6" office:value-type="float" office:value="3882800" calcext:value-type="float">
            <text:p>3882800</text:p>
          </table:table-cell>
          <table:table-cell table:style-name="ce6" office:value-type="float" office:value="207474488" calcext:value-type="float">
            <text:p>20747448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1H58M45S" calcext:value-type="time">
            <text:p>01:58:45</text:p>
          </table:table-cell>
          <table:table-cell table:style-name="ce6" office:value-type="float" office:value="2323533224" calcext:value-type="float">
            <text:p>2323533224</text:p>
          </table:table-cell>
          <table:table-cell table:style-name="ce6" office:value-type="float" office:value="73083304" calcext:value-type="float">
            <text:p>73083304</text:p>
          </table:table-cell>
          <table:table-cell table:style-name="ce6" office:value-type="float" office:value="2396616528" calcext:value-type="float">
            <text:p>239661652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3M45S" calcext:value-type="time">
            <text:p>22:43:45</text:p>
          </table:table-cell>
          <table:table-cell table:style-name="ce6" office:value-type="float" office:value="207101336" calcext:value-type="float">
            <text:p>207101336</text:p>
          </table:table-cell>
          <table:table-cell table:style-name="ce6" office:value-type="float" office:value="3840216" calcext:value-type="float">
            <text:p>3840216</text:p>
          </table:table-cell>
          <table:table-cell table:style-name="ce6" office:value-type="float" office:value="210941552" calcext:value-type="float">
            <text:p>210941552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03M45S" calcext:value-type="time">
            <text:p>02:03:45</text:p>
          </table:table-cell>
          <table:table-cell table:style-name="ce6" office:value-type="float" office:value="952749040" calcext:value-type="float">
            <text:p>952749040</text:p>
          </table:table-cell>
          <table:table-cell table:style-name="ce6" office:value-type="float" office:value="29929520" calcext:value-type="float">
            <text:p>29929520</text:p>
          </table:table-cell>
          <table:table-cell table:style-name="ce6" office:value-type="float" office:value="982678560" calcext:value-type="float">
            <text:p>9826785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4M45S" calcext:value-type="time">
            <text:p>22:44:45</text:p>
          </table:table-cell>
          <table:table-cell table:style-name="ce6" office:value-type="float" office:value="202436752" calcext:value-type="float">
            <text:p>202436752</text:p>
          </table:table-cell>
          <table:table-cell table:style-name="ce6" office:value-type="float" office:value="3769472" calcext:value-type="float">
            <text:p>3769472</text:p>
          </table:table-cell>
          <table:table-cell table:style-name="ce6" office:value-type="float" office:value="206206224" calcext:value-type="float">
            <text:p>20620622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08M45S" calcext:value-type="time">
            <text:p>02:08:45</text:p>
          </table:table-cell>
          <table:table-cell table:style-name="ce6" office:value-type="float" office:value="151634752" calcext:value-type="float">
            <text:p>151634752</text:p>
          </table:table-cell>
          <table:table-cell table:style-name="ce6" office:value-type="float" office:value="7780504" calcext:value-type="float">
            <text:p>7780504</text:p>
          </table:table-cell>
          <table:table-cell table:style-name="ce6" office:value-type="float" office:value="159415256" calcext:value-type="float">
            <text:p>15941525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5M45S" calcext:value-type="time">
            <text:p>22:45:45</text:p>
          </table:table-cell>
          <table:table-cell table:style-name="ce6" office:value-type="float" office:value="205258424" calcext:value-type="float">
            <text:p>205258424</text:p>
          </table:table-cell>
          <table:table-cell table:style-name="ce6" office:value-type="float" office:value="4329656" calcext:value-type="float">
            <text:p>4329656</text:p>
          </table:table-cell>
          <table:table-cell table:style-name="ce6" office:value-type="float" office:value="209588080" calcext:value-type="float">
            <text:p>20958808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13M45S" calcext:value-type="time">
            <text:p>02:13:45</text:p>
          </table:table-cell>
          <table:table-cell table:style-name="ce6" office:value-type="float" office:value="2174166880" calcext:value-type="float">
            <text:p>2174166880</text:p>
          </table:table-cell>
          <table:table-cell table:style-name="ce6" office:value-type="float" office:value="69919280" calcext:value-type="float">
            <text:p>69919280</text:p>
          </table:table-cell>
          <table:table-cell table:style-name="ce6" office:value-type="float" office:value="2244086160" calcext:value-type="float">
            <text:p>22440861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6M45S" calcext:value-type="time">
            <text:p>22:46:45</text:p>
          </table:table-cell>
          <table:table-cell table:style-name="ce6" office:value-type="float" office:value="198790640" calcext:value-type="float">
            <text:p>198790640</text:p>
          </table:table-cell>
          <table:table-cell table:style-name="ce6" office:value-type="float" office:value="3764016" calcext:value-type="float">
            <text:p>3764016</text:p>
          </table:table-cell>
          <table:table-cell table:style-name="ce6" office:value-type="float" office:value="202554656" calcext:value-type="float">
            <text:p>20255465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18M45S" calcext:value-type="time">
            <text:p>02:18:45</text:p>
          </table:table-cell>
          <table:table-cell table:style-name="ce6" office:value-type="float" office:value="620737176" calcext:value-type="float">
            <text:p>620737176</text:p>
          </table:table-cell>
          <table:table-cell table:style-name="ce6" office:value-type="float" office:value="20106104" calcext:value-type="float">
            <text:p>20106104</text:p>
          </table:table-cell>
          <table:table-cell table:style-name="ce6" office:value-type="float" office:value="640843280" calcext:value-type="float">
            <text:p>64084328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7M45S" calcext:value-type="time">
            <text:p>22:47:45</text:p>
          </table:table-cell>
          <table:table-cell table:style-name="ce6" office:value-type="float" office:value="204773304" calcext:value-type="float">
            <text:p>204773304</text:p>
          </table:table-cell>
          <table:table-cell table:style-name="ce6" office:value-type="float" office:value="3736256" calcext:value-type="float">
            <text:p>3736256</text:p>
          </table:table-cell>
          <table:table-cell table:style-name="ce6" office:value-type="float" office:value="208509560" calcext:value-type="float">
            <text:p>20850956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23M45S" calcext:value-type="time">
            <text:p>02:23:45</text:p>
          </table:table-cell>
          <table:table-cell table:style-name="ce6" office:value-type="float" office:value="2024851920" calcext:value-type="float">
            <text:p>2024851920</text:p>
          </table:table-cell>
          <table:table-cell table:style-name="ce6" office:value-type="float" office:value="63082320" calcext:value-type="float">
            <text:p>63082320</text:p>
          </table:table-cell>
          <table:table-cell table:style-name="ce6" office:value-type="float" office:value="2087934240" calcext:value-type="float">
            <text:p>208793424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8M45S" calcext:value-type="time">
            <text:p>22:48:45</text:p>
          </table:table-cell>
          <table:table-cell table:style-name="ce6" office:value-type="float" office:value="199668696" calcext:value-type="float">
            <text:p>199668696</text:p>
          </table:table-cell>
          <table:table-cell table:style-name="ce6" office:value-type="float" office:value="3753368" calcext:value-type="float">
            <text:p>3753368</text:p>
          </table:table-cell>
          <table:table-cell table:style-name="ce6" office:value-type="float" office:value="203422064" calcext:value-type="float">
            <text:p>20342206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28M45S" calcext:value-type="time">
            <text:p>02:28:45</text:p>
          </table:table-cell>
          <table:table-cell table:style-name="ce6" office:value-type="float" office:value="2276007416" calcext:value-type="float">
            <text:p>2276007416</text:p>
          </table:table-cell>
          <table:table-cell table:style-name="ce6" office:value-type="float" office:value="69172984" calcext:value-type="float">
            <text:p>69172984</text:p>
          </table:table-cell>
          <table:table-cell table:style-name="ce6" office:value-type="float" office:value="2345180400" calcext:value-type="float">
            <text:p>23451804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49M45S" calcext:value-type="time">
            <text:p>22:49:45</text:p>
          </table:table-cell>
          <table:table-cell table:style-name="ce6" office:value-type="float" office:value="204327328" calcext:value-type="float">
            <text:p>204327328</text:p>
          </table:table-cell>
          <table:table-cell table:style-name="ce6" office:value-type="float" office:value="3843608" calcext:value-type="float">
            <text:p>3843608</text:p>
          </table:table-cell>
          <table:table-cell table:style-name="ce6" office:value-type="float" office:value="208170936" calcext:value-type="float">
            <text:p>20817093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33M45S" calcext:value-type="time">
            <text:p>02:33:45</text:p>
          </table:table-cell>
          <table:table-cell table:style-name="ce6" office:value-type="float" office:value="1381200656" calcext:value-type="float">
            <text:p>1381200656</text:p>
          </table:table-cell>
          <table:table-cell table:style-name="ce6" office:value-type="float" office:value="40441096" calcext:value-type="float">
            <text:p>40441096</text:p>
          </table:table-cell>
          <table:table-cell table:style-name="ce6" office:value-type="float" office:value="1421641752" calcext:value-type="float">
            <text:p>142164175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0M45S" calcext:value-type="time">
            <text:p>22:50:45</text:p>
          </table:table-cell>
          <table:table-cell table:style-name="ce6" office:value-type="float" office:value="202292184" calcext:value-type="float">
            <text:p>202292184</text:p>
          </table:table-cell>
          <table:table-cell table:style-name="ce6" office:value-type="float" office:value="4427424" calcext:value-type="float">
            <text:p>4427424</text:p>
          </table:table-cell>
          <table:table-cell table:style-name="ce6" office:value-type="float" office:value="206719608" calcext:value-type="float">
            <text:p>20671960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38M45S" calcext:value-type="time">
            <text:p>02:38:45</text:p>
          </table:table-cell>
          <table:table-cell table:style-name="ce6" office:value-type="float" office:value="2301571248" calcext:value-type="float">
            <text:p>2301571248</text:p>
          </table:table-cell>
          <table:table-cell table:style-name="ce6" office:value-type="float" office:value="68926088" calcext:value-type="float">
            <text:p>68926088</text:p>
          </table:table-cell>
          <table:table-cell table:style-name="ce6" office:value-type="float" office:value="2370497336" calcext:value-type="float">
            <text:p>237049733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1M45S" calcext:value-type="time">
            <text:p>22:51:45</text:p>
          </table:table-cell>
          <table:table-cell table:style-name="ce6" office:value-type="float" office:value="207477584" calcext:value-type="float">
            <text:p>207477584</text:p>
          </table:table-cell>
          <table:table-cell table:style-name="ce6" office:value-type="float" office:value="4227400" calcext:value-type="float">
            <text:p>4227400</text:p>
          </table:table-cell>
          <table:table-cell table:style-name="ce6" office:value-type="float" office:value="211704984" calcext:value-type="float">
            <text:p>211704984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43M45S" calcext:value-type="time">
            <text:p>02:43:45</text:p>
          </table:table-cell>
          <table:table-cell table:style-name="ce6" office:value-type="float" office:value="2423756200" calcext:value-type="float">
            <text:p>2423756200</text:p>
          </table:table-cell>
          <table:table-cell table:style-name="ce6" office:value-type="float" office:value="72323320" calcext:value-type="float">
            <text:p>72323320</text:p>
          </table:table-cell>
          <table:table-cell table:style-name="ce6" office:value-type="float" office:value="2496079520" calcext:value-type="float">
            <text:p>24960795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2M45S" calcext:value-type="time">
            <text:p>22:52:45</text:p>
          </table:table-cell>
          <table:table-cell table:style-name="ce6" office:value-type="float" office:value="206247168" calcext:value-type="float">
            <text:p>206247168</text:p>
          </table:table-cell>
          <table:table-cell table:style-name="ce6" office:value-type="float" office:value="4163600" calcext:value-type="float">
            <text:p>4163600</text:p>
          </table:table-cell>
          <table:table-cell table:style-name="ce6" office:value-type="float" office:value="210410768" calcext:value-type="float">
            <text:p>210410768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48M45S" calcext:value-type="time">
            <text:p>02:48:45</text:p>
          </table:table-cell>
          <table:table-cell table:style-name="ce6" office:value-type="float" office:value="2436425048" calcext:value-type="float">
            <text:p>2436425048</text:p>
          </table:table-cell>
          <table:table-cell table:style-name="ce6" office:value-type="float" office:value="72867664" calcext:value-type="float">
            <text:p>72867664</text:p>
          </table:table-cell>
          <table:table-cell table:style-name="ce6" office:value-type="float" office:value="2509292712" calcext:value-type="float">
            <text:p>250929271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3M45S" calcext:value-type="time">
            <text:p>22:53:45</text:p>
          </table:table-cell>
          <table:table-cell table:style-name="ce6" office:value-type="float" office:value="203274440" calcext:value-type="float">
            <text:p>203274440</text:p>
          </table:table-cell>
          <table:table-cell table:style-name="ce6" office:value-type="float" office:value="3830456" calcext:value-type="float">
            <text:p>3830456</text:p>
          </table:table-cell>
          <table:table-cell table:style-name="ce6" office:value-type="float" office:value="207104896" calcext:value-type="float">
            <text:p>207104896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53M45S" calcext:value-type="time">
            <text:p>02:53:45</text:p>
          </table:table-cell>
          <table:table-cell table:style-name="ce6" office:value-type="float" office:value="1923595296" calcext:value-type="float">
            <text:p>1923595296</text:p>
          </table:table-cell>
          <table:table-cell table:style-name="ce6" office:value-type="float" office:value="59963624" calcext:value-type="float">
            <text:p>59963624</text:p>
          </table:table-cell>
          <table:table-cell table:style-name="ce6" office:value-type="float" office:value="1983558920" calcext:value-type="float">
            <text:p>19835589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4M45S" calcext:value-type="time">
            <text:p>22:54:45</text:p>
          </table:table-cell>
          <table:table-cell table:style-name="ce6" office:value-type="float" office:value="147804896" calcext:value-type="float">
            <text:p>147804896</text:p>
          </table:table-cell>
          <table:table-cell table:style-name="ce6" office:value-type="float" office:value="2840584" calcext:value-type="float">
            <text:p>2840584</text:p>
          </table:table-cell>
          <table:table-cell table:style-name="ce6" office:value-type="float" office:value="150645480" calcext:value-type="float">
            <text:p>150645480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2H58M45S" calcext:value-type="time">
            <text:p>02:58:45</text:p>
          </table:table-cell>
          <table:table-cell table:style-name="ce6" office:value-type="float" office:value="295021440" calcext:value-type="float">
            <text:p>295021440</text:p>
          </table:table-cell>
          <table:table-cell table:style-name="ce6" office:value-type="float" office:value="11476608" calcext:value-type="float">
            <text:p>11476608</text:p>
          </table:table-cell>
          <table:table-cell table:style-name="ce6" office:value-type="float" office:value="306498048" calcext:value-type="float">
            <text:p>30649804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5M45S" calcext:value-type="time">
            <text:p>22:55:45</text:p>
          </table:table-cell>
          <table:table-cell table:style-name="ce6" office:value-type="float" office:value="87013752" calcext:value-type="float">
            <text:p>87013752</text:p>
          </table:table-cell>
          <table:table-cell table:style-name="ce6" office:value-type="float" office:value="1933880" calcext:value-type="float">
            <text:p>1933880</text:p>
          </table:table-cell>
          <table:table-cell table:style-name="ce6" office:value-type="float" office:value="88947632" calcext:value-type="float">
            <text:p>88947632</text:p>
          </table:table-cell>
          <table:table-cell/>
          <table:table-cell table:style-name="ce6" office:value-type="string" calcext:value-type="string">
            <text:p>03/24/2024</text:p>
          </table:table-cell>
          <table:table-cell table:style-name="ce4" office:value-type="time" office:time-value="PT03H03M45S" calcext:value-type="time">
            <text:p>03:03:45</text:p>
          </table:table-cell>
          <table:table-cell table:style-name="ce6" office:value-type="float" office:value="413595352" calcext:value-type="float">
            <text:p>413595352</text:p>
          </table:table-cell>
          <table:table-cell table:style-name="ce6" office:value-type="float" office:value="14629008" calcext:value-type="float">
            <text:p>14629008</text:p>
          </table:table-cell>
          <table:table-cell table:style-name="ce6" office:value-type="float" office:value="428224360" calcext:value-type="float">
            <text:p>4282243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6M45S" calcext:value-type="time">
            <text:p>22:56:45</text:p>
          </table:table-cell>
          <table:table-cell table:style-name="ce6" office:value-type="float" office:value="207281280" calcext:value-type="float">
            <text:p>207281280</text:p>
          </table:table-cell>
          <table:table-cell table:style-name="ce6" office:value-type="float" office:value="3859000" calcext:value-type="float">
            <text:p>3859000</text:p>
          </table:table-cell>
          <table:table-cell table:style-name="ce6" office:value-type="float" office:value="211140280" calcext:value-type="float">
            <text:p>211140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7M45S" calcext:value-type="time">
            <text:p>22:57:45</text:p>
          </table:table-cell>
          <table:table-cell table:style-name="ce6" office:value-type="float" office:value="199819176" calcext:value-type="float">
            <text:p>199819176</text:p>
          </table:table-cell>
          <table:table-cell table:style-name="ce6" office:value-type="float" office:value="3772624" calcext:value-type="float">
            <text:p>3772624</text:p>
          </table:table-cell>
          <table:table-cell table:style-name="ce6" office:value-type="float" office:value="203591800" calcext:value-type="float">
            <text:p>2035918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8M45S" calcext:value-type="time">
            <text:p>22:58:45</text:p>
          </table:table-cell>
          <table:table-cell table:style-name="ce6" office:value-type="float" office:value="203574392" calcext:value-type="float">
            <text:p>203574392</text:p>
          </table:table-cell>
          <table:table-cell table:style-name="ce6" office:value-type="float" office:value="3843920" calcext:value-type="float">
            <text:p>3843920</text:p>
          </table:table-cell>
          <table:table-cell table:style-name="ce6" office:value-type="float" office:value="207418312" calcext:value-type="float">
            <text:p>2074183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2H59M45S" calcext:value-type="time">
            <text:p>22:59:45</text:p>
          </table:table-cell>
          <table:table-cell table:style-name="ce6" office:value-type="float" office:value="196554208" calcext:value-type="float">
            <text:p>196554208</text:p>
          </table:table-cell>
          <table:table-cell table:style-name="ce6" office:value-type="float" office:value="3704696" calcext:value-type="float">
            <text:p>3704696</text:p>
          </table:table-cell>
          <table:table-cell table:style-name="ce6" office:value-type="float" office:value="200258904" calcext:value-type="float">
            <text:p>2002589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0M45S" calcext:value-type="time">
            <text:p>23:00:45</text:p>
          </table:table-cell>
          <table:table-cell table:style-name="ce6" office:value-type="float" office:value="203712360" calcext:value-type="float">
            <text:p>203712360</text:p>
          </table:table-cell>
          <table:table-cell table:style-name="ce6" office:value-type="float" office:value="3809096" calcext:value-type="float">
            <text:p>3809096</text:p>
          </table:table-cell>
          <table:table-cell table:style-name="ce6" office:value-type="float" office:value="207521456" calcext:value-type="float">
            <text:p>2075214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1M45S" calcext:value-type="time">
            <text:p>23:01:45</text:p>
          </table:table-cell>
          <table:table-cell table:style-name="ce6" office:value-type="float" office:value="199022184" calcext:value-type="float">
            <text:p>199022184</text:p>
          </table:table-cell>
          <table:table-cell table:style-name="ce6" office:value-type="float" office:value="3664120" calcext:value-type="float">
            <text:p>3664120</text:p>
          </table:table-cell>
          <table:table-cell table:style-name="ce6" office:value-type="float" office:value="202686304" calcext:value-type="float">
            <text:p>2026863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2M45S" calcext:value-type="time">
            <text:p>23:02:45</text:p>
          </table:table-cell>
          <table:table-cell table:style-name="ce6" office:value-type="float" office:value="207907000" calcext:value-type="float">
            <text:p>207907000</text:p>
          </table:table-cell>
          <table:table-cell table:style-name="ce6" office:value-type="float" office:value="4134336" calcext:value-type="float">
            <text:p>4134336</text:p>
          </table:table-cell>
          <table:table-cell table:style-name="ce6" office:value-type="float" office:value="212041336" calcext:value-type="float">
            <text:p>2120413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3M45S" calcext:value-type="time">
            <text:p>23:03:45</text:p>
          </table:table-cell>
          <table:table-cell table:style-name="ce6" office:value-type="float" office:value="207045952" calcext:value-type="float">
            <text:p>207045952</text:p>
          </table:table-cell>
          <table:table-cell table:style-name="ce6" office:value-type="float" office:value="4206480" calcext:value-type="float">
            <text:p>4206480</text:p>
          </table:table-cell>
          <table:table-cell table:style-name="ce6" office:value-type="float" office:value="211252432" calcext:value-type="float">
            <text:p>2112524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4M45S" calcext:value-type="time">
            <text:p>23:04:45</text:p>
          </table:table-cell>
          <table:table-cell table:style-name="ce6" office:value-type="float" office:value="201083640" calcext:value-type="float">
            <text:p>201083640</text:p>
          </table:table-cell>
          <table:table-cell table:style-name="ce6" office:value-type="float" office:value="3821168" calcext:value-type="float">
            <text:p>3821168</text:p>
          </table:table-cell>
          <table:table-cell table:style-name="ce6" office:value-type="float" office:value="204904808" calcext:value-type="float">
            <text:p>2049048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5M45S" calcext:value-type="time">
            <text:p>23:05:45</text:p>
          </table:table-cell>
          <table:table-cell table:style-name="ce6" office:value-type="float" office:value="207590192" calcext:value-type="float">
            <text:p>207590192</text:p>
          </table:table-cell>
          <table:table-cell table:style-name="ce6" office:value-type="float" office:value="3915824" calcext:value-type="float">
            <text:p>3915824</text:p>
          </table:table-cell>
          <table:table-cell table:style-name="ce6" office:value-type="float" office:value="211506016" calcext:value-type="float">
            <text:p>2115060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6M45S" calcext:value-type="time">
            <text:p>23:06:45</text:p>
          </table:table-cell>
          <table:table-cell table:style-name="ce6" office:value-type="float" office:value="203286504" calcext:value-type="float">
            <text:p>203286504</text:p>
          </table:table-cell>
          <table:table-cell table:style-name="ce6" office:value-type="float" office:value="3817184" calcext:value-type="float">
            <text:p>3817184</text:p>
          </table:table-cell>
          <table:table-cell table:style-name="ce6" office:value-type="float" office:value="207103688" calcext:value-type="float">
            <text:p>2071036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7M45S" calcext:value-type="time">
            <text:p>23:07:45</text:p>
          </table:table-cell>
          <table:table-cell table:style-name="ce6" office:value-type="float" office:value="206258216" calcext:value-type="float">
            <text:p>206258216</text:p>
          </table:table-cell>
          <table:table-cell table:style-name="ce6" office:value-type="float" office:value="3862432" calcext:value-type="float">
            <text:p>3862432</text:p>
          </table:table-cell>
          <table:table-cell table:style-name="ce6" office:value-type="float" office:value="210120648" calcext:value-type="float">
            <text:p>2101206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8M45S" calcext:value-type="time">
            <text:p>23:08:45</text:p>
          </table:table-cell>
          <table:table-cell table:style-name="ce6" office:value-type="float" office:value="202003320" calcext:value-type="float">
            <text:p>202003320</text:p>
          </table:table-cell>
          <table:table-cell table:style-name="ce6" office:value-type="float" office:value="3852800" calcext:value-type="float">
            <text:p>3852800</text:p>
          </table:table-cell>
          <table:table-cell table:style-name="ce6" office:value-type="float" office:value="205856120" calcext:value-type="float">
            <text:p>2058561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09M45S" calcext:value-type="time">
            <text:p>23:09:45</text:p>
          </table:table-cell>
          <table:table-cell table:style-name="ce6" office:value-type="float" office:value="205300872" calcext:value-type="float">
            <text:p>205300872</text:p>
          </table:table-cell>
          <table:table-cell table:style-name="ce6" office:value-type="float" office:value="3798536" calcext:value-type="float">
            <text:p>3798536</text:p>
          </table:table-cell>
          <table:table-cell table:style-name="ce6" office:value-type="float" office:value="209099408" calcext:value-type="float">
            <text:p>2090994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0M45S" calcext:value-type="time">
            <text:p>23:10:45</text:p>
          </table:table-cell>
          <table:table-cell table:style-name="ce6" office:value-type="float" office:value="196789952" calcext:value-type="float">
            <text:p>196789952</text:p>
          </table:table-cell>
          <table:table-cell table:style-name="ce6" office:value-type="float" office:value="3563640" calcext:value-type="float">
            <text:p>3563640</text:p>
          </table:table-cell>
          <table:table-cell table:style-name="ce6" office:value-type="float" office:value="200353592" calcext:value-type="float">
            <text:p>2003535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1M45S" calcext:value-type="time">
            <text:p>23:11:45</text:p>
          </table:table-cell>
          <table:table-cell table:style-name="ce6" office:value-type="float" office:value="205384256" calcext:value-type="float">
            <text:p>205384256</text:p>
          </table:table-cell>
          <table:table-cell table:style-name="ce6" office:value-type="float" office:value="3914480" calcext:value-type="float">
            <text:p>3914480</text:p>
          </table:table-cell>
          <table:table-cell table:style-name="ce6" office:value-type="float" office:value="209298736" calcext:value-type="float">
            <text:p>2092987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2M45S" calcext:value-type="time">
            <text:p>23:12:45</text:p>
          </table:table-cell>
          <table:table-cell table:style-name="ce6" office:value-type="float" office:value="199435600" calcext:value-type="float">
            <text:p>199435600</text:p>
          </table:table-cell>
          <table:table-cell table:style-name="ce6" office:value-type="float" office:value="4180248" calcext:value-type="float">
            <text:p>4180248</text:p>
          </table:table-cell>
          <table:table-cell table:style-name="ce6" office:value-type="float" office:value="203615848" calcext:value-type="float">
            <text:p>2036158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3M45S" calcext:value-type="time">
            <text:p>23:13:45</text:p>
          </table:table-cell>
          <table:table-cell table:style-name="ce6" office:value-type="float" office:value="208076376" calcext:value-type="float">
            <text:p>208076376</text:p>
          </table:table-cell>
          <table:table-cell table:style-name="ce6" office:value-type="float" office:value="4327496" calcext:value-type="float">
            <text:p>4327496</text:p>
          </table:table-cell>
          <table:table-cell table:style-name="ce6" office:value-type="float" office:value="212403872" calcext:value-type="float">
            <text:p>2124038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4M45S" calcext:value-type="time">
            <text:p>23:14:45</text:p>
          </table:table-cell>
          <table:table-cell table:style-name="ce6" office:value-type="float" office:value="203763384" calcext:value-type="float">
            <text:p>203763384</text:p>
          </table:table-cell>
          <table:table-cell table:style-name="ce6" office:value-type="float" office:value="4045272" calcext:value-type="float">
            <text:p>4045272</text:p>
          </table:table-cell>
          <table:table-cell table:style-name="ce6" office:value-type="float" office:value="207808656" calcext:value-type="float">
            <text:p>2078086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5M45S" calcext:value-type="time">
            <text:p>23:15:45</text:p>
          </table:table-cell>
          <table:table-cell table:style-name="ce6" office:value-type="float" office:value="171752232" calcext:value-type="float">
            <text:p>171752232</text:p>
          </table:table-cell>
          <table:table-cell table:style-name="ce6" office:value-type="float" office:value="3481296" calcext:value-type="float">
            <text:p>3481296</text:p>
          </table:table-cell>
          <table:table-cell table:style-name="ce6" office:value-type="float" office:value="175233528" calcext:value-type="float">
            <text:p>1752335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6M45S" calcext:value-type="time">
            <text:p>23:16:45</text:p>
          </table:table-cell>
          <table:table-cell table:style-name="ce6" office:value-type="float" office:value="164880720" calcext:value-type="float">
            <text:p>164880720</text:p>
          </table:table-cell>
          <table:table-cell table:style-name="ce6" office:value-type="float" office:value="7302696" calcext:value-type="float">
            <text:p>7302696</text:p>
          </table:table-cell>
          <table:table-cell table:style-name="ce6" office:value-type="float" office:value="172183416" calcext:value-type="float">
            <text:p>1721834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7M45S" calcext:value-type="time">
            <text:p>23:17:45</text:p>
          </table:table-cell>
          <table:table-cell table:style-name="ce6" office:value-type="float" office:value="19778608" calcext:value-type="float">
            <text:p>19778608</text:p>
          </table:table-cell>
          <table:table-cell table:style-name="ce6" office:value-type="float" office:value="2321048" calcext:value-type="float">
            <text:p>2321048</text:p>
          </table:table-cell>
          <table:table-cell table:style-name="ce6" office:value-type="float" office:value="22099656" calcext:value-type="float">
            <text:p>220996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8M45S" calcext:value-type="time">
            <text:p>23:18:45</text:p>
          </table:table-cell>
          <table:table-cell table:style-name="ce6" office:value-type="float" office:value="86840688" calcext:value-type="float">
            <text:p>86840688</text:p>
          </table:table-cell>
          <table:table-cell table:style-name="ce6" office:value-type="float" office:value="3382568" calcext:value-type="float">
            <text:p>3382568</text:p>
          </table:table-cell>
          <table:table-cell table:style-name="ce6" office:value-type="float" office:value="90223256" calcext:value-type="float">
            <text:p>902232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19M45S" calcext:value-type="time">
            <text:p>23:19:45</text:p>
          </table:table-cell>
          <table:table-cell table:style-name="ce6" office:value-type="float" office:value="49521416" calcext:value-type="float">
            <text:p>49521416</text:p>
          </table:table-cell>
          <table:table-cell table:style-name="ce6" office:value-type="float" office:value="2443248" calcext:value-type="float">
            <text:p>2443248</text:p>
          </table:table-cell>
          <table:table-cell table:style-name="ce6" office:value-type="float" office:value="51964664" calcext:value-type="float">
            <text:p>519646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0M45S" calcext:value-type="time">
            <text:p>23:20:45</text:p>
          </table:table-cell>
          <table:table-cell table:style-name="ce6" office:value-type="float" office:value="7371080" calcext:value-type="float">
            <text:p>7371080</text:p>
          </table:table-cell>
          <table:table-cell table:style-name="ce6" office:value-type="float" office:value="565568" calcext:value-type="float">
            <text:p>565568</text:p>
          </table:table-cell>
          <table:table-cell table:style-name="ce6" office:value-type="float" office:value="7936648" calcext:value-type="float">
            <text:p>79366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1M45S" calcext:value-type="time">
            <text:p>23:21:45</text:p>
          </table:table-cell>
          <table:table-cell table:style-name="ce6" office:value-type="float" office:value="144213328" calcext:value-type="float">
            <text:p>144213328</text:p>
          </table:table-cell>
          <table:table-cell table:style-name="ce6" office:value-type="float" office:value="4982832" calcext:value-type="float">
            <text:p>4982832</text:p>
          </table:table-cell>
          <table:table-cell table:style-name="ce6" office:value-type="float" office:value="149196160" calcext:value-type="float">
            <text:p>1491961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2M45S" calcext:value-type="time">
            <text:p>23:22:45</text:p>
          </table:table-cell>
          <table:table-cell table:style-name="ce6" office:value-type="float" office:value="19722912" calcext:value-type="float">
            <text:p>19722912</text:p>
          </table:table-cell>
          <table:table-cell table:style-name="ce6" office:value-type="float" office:value="1248920" calcext:value-type="float">
            <text:p>1248920</text:p>
          </table:table-cell>
          <table:table-cell table:style-name="ce6" office:value-type="float" office:value="20971832" calcext:value-type="float">
            <text:p>209718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3M45S" calcext:value-type="time">
            <text:p>23:23:45</text:p>
          </table:table-cell>
          <table:table-cell table:style-name="ce6" office:value-type="float" office:value="28408600" calcext:value-type="float">
            <text:p>28408600</text:p>
          </table:table-cell>
          <table:table-cell table:style-name="ce6" office:value-type="float" office:value="916416" calcext:value-type="float">
            <text:p>916416</text:p>
          </table:table-cell>
          <table:table-cell table:style-name="ce6" office:value-type="float" office:value="29325016" calcext:value-type="float">
            <text:p>293250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4M45S" calcext:value-type="time">
            <text:p>23:24:45</text:p>
          </table:table-cell>
          <table:table-cell table:style-name="ce6" office:value-type="float" office:value="24107440" calcext:value-type="float">
            <text:p>24107440</text:p>
          </table:table-cell>
          <table:table-cell table:style-name="ce6" office:value-type="float" office:value="717576" calcext:value-type="float">
            <text:p>717576</text:p>
          </table:table-cell>
          <table:table-cell table:style-name="ce6" office:value-type="float" office:value="24825016" calcext:value-type="float">
            <text:p>248250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5M45S" calcext:value-type="time">
            <text:p>23:25:45</text:p>
          </table:table-cell>
          <table:table-cell table:style-name="ce6" office:value-type="float" office:value="87077296" calcext:value-type="float">
            <text:p>87077296</text:p>
          </table:table-cell>
          <table:table-cell table:style-name="ce6" office:value-type="float" office:value="1864440" calcext:value-type="float">
            <text:p>1864440</text:p>
          </table:table-cell>
          <table:table-cell table:style-name="ce6" office:value-type="float" office:value="88941736" calcext:value-type="float">
            <text:p>889417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6M45S" calcext:value-type="time">
            <text:p>23:26:45</text:p>
          </table:table-cell>
          <table:table-cell table:style-name="ce6" office:value-type="float" office:value="204492960" calcext:value-type="float">
            <text:p>204492960</text:p>
          </table:table-cell>
          <table:table-cell table:style-name="ce6" office:value-type="float" office:value="4238264" calcext:value-type="float">
            <text:p>4238264</text:p>
          </table:table-cell>
          <table:table-cell table:style-name="ce6" office:value-type="float" office:value="208731224" calcext:value-type="float">
            <text:p>2087312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7M45S" calcext:value-type="time">
            <text:p>23:27:45</text:p>
          </table:table-cell>
          <table:table-cell table:style-name="ce6" office:value-type="float" office:value="16161664" calcext:value-type="float">
            <text:p>16161664</text:p>
          </table:table-cell>
          <table:table-cell table:style-name="ce6" office:value-type="float" office:value="345568" calcext:value-type="float">
            <text:p>345568</text:p>
          </table:table-cell>
          <table:table-cell table:style-name="ce6" office:value-type="float" office:value="16507232" calcext:value-type="float">
            <text:p>165072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8M45S" calcext:value-type="time">
            <text:p>23:28:45</text:p>
          </table:table-cell>
          <table:table-cell table:style-name="ce6" office:value-type="float" office:value="3972416" calcext:value-type="float">
            <text:p>3972416</text:p>
          </table:table-cell>
          <table:table-cell table:style-name="ce6" office:value-type="float" office:value="741200" calcext:value-type="float">
            <text:p>741200</text:p>
          </table:table-cell>
          <table:table-cell table:style-name="ce6" office:value-type="float" office:value="4713616" calcext:value-type="float">
            <text:p>47136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29M45S" calcext:value-type="time">
            <text:p>23:29:45</text:p>
          </table:table-cell>
          <table:table-cell table:style-name="ce6" office:value-type="float" office:value="50570488" calcext:value-type="float">
            <text:p>50570488</text:p>
          </table:table-cell>
          <table:table-cell table:style-name="ce6" office:value-type="float" office:value="1480584" calcext:value-type="float">
            <text:p>1480584</text:p>
          </table:table-cell>
          <table:table-cell table:style-name="ce6" office:value-type="float" office:value="52051072" calcext:value-type="float">
            <text:p>520510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0M45S" calcext:value-type="time">
            <text:p>23:30:45</text:p>
          </table:table-cell>
          <table:table-cell table:style-name="ce6" office:value-type="float" office:value="20156616" calcext:value-type="float">
            <text:p>20156616</text:p>
          </table:table-cell>
          <table:table-cell table:style-name="ce6" office:value-type="float" office:value="686816" calcext:value-type="float">
            <text:p>686816</text:p>
          </table:table-cell>
          <table:table-cell table:style-name="ce6" office:value-type="float" office:value="20843432" calcext:value-type="float">
            <text:p>208434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1M45S" calcext:value-type="time">
            <text:p>23:31:45</text:p>
          </table:table-cell>
          <table:table-cell table:style-name="ce6" office:value-type="float" office:value="57738928" calcext:value-type="float">
            <text:p>57738928</text:p>
          </table:table-cell>
          <table:table-cell table:style-name="ce6" office:value-type="float" office:value="4355856" calcext:value-type="float">
            <text:p>4355856</text:p>
          </table:table-cell>
          <table:table-cell table:style-name="ce6" office:value-type="float" office:value="62094784" calcext:value-type="float">
            <text:p>620947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2M45S" calcext:value-type="time">
            <text:p>23:32:45</text:p>
          </table:table-cell>
          <table:table-cell table:style-name="ce6" office:value-type="float" office:value="38951616" calcext:value-type="float">
            <text:p>38951616</text:p>
          </table:table-cell>
          <table:table-cell table:style-name="ce6" office:value-type="float" office:value="1640720" calcext:value-type="float">
            <text:p>1640720</text:p>
          </table:table-cell>
          <table:table-cell table:style-name="ce6" office:value-type="float" office:value="40592336" calcext:value-type="float">
            <text:p>405923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3M45S" calcext:value-type="time">
            <text:p>23:33:45</text:p>
          </table:table-cell>
          <table:table-cell table:style-name="ce6" office:value-type="float" office:value="25020952" calcext:value-type="float">
            <text:p>25020952</text:p>
          </table:table-cell>
          <table:table-cell table:style-name="ce6" office:value-type="float" office:value="1053552" calcext:value-type="float">
            <text:p>1053552</text:p>
          </table:table-cell>
          <table:table-cell table:style-name="ce6" office:value-type="float" office:value="26074504" calcext:value-type="float">
            <text:p>260745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4M45S" calcext:value-type="time">
            <text:p>23:34:45</text:p>
          </table:table-cell>
          <table:table-cell table:style-name="ce6" office:value-type="float" office:value="51750112" calcext:value-type="float">
            <text:p>51750112</text:p>
          </table:table-cell>
          <table:table-cell table:style-name="ce6" office:value-type="float" office:value="1751624" calcext:value-type="float">
            <text:p>1751624</text:p>
          </table:table-cell>
          <table:table-cell table:style-name="ce6" office:value-type="float" office:value="53501736" calcext:value-type="float">
            <text:p>535017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5M45S" calcext:value-type="time">
            <text:p>23:35:45</text:p>
          </table:table-cell>
          <table:table-cell table:style-name="ce6" office:value-type="float" office:value="60704368" calcext:value-type="float">
            <text:p>60704368</text:p>
          </table:table-cell>
          <table:table-cell table:style-name="ce6" office:value-type="float" office:value="1784912" calcext:value-type="float">
            <text:p>1784912</text:p>
          </table:table-cell>
          <table:table-cell table:style-name="ce6" office:value-type="float" office:value="62489280" calcext:value-type="float">
            <text:p>62489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6M45S" calcext:value-type="time">
            <text:p>23:36:45</text:p>
          </table:table-cell>
          <table:table-cell table:style-name="ce6" office:value-type="float" office:value="32880024" calcext:value-type="float">
            <text:p>32880024</text:p>
          </table:table-cell>
          <table:table-cell table:style-name="ce6" office:value-type="float" office:value="1149904" calcext:value-type="float">
            <text:p>1149904</text:p>
          </table:table-cell>
          <table:table-cell table:style-name="ce6" office:value-type="float" office:value="34029928" calcext:value-type="float">
            <text:p>340299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7M45S" calcext:value-type="time">
            <text:p>23:37:45</text:p>
          </table:table-cell>
          <table:table-cell table:style-name="ce6" office:value-type="float" office:value="109421472" calcext:value-type="float">
            <text:p>109421472</text:p>
          </table:table-cell>
          <table:table-cell table:style-name="ce6" office:value-type="float" office:value="2863088" calcext:value-type="float">
            <text:p>2863088</text:p>
          </table:table-cell>
          <table:table-cell table:style-name="ce6" office:value-type="float" office:value="112284560" calcext:value-type="float">
            <text:p>1122845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8M45S" calcext:value-type="time">
            <text:p>23:38:45</text:p>
          </table:table-cell>
          <table:table-cell table:style-name="ce6" office:value-type="float" office:value="139996328" calcext:value-type="float">
            <text:p>139996328</text:p>
          </table:table-cell>
          <table:table-cell table:style-name="ce6" office:value-type="float" office:value="3664200" calcext:value-type="float">
            <text:p>3664200</text:p>
          </table:table-cell>
          <table:table-cell table:style-name="ce6" office:value-type="float" office:value="143660528" calcext:value-type="float">
            <text:p>1436605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39M45S" calcext:value-type="time">
            <text:p>23:39:45</text:p>
          </table:table-cell>
          <table:table-cell table:style-name="ce6" office:value-type="float" office:value="52677288" calcext:value-type="float">
            <text:p>52677288</text:p>
          </table:table-cell>
          <table:table-cell table:style-name="ce6" office:value-type="float" office:value="1658880" calcext:value-type="float">
            <text:p>1658880</text:p>
          </table:table-cell>
          <table:table-cell table:style-name="ce6" office:value-type="float" office:value="54336168" calcext:value-type="float">
            <text:p>543361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0M45S" calcext:value-type="time">
            <text:p>23:40:45</text:p>
          </table:table-cell>
          <table:table-cell table:style-name="ce6" office:value-type="float" office:value="84172536" calcext:value-type="float">
            <text:p>84172536</text:p>
          </table:table-cell>
          <table:table-cell table:style-name="ce6" office:value-type="float" office:value="2301632" calcext:value-type="float">
            <text:p>2301632</text:p>
          </table:table-cell>
          <table:table-cell table:style-name="ce6" office:value-type="float" office:value="86474168" calcext:value-type="float">
            <text:p>864741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1M45S" calcext:value-type="time">
            <text:p>23:41:45</text:p>
          </table:table-cell>
          <table:table-cell table:style-name="ce6" office:value-type="float" office:value="101435800" calcext:value-type="float">
            <text:p>101435800</text:p>
          </table:table-cell>
          <table:table-cell table:style-name="ce6" office:value-type="float" office:value="2696280" calcext:value-type="float">
            <text:p>2696280</text:p>
          </table:table-cell>
          <table:table-cell table:style-name="ce6" office:value-type="float" office:value="104132080" calcext:value-type="float">
            <text:p>1041320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2M45S" calcext:value-type="time">
            <text:p>23:42:45</text:p>
          </table:table-cell>
          <table:table-cell table:style-name="ce6" office:value-type="float" office:value="55879568" calcext:value-type="float">
            <text:p>55879568</text:p>
          </table:table-cell>
          <table:table-cell table:style-name="ce6" office:value-type="float" office:value="1986512" calcext:value-type="float">
            <text:p>1986512</text:p>
          </table:table-cell>
          <table:table-cell table:style-name="ce6" office:value-type="float" office:value="57866080" calcext:value-type="float">
            <text:p>578660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3M45S" calcext:value-type="time">
            <text:p>23:43:45</text:p>
          </table:table-cell>
          <table:table-cell table:style-name="ce6" office:value-type="float" office:value="6681088" calcext:value-type="float">
            <text:p>6681088</text:p>
          </table:table-cell>
          <table:table-cell table:style-name="ce6" office:value-type="float" office:value="841512" calcext:value-type="float">
            <text:p>841512</text:p>
          </table:table-cell>
          <table:table-cell table:style-name="ce6" office:value-type="float" office:value="7522600" calcext:value-type="float">
            <text:p>75226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4M45S" calcext:value-type="time">
            <text:p>23:44:45</text:p>
          </table:table-cell>
          <table:table-cell table:style-name="ce6" office:value-type="float" office:value="52256352" calcext:value-type="float">
            <text:p>52256352</text:p>
          </table:table-cell>
          <table:table-cell table:style-name="ce6" office:value-type="float" office:value="1445520" calcext:value-type="float">
            <text:p>1445520</text:p>
          </table:table-cell>
          <table:table-cell table:style-name="ce6" office:value-type="float" office:value="53701872" calcext:value-type="float">
            <text:p>537018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5M45S" calcext:value-type="time">
            <text:p>23:45:45</text:p>
          </table:table-cell>
          <table:table-cell table:style-name="ce6" office:value-type="float" office:value="3721336" calcext:value-type="float">
            <text:p>3721336</text:p>
          </table:table-cell>
          <table:table-cell table:style-name="ce6" office:value-type="float" office:value="202432" calcext:value-type="float">
            <text:p>202432</text:p>
          </table:table-cell>
          <table:table-cell table:style-name="ce6" office:value-type="float" office:value="3923768" calcext:value-type="float">
            <text:p>39237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6M45S" calcext:value-type="time">
            <text:p>23:46:45</text:p>
          </table:table-cell>
          <table:table-cell table:style-name="ce6" office:value-type="float" office:value="111656" calcext:value-type="float">
            <text:p>111656</text:p>
          </table:table-cell>
          <table:table-cell table:style-name="ce6" office:value-type="float" office:value="114880" calcext:value-type="float">
            <text:p>114880</text:p>
          </table:table-cell>
          <table:table-cell table:style-name="ce6" office:value-type="float" office:value="226536" calcext:value-type="float">
            <text:p>2265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7M45S" calcext:value-type="time">
            <text:p>23:47:45</text:p>
          </table:table-cell>
          <table:table-cell table:style-name="ce6" office:value-type="float" office:value="39056" calcext:value-type="float">
            <text:p>39056</text:p>
          </table:table-cell>
          <table:table-cell table:style-name="ce6" office:value-type="float" office:value="39096" calcext:value-type="float">
            <text:p>39096</text:p>
          </table:table-cell>
          <table:table-cell table:style-name="ce6" office:value-type="float" office:value="78152" calcext:value-type="float">
            <text:p>781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8M45S" calcext:value-type="time">
            <text:p>23:48:45</text:p>
          </table:table-cell>
          <table:table-cell table:style-name="ce6" office:value-type="float" office:value="139088" calcext:value-type="float">
            <text:p>139088</text:p>
          </table:table-cell>
          <table:table-cell table:style-name="ce6" office:value-type="float" office:value="55064" calcext:value-type="float">
            <text:p>55064</text:p>
          </table:table-cell>
          <table:table-cell table:style-name="ce6" office:value-type="float" office:value="194152" calcext:value-type="float">
            <text:p>1941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49M45S" calcext:value-type="time">
            <text:p>23:49:45</text:p>
          </table:table-cell>
          <table:table-cell table:style-name="ce6" office:value-type="float" office:value="7800" calcext:value-type="float">
            <text:p>7800</text:p>
          </table:table-cell>
          <table:table-cell table:style-name="ce6" office:value-type="float" office:value="7472" calcext:value-type="float">
            <text:p>7472</text:p>
          </table:table-cell>
          <table:table-cell table:style-name="ce6" office:value-type="float" office:value="15272" calcext:value-type="float">
            <text:p>152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0M45S" calcext:value-type="time">
            <text:p>23:50:45</text:p>
          </table:table-cell>
          <table:table-cell table:style-name="ce6" office:value-type="float" office:value="8712" calcext:value-type="float">
            <text:p>8712</text:p>
          </table:table-cell>
          <table:table-cell table:style-name="ce6" office:value-type="float" office:value="8512" calcext:value-type="float">
            <text:p>8512</text:p>
          </table:table-cell>
          <table:table-cell table:style-name="ce6" office:value-type="float" office:value="17224" calcext:value-type="float">
            <text:p>172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1M45S" calcext:value-type="time">
            <text:p>23:51:45</text:p>
          </table:table-cell>
          <table:table-cell table:style-name="ce6" office:value-type="float" office:value="10536" calcext:value-type="float">
            <text:p>10536</text:p>
          </table:table-cell>
          <table:table-cell table:style-name="ce6" office:value-type="float" office:value="8352" calcext:value-type="float">
            <text:p>8352</text:p>
          </table:table-cell>
          <table:table-cell table:style-name="ce6" office:value-type="float" office:value="18888" calcext:value-type="float">
            <text:p>188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2M45S" calcext:value-type="time">
            <text:p>23:52:45</text:p>
          </table:table-cell>
          <table:table-cell table:style-name="ce6" office:value-type="float" office:value="203789488" calcext:value-type="float">
            <text:p>203789488</text:p>
          </table:table-cell>
          <table:table-cell table:style-name="ce6" office:value-type="float" office:value="4078552" calcext:value-type="float">
            <text:p>4078552</text:p>
          </table:table-cell>
          <table:table-cell table:style-name="ce6" office:value-type="float" office:value="207868040" calcext:value-type="float">
            <text:p>2078680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3M45S" calcext:value-type="time">
            <text:p>23:53:45</text:p>
          </table:table-cell>
          <table:table-cell table:style-name="ce6" office:value-type="float" office:value="206459648" calcext:value-type="float">
            <text:p>206459648</text:p>
          </table:table-cell>
          <table:table-cell table:style-name="ce6" office:value-type="float" office:value="4281952" calcext:value-type="float">
            <text:p>4281952</text:p>
          </table:table-cell>
          <table:table-cell table:style-name="ce6" office:value-type="float" office:value="210741600" calcext:value-type="float">
            <text:p>2107416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4M45S" calcext:value-type="time">
            <text:p>23:54:45</text:p>
          </table:table-cell>
          <table:table-cell table:style-name="ce6" office:value-type="float" office:value="173079696" calcext:value-type="float">
            <text:p>173079696</text:p>
          </table:table-cell>
          <table:table-cell table:style-name="ce6" office:value-type="float" office:value="5116104" calcext:value-type="float">
            <text:p>5116104</text:p>
          </table:table-cell>
          <table:table-cell table:style-name="ce6" office:value-type="float" office:value="178195800" calcext:value-type="float">
            <text:p>1781958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5M45S" calcext:value-type="time">
            <text:p>23:55:45</text:p>
          </table:table-cell>
          <table:table-cell table:style-name="ce6" office:value-type="float" office:value="204877160" calcext:value-type="float">
            <text:p>204877160</text:p>
          </table:table-cell>
          <table:table-cell table:style-name="ce6" office:value-type="float" office:value="6798576" calcext:value-type="float">
            <text:p>6798576</text:p>
          </table:table-cell>
          <table:table-cell table:style-name="ce6" office:value-type="float" office:value="211675736" calcext:value-type="float">
            <text:p>2116757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6M45S" calcext:value-type="time">
            <text:p>23:56:45</text:p>
          </table:table-cell>
          <table:table-cell table:style-name="ce6" office:value-type="float" office:value="99991064" calcext:value-type="float">
            <text:p>99991064</text:p>
          </table:table-cell>
          <table:table-cell table:style-name="ce6" office:value-type="float" office:value="3304632" calcext:value-type="float">
            <text:p>3304632</text:p>
          </table:table-cell>
          <table:table-cell table:style-name="ce6" office:value-type="float" office:value="103295696" calcext:value-type="float">
            <text:p>1032956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7M45S" calcext:value-type="time">
            <text:p>23:57:45</text:p>
          </table:table-cell>
          <table:table-cell table:style-name="ce6" office:value-type="float" office:value="219299328" calcext:value-type="float">
            <text:p>219299328</text:p>
          </table:table-cell>
          <table:table-cell table:style-name="ce6" office:value-type="float" office:value="4382832" calcext:value-type="float">
            <text:p>4382832</text:p>
          </table:table-cell>
          <table:table-cell table:style-name="ce6" office:value-type="float" office:value="223682160" calcext:value-type="float">
            <text:p>2236821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8M45S" calcext:value-type="time">
            <text:p>23:58:45</text:p>
          </table:table-cell>
          <table:table-cell table:style-name="ce6" office:value-type="float" office:value="17920032" calcext:value-type="float">
            <text:p>17920032</text:p>
          </table:table-cell>
          <table:table-cell table:style-name="ce6" office:value-type="float" office:value="442360" calcext:value-type="float">
            <text:p>442360</text:p>
          </table:table-cell>
          <table:table-cell table:style-name="ce6" office:value-type="float" office:value="18362392" calcext:value-type="float">
            <text:p>183623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3/2024</text:p>
          </table:table-cell>
          <table:table-cell table:style-name="ce4" office:value-type="time" office:time-value="PT23H59M45S" calcext:value-type="time">
            <text:p>23:59:45</text:p>
          </table:table-cell>
          <table:table-cell table:style-name="ce6" office:value-type="float" office:value="17312" calcext:value-type="float">
            <text:p>17312</text:p>
          </table:table-cell>
          <table:table-cell table:style-name="ce6" office:value-type="float" office:value="27512" calcext:value-type="float">
            <text:p>27512</text:p>
          </table:table-cell>
          <table:table-cell table:style-name="ce6" office:value-type="float" office:value="44824" calcext:value-type="float">
            <text:p>448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0M45S" calcext:value-type="time">
            <text:p>00:00:45</text:p>
          </table:table-cell>
          <table:table-cell table:style-name="ce6" office:value-type="float" office:value="5800" calcext:value-type="float">
            <text:p>5800</text:p>
          </table:table-cell>
          <table:table-cell table:style-name="ce6" office:value-type="float" office:value="3768" calcext:value-type="float">
            <text:p>3768</text:p>
          </table:table-cell>
          <table:table-cell table:style-name="ce6" office:value-type="float" office:value="9568" calcext:value-type="float">
            <text:p>95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6" office:value-type="float" office:value="31786280" calcext:value-type="float">
            <text:p>31786280</text:p>
          </table:table-cell>
          <table:table-cell table:style-name="ce6" office:value-type="float" office:value="638752" calcext:value-type="float">
            <text:p>638752</text:p>
          </table:table-cell>
          <table:table-cell table:style-name="ce6" office:value-type="float" office:value="32425032" calcext:value-type="float">
            <text:p>324250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2M45S" calcext:value-type="time">
            <text:p>00:02:45</text:p>
          </table:table-cell>
          <table:table-cell table:style-name="ce6" office:value-type="float" office:value="169007048" calcext:value-type="float">
            <text:p>169007048</text:p>
          </table:table-cell>
          <table:table-cell table:style-name="ce6" office:value-type="float" office:value="3581520" calcext:value-type="float">
            <text:p>3581520</text:p>
          </table:table-cell>
          <table:table-cell table:style-name="ce6" office:value-type="float" office:value="172588568" calcext:value-type="float">
            <text:p>1725885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3M45S" calcext:value-type="time">
            <text:p>00:03:45</text:p>
          </table:table-cell>
          <table:table-cell table:style-name="ce6" office:value-type="float" office:value="201145152" calcext:value-type="float">
            <text:p>201145152</text:p>
          </table:table-cell>
          <table:table-cell table:style-name="ce6" office:value-type="float" office:value="3960008" calcext:value-type="float">
            <text:p>3960008</text:p>
          </table:table-cell>
          <table:table-cell table:style-name="ce6" office:value-type="float" office:value="205105160" calcext:value-type="float">
            <text:p>2051051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4M45S" calcext:value-type="time">
            <text:p>00:04:45</text:p>
          </table:table-cell>
          <table:table-cell table:style-name="ce6" office:value-type="float" office:value="202925440" calcext:value-type="float">
            <text:p>202925440</text:p>
          </table:table-cell>
          <table:table-cell table:style-name="ce6" office:value-type="float" office:value="3813456" calcext:value-type="float">
            <text:p>3813456</text:p>
          </table:table-cell>
          <table:table-cell table:style-name="ce6" office:value-type="float" office:value="206738896" calcext:value-type="float">
            <text:p>2067388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6" office:value-type="float" office:value="163416536" calcext:value-type="float">
            <text:p>163416536</text:p>
          </table:table-cell>
          <table:table-cell table:style-name="ce6" office:value-type="float" office:value="3002360" calcext:value-type="float">
            <text:p>3002360</text:p>
          </table:table-cell>
          <table:table-cell table:style-name="ce6" office:value-type="float" office:value="166418896" calcext:value-type="float">
            <text:p>1664188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6" office:value-type="float" office:value="197149392" calcext:value-type="float">
            <text:p>197149392</text:p>
          </table:table-cell>
          <table:table-cell table:style-name="ce6" office:value-type="float" office:value="4036920" calcext:value-type="float">
            <text:p>4036920</text:p>
          </table:table-cell>
          <table:table-cell table:style-name="ce6" office:value-type="float" office:value="201186312" calcext:value-type="float">
            <text:p>2011863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6" office:value-type="float" office:value="203764320" calcext:value-type="float">
            <text:p>203764320</text:p>
          </table:table-cell>
          <table:table-cell table:style-name="ce6" office:value-type="float" office:value="4507136" calcext:value-type="float">
            <text:p>4507136</text:p>
          </table:table-cell>
          <table:table-cell table:style-name="ce6" office:value-type="float" office:value="208271456" calcext:value-type="float">
            <text:p>2082714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8M45S" calcext:value-type="time">
            <text:p>00:08:45</text:p>
          </table:table-cell>
          <table:table-cell table:style-name="ce6" office:value-type="float" office:value="221283272" calcext:value-type="float">
            <text:p>221283272</text:p>
          </table:table-cell>
          <table:table-cell table:style-name="ce6" office:value-type="float" office:value="4225008" calcext:value-type="float">
            <text:p>4225008</text:p>
          </table:table-cell>
          <table:table-cell table:style-name="ce6" office:value-type="float" office:value="225508280" calcext:value-type="float">
            <text:p>225508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09M45S" calcext:value-type="time">
            <text:p>00:09:45</text:p>
          </table:table-cell>
          <table:table-cell table:style-name="ce6" office:value-type="float" office:value="190758688" calcext:value-type="float">
            <text:p>190758688</text:p>
          </table:table-cell>
          <table:table-cell table:style-name="ce6" office:value-type="float" office:value="3654464" calcext:value-type="float">
            <text:p>3654464</text:p>
          </table:table-cell>
          <table:table-cell table:style-name="ce6" office:value-type="float" office:value="194413152" calcext:value-type="float">
            <text:p>1944131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0M45S" calcext:value-type="time">
            <text:p>00:10:45</text:p>
          </table:table-cell>
          <table:table-cell table:style-name="ce6" office:value-type="float" office:value="203621464" calcext:value-type="float">
            <text:p>203621464</text:p>
          </table:table-cell>
          <table:table-cell table:style-name="ce6" office:value-type="float" office:value="4196760" calcext:value-type="float">
            <text:p>4196760</text:p>
          </table:table-cell>
          <table:table-cell table:style-name="ce6" office:value-type="float" office:value="207818224" calcext:value-type="float">
            <text:p>2078182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6" office:value-type="float" office:value="206550440" calcext:value-type="float">
            <text:p>206550440</text:p>
          </table:table-cell>
          <table:table-cell table:style-name="ce6" office:value-type="float" office:value="3764432" calcext:value-type="float">
            <text:p>3764432</text:p>
          </table:table-cell>
          <table:table-cell table:style-name="ce6" office:value-type="float" office:value="210314872" calcext:value-type="float">
            <text:p>2103148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6" office:value-type="float" office:value="214595424" calcext:value-type="float">
            <text:p>214595424</text:p>
          </table:table-cell>
          <table:table-cell table:style-name="ce6" office:value-type="float" office:value="4058928" calcext:value-type="float">
            <text:p>4058928</text:p>
          </table:table-cell>
          <table:table-cell table:style-name="ce6" office:value-type="float" office:value="218654352" calcext:value-type="float">
            <text:p>2186543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6" office:value-type="float" office:value="194212512" calcext:value-type="float">
            <text:p>194212512</text:p>
          </table:table-cell>
          <table:table-cell table:style-name="ce6" office:value-type="float" office:value="3597760" calcext:value-type="float">
            <text:p>3597760</text:p>
          </table:table-cell>
          <table:table-cell table:style-name="ce6" office:value-type="float" office:value="197810272" calcext:value-type="float">
            <text:p>1978102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4M45S" calcext:value-type="time">
            <text:p>00:14:45</text:p>
          </table:table-cell>
          <table:table-cell table:style-name="ce6" office:value-type="float" office:value="212394248" calcext:value-type="float">
            <text:p>212394248</text:p>
          </table:table-cell>
          <table:table-cell table:style-name="ce6" office:value-type="float" office:value="3825792" calcext:value-type="float">
            <text:p>3825792</text:p>
          </table:table-cell>
          <table:table-cell table:style-name="ce6" office:value-type="float" office:value="216220040" calcext:value-type="float">
            <text:p>2162200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5M45S" calcext:value-type="time">
            <text:p>00:15:45</text:p>
          </table:table-cell>
          <table:table-cell table:style-name="ce6" office:value-type="float" office:value="186822576" calcext:value-type="float">
            <text:p>186822576</text:p>
          </table:table-cell>
          <table:table-cell table:style-name="ce6" office:value-type="float" office:value="3572000" calcext:value-type="float">
            <text:p>3572000</text:p>
          </table:table-cell>
          <table:table-cell table:style-name="ce6" office:value-type="float" office:value="190394576" calcext:value-type="float">
            <text:p>190394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6M45S" calcext:value-type="time">
            <text:p>00:16:45</text:p>
          </table:table-cell>
          <table:table-cell table:style-name="ce6" office:value-type="float" office:value="212005560" calcext:value-type="float">
            <text:p>212005560</text:p>
          </table:table-cell>
          <table:table-cell table:style-name="ce6" office:value-type="float" office:value="3960632" calcext:value-type="float">
            <text:p>3960632</text:p>
          </table:table-cell>
          <table:table-cell table:style-name="ce6" office:value-type="float" office:value="215966192" calcext:value-type="float">
            <text:p>2159661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7M45S" calcext:value-type="time">
            <text:p>00:17:45</text:p>
          </table:table-cell>
          <table:table-cell table:style-name="ce6" office:value-type="float" office:value="122192784" calcext:value-type="float">
            <text:p>122192784</text:p>
          </table:table-cell>
          <table:table-cell table:style-name="ce6" office:value-type="float" office:value="2559496" calcext:value-type="float">
            <text:p>2559496</text:p>
          </table:table-cell>
          <table:table-cell table:style-name="ce6" office:value-type="float" office:value="124752280" calcext:value-type="float">
            <text:p>124752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8M45S" calcext:value-type="time">
            <text:p>00:18:45</text:p>
          </table:table-cell>
          <table:table-cell table:style-name="ce6" office:value-type="float" office:value="202631216" calcext:value-type="float">
            <text:p>202631216</text:p>
          </table:table-cell>
          <table:table-cell table:style-name="ce6" office:value-type="float" office:value="3911360" calcext:value-type="float">
            <text:p>3911360</text:p>
          </table:table-cell>
          <table:table-cell table:style-name="ce6" office:value-type="float" office:value="206542576" calcext:value-type="float">
            <text:p>206542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19M45S" calcext:value-type="time">
            <text:p>00:19:45</text:p>
          </table:table-cell>
          <table:table-cell table:style-name="ce6" office:value-type="float" office:value="200141720" calcext:value-type="float">
            <text:p>200141720</text:p>
          </table:table-cell>
          <table:table-cell table:style-name="ce6" office:value-type="float" office:value="3611520" calcext:value-type="float">
            <text:p>3611520</text:p>
          </table:table-cell>
          <table:table-cell table:style-name="ce6" office:value-type="float" office:value="203753240" calcext:value-type="float">
            <text:p>2037532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6" office:value-type="float" office:value="201558088" calcext:value-type="float">
            <text:p>201558088</text:p>
          </table:table-cell>
          <table:table-cell table:style-name="ce6" office:value-type="float" office:value="3731224" calcext:value-type="float">
            <text:p>3731224</text:p>
          </table:table-cell>
          <table:table-cell table:style-name="ce6" office:value-type="float" office:value="205289312" calcext:value-type="float">
            <text:p>2052893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1M45S" calcext:value-type="time">
            <text:p>00:21:45</text:p>
          </table:table-cell>
          <table:table-cell table:style-name="ce6" office:value-type="float" office:value="202857184" calcext:value-type="float">
            <text:p>202857184</text:p>
          </table:table-cell>
          <table:table-cell table:style-name="ce6" office:value-type="float" office:value="3821144" calcext:value-type="float">
            <text:p>3821144</text:p>
          </table:table-cell>
          <table:table-cell table:style-name="ce6" office:value-type="float" office:value="206678328" calcext:value-type="float">
            <text:p>2066783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6" office:value-type="float" office:value="67284880" calcext:value-type="float">
            <text:p>67284880</text:p>
          </table:table-cell>
          <table:table-cell table:style-name="ce6" office:value-type="float" office:value="1436648" calcext:value-type="float">
            <text:p>1436648</text:p>
          </table:table-cell>
          <table:table-cell table:style-name="ce6" office:value-type="float" office:value="68721528" calcext:value-type="float">
            <text:p>687215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3M45S" calcext:value-type="time">
            <text:p>00:23:45</text:p>
          </table:table-cell>
          <table:table-cell table:style-name="ce6" office:value-type="float" office:value="11320" calcext:value-type="float">
            <text:p>11320</text:p>
          </table:table-cell>
          <table:table-cell table:style-name="ce6" office:value-type="float" office:value="12176" calcext:value-type="float">
            <text:p>12176</text:p>
          </table:table-cell>
          <table:table-cell table:style-name="ce6" office:value-type="float" office:value="23496" calcext:value-type="float">
            <text:p>234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6" office:value-type="float" office:value="35914784" calcext:value-type="float">
            <text:p>35914784</text:p>
          </table:table-cell>
          <table:table-cell table:style-name="ce6" office:value-type="float" office:value="709488" calcext:value-type="float">
            <text:p>709488</text:p>
          </table:table-cell>
          <table:table-cell table:style-name="ce6" office:value-type="float" office:value="36624272" calcext:value-type="float">
            <text:p>366242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5M45S" calcext:value-type="time">
            <text:p>00:25:45</text:p>
          </table:table-cell>
          <table:table-cell table:style-name="ce6" office:value-type="float" office:value="200151856" calcext:value-type="float">
            <text:p>200151856</text:p>
          </table:table-cell>
          <table:table-cell table:style-name="ce6" office:value-type="float" office:value="3693504" calcext:value-type="float">
            <text:p>3693504</text:p>
          </table:table-cell>
          <table:table-cell table:style-name="ce6" office:value-type="float" office:value="203845360" calcext:value-type="float">
            <text:p>2038453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6M45S" calcext:value-type="time">
            <text:p>00:26:45</text:p>
          </table:table-cell>
          <table:table-cell table:style-name="ce6" office:value-type="float" office:value="17283240" calcext:value-type="float">
            <text:p>17283240</text:p>
          </table:table-cell>
          <table:table-cell table:style-name="ce6" office:value-type="float" office:value="342000" calcext:value-type="float">
            <text:p>342000</text:p>
          </table:table-cell>
          <table:table-cell table:style-name="ce6" office:value-type="float" office:value="17625240" calcext:value-type="float">
            <text:p>176252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7M45S" calcext:value-type="time">
            <text:p>00:27:45</text:p>
          </table:table-cell>
          <table:table-cell table:style-name="ce6" office:value-type="float" office:value="154709912" calcext:value-type="float">
            <text:p>154709912</text:p>
          </table:table-cell>
          <table:table-cell table:style-name="ce6" office:value-type="float" office:value="3376056" calcext:value-type="float">
            <text:p>3376056</text:p>
          </table:table-cell>
          <table:table-cell table:style-name="ce6" office:value-type="float" office:value="158085968" calcext:value-type="float">
            <text:p>1580859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6" office:value-type="float" office:value="67531136" calcext:value-type="float">
            <text:p>67531136</text:p>
          </table:table-cell>
          <table:table-cell table:style-name="ce6" office:value-type="float" office:value="1385600" calcext:value-type="float">
            <text:p>1385600</text:p>
          </table:table-cell>
          <table:table-cell table:style-name="ce6" office:value-type="float" office:value="68916736" calcext:value-type="float">
            <text:p>689167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29M45S" calcext:value-type="time">
            <text:p>00:29:45</text:p>
          </table:table-cell>
          <table:table-cell table:style-name="ce6" office:value-type="float" office:value="17064" calcext:value-type="float">
            <text:p>17064</text:p>
          </table:table-cell>
          <table:table-cell table:style-name="ce6" office:value-type="float" office:value="17544" calcext:value-type="float">
            <text:p>17544</text:p>
          </table:table-cell>
          <table:table-cell table:style-name="ce6" office:value-type="float" office:value="34608" calcext:value-type="float">
            <text:p>346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0M45S" calcext:value-type="time">
            <text:p>00:30:45</text:p>
          </table:table-cell>
          <table:table-cell table:style-name="ce6" office:value-type="float" office:value="7608" calcext:value-type="float">
            <text:p>7608</text:p>
          </table:table-cell>
          <table:table-cell table:style-name="ce6" office:value-type="float" office:value="6232" calcext:value-type="float">
            <text:p>6232</text:p>
          </table:table-cell>
          <table:table-cell table:style-name="ce6" office:value-type="float" office:value="13840" calcext:value-type="float">
            <text:p>138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1M45S" calcext:value-type="time">
            <text:p>00:31:45</text:p>
          </table:table-cell>
          <table:table-cell table:style-name="ce6" office:value-type="float" office:value="86214608" calcext:value-type="float">
            <text:p>86214608</text:p>
          </table:table-cell>
          <table:table-cell table:style-name="ce6" office:value-type="float" office:value="1652320" calcext:value-type="float">
            <text:p>1652320</text:p>
          </table:table-cell>
          <table:table-cell table:style-name="ce6" office:value-type="float" office:value="87866928" calcext:value-type="float">
            <text:p>878669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2M45S" calcext:value-type="time">
            <text:p>00:32:45</text:p>
          </table:table-cell>
          <table:table-cell table:style-name="ce6" office:value-type="float" office:value="102787272" calcext:value-type="float">
            <text:p>102787272</text:p>
          </table:table-cell>
          <table:table-cell table:style-name="ce6" office:value-type="float" office:value="2157880" calcext:value-type="float">
            <text:p>2157880</text:p>
          </table:table-cell>
          <table:table-cell table:style-name="ce6" office:value-type="float" office:value="104945152" calcext:value-type="float">
            <text:p>1049451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3M45S" calcext:value-type="time">
            <text:p>00:33:45</text:p>
          </table:table-cell>
          <table:table-cell table:style-name="ce6" office:value-type="float" office:value="187505592" calcext:value-type="float">
            <text:p>187505592</text:p>
          </table:table-cell>
          <table:table-cell table:style-name="ce6" office:value-type="float" office:value="3460976" calcext:value-type="float">
            <text:p>3460976</text:p>
          </table:table-cell>
          <table:table-cell table:style-name="ce6" office:value-type="float" office:value="190966568" calcext:value-type="float">
            <text:p>1909665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4M45S" calcext:value-type="time">
            <text:p>00:34:45</text:p>
          </table:table-cell>
          <table:table-cell table:style-name="ce6" office:value-type="float" office:value="152321696" calcext:value-type="float">
            <text:p>152321696</text:p>
          </table:table-cell>
          <table:table-cell table:style-name="ce6" office:value-type="float" office:value="3020120" calcext:value-type="float">
            <text:p>3020120</text:p>
          </table:table-cell>
          <table:table-cell table:style-name="ce6" office:value-type="float" office:value="155341816" calcext:value-type="float">
            <text:p>1553418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5M45S" calcext:value-type="time">
            <text:p>00:35:45</text:p>
          </table:table-cell>
          <table:table-cell table:style-name="ce6" office:value-type="float" office:value="153345200" calcext:value-type="float">
            <text:p>153345200</text:p>
          </table:table-cell>
          <table:table-cell table:style-name="ce6" office:value-type="float" office:value="3373088" calcext:value-type="float">
            <text:p>3373088</text:p>
          </table:table-cell>
          <table:table-cell table:style-name="ce6" office:value-type="float" office:value="156718288" calcext:value-type="float">
            <text:p>1567182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6M45S" calcext:value-type="time">
            <text:p>00:36:45</text:p>
          </table:table-cell>
          <table:table-cell table:style-name="ce6" office:value-type="float" office:value="68034520" calcext:value-type="float">
            <text:p>68034520</text:p>
          </table:table-cell>
          <table:table-cell table:style-name="ce6" office:value-type="float" office:value="1384152" calcext:value-type="float">
            <text:p>1384152</text:p>
          </table:table-cell>
          <table:table-cell table:style-name="ce6" office:value-type="float" office:value="69418672" calcext:value-type="float">
            <text:p>694186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6" office:value-type="float" office:value="207744808" calcext:value-type="float">
            <text:p>207744808</text:p>
          </table:table-cell>
          <table:table-cell table:style-name="ce6" office:value-type="float" office:value="4136832" calcext:value-type="float">
            <text:p>4136832</text:p>
          </table:table-cell>
          <table:table-cell table:style-name="ce6" office:value-type="float" office:value="211881640" calcext:value-type="float">
            <text:p>2118816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6" office:value-type="float" office:value="205824144" calcext:value-type="float">
            <text:p>205824144</text:p>
          </table:table-cell>
          <table:table-cell table:style-name="ce6" office:value-type="float" office:value="3835112" calcext:value-type="float">
            <text:p>3835112</text:p>
          </table:table-cell>
          <table:table-cell table:style-name="ce6" office:value-type="float" office:value="209659256" calcext:value-type="float">
            <text:p>2096592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39M45S" calcext:value-type="time">
            <text:p>00:39:45</text:p>
          </table:table-cell>
          <table:table-cell table:style-name="ce6" office:value-type="float" office:value="99390976" calcext:value-type="float">
            <text:p>99390976</text:p>
          </table:table-cell>
          <table:table-cell table:style-name="ce6" office:value-type="float" office:value="1916224" calcext:value-type="float">
            <text:p>1916224</text:p>
          </table:table-cell>
          <table:table-cell table:style-name="ce6" office:value-type="float" office:value="101307200" calcext:value-type="float">
            <text:p>1013072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0M45S" calcext:value-type="time">
            <text:p>00:40:45</text:p>
          </table:table-cell>
          <table:table-cell table:style-name="ce6" office:value-type="float" office:value="208118984" calcext:value-type="float">
            <text:p>208118984</text:p>
          </table:table-cell>
          <table:table-cell table:style-name="ce6" office:value-type="float" office:value="4414776" calcext:value-type="float">
            <text:p>4414776</text:p>
          </table:table-cell>
          <table:table-cell table:style-name="ce6" office:value-type="float" office:value="212533760" calcext:value-type="float">
            <text:p>21253376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1M45S" calcext:value-type="time">
            <text:p>00:41:45</text:p>
          </table:table-cell>
          <table:table-cell table:style-name="ce6" office:value-type="float" office:value="213726648" calcext:value-type="float">
            <text:p>213726648</text:p>
          </table:table-cell>
          <table:table-cell table:style-name="ce6" office:value-type="float" office:value="4341496" calcext:value-type="float">
            <text:p>4341496</text:p>
          </table:table-cell>
          <table:table-cell table:style-name="ce6" office:value-type="float" office:value="218068144" calcext:value-type="float">
            <text:p>2180681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2M45S" calcext:value-type="time">
            <text:p>00:42:45</text:p>
          </table:table-cell>
          <table:table-cell table:style-name="ce6" office:value-type="float" office:value="62123008" calcext:value-type="float">
            <text:p>62123008</text:p>
          </table:table-cell>
          <table:table-cell table:style-name="ce6" office:value-type="float" office:value="1192064" calcext:value-type="float">
            <text:p>1192064</text:p>
          </table:table-cell>
          <table:table-cell table:style-name="ce6" office:value-type="float" office:value="63315072" calcext:value-type="float">
            <text:p>633150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3M45S" calcext:value-type="time">
            <text:p>00:43:45</text:p>
          </table:table-cell>
          <table:table-cell table:style-name="ce6" office:value-type="float" office:value="135735144" calcext:value-type="float">
            <text:p>135735144</text:p>
          </table:table-cell>
          <table:table-cell table:style-name="ce6" office:value-type="float" office:value="2664840" calcext:value-type="float">
            <text:p>2664840</text:p>
          </table:table-cell>
          <table:table-cell table:style-name="ce6" office:value-type="float" office:value="138399984" calcext:value-type="float">
            <text:p>1383999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4M45S" calcext:value-type="time">
            <text:p>00:44:45</text:p>
          </table:table-cell>
          <table:table-cell table:style-name="ce6" office:value-type="float" office:value="203905032" calcext:value-type="float">
            <text:p>203905032</text:p>
          </table:table-cell>
          <table:table-cell table:style-name="ce6" office:value-type="float" office:value="3828272" calcext:value-type="float">
            <text:p>3828272</text:p>
          </table:table-cell>
          <table:table-cell table:style-name="ce6" office:value-type="float" office:value="207733304" calcext:value-type="float">
            <text:p>2077333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5M45S" calcext:value-type="time">
            <text:p>00:45:45</text:p>
          </table:table-cell>
          <table:table-cell table:style-name="ce6" office:value-type="float" office:value="172069944" calcext:value-type="float">
            <text:p>172069944</text:p>
          </table:table-cell>
          <table:table-cell table:style-name="ce6" office:value-type="float" office:value="3084880" calcext:value-type="float">
            <text:p>3084880</text:p>
          </table:table-cell>
          <table:table-cell table:style-name="ce6" office:value-type="float" office:value="175154824" calcext:value-type="float">
            <text:p>1751548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6M45S" calcext:value-type="time">
            <text:p>00:46:45</text:p>
          </table:table-cell>
          <table:table-cell table:style-name="ce6" office:value-type="float" office:value="204943448" calcext:value-type="float">
            <text:p>204943448</text:p>
          </table:table-cell>
          <table:table-cell table:style-name="ce6" office:value-type="float" office:value="4289504" calcext:value-type="float">
            <text:p>4289504</text:p>
          </table:table-cell>
          <table:table-cell table:style-name="ce6" office:value-type="float" office:value="209232952" calcext:value-type="float">
            <text:p>2092329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6" office:value-type="float" office:value="104597888" calcext:value-type="float">
            <text:p>104597888</text:p>
          </table:table-cell>
          <table:table-cell table:style-name="ce6" office:value-type="float" office:value="2260296" calcext:value-type="float">
            <text:p>2260296</text:p>
          </table:table-cell>
          <table:table-cell table:style-name="ce6" office:value-type="float" office:value="106858184" calcext:value-type="float">
            <text:p>1068581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8M45S" calcext:value-type="time">
            <text:p>00:48:45</text:p>
          </table:table-cell>
          <table:table-cell table:style-name="ce6" office:value-type="float" office:value="85611288" calcext:value-type="float">
            <text:p>85611288</text:p>
          </table:table-cell>
          <table:table-cell table:style-name="ce6" office:value-type="float" office:value="1912368" calcext:value-type="float">
            <text:p>1912368</text:p>
          </table:table-cell>
          <table:table-cell table:style-name="ce6" office:value-type="float" office:value="87523656" calcext:value-type="float">
            <text:p>875236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49M45S" calcext:value-type="time">
            <text:p>00:49:45</text:p>
          </table:table-cell>
          <table:table-cell table:style-name="ce6" office:value-type="float" office:value="169149824" calcext:value-type="float">
            <text:p>169149824</text:p>
          </table:table-cell>
          <table:table-cell table:style-name="ce6" office:value-type="float" office:value="3462648" calcext:value-type="float">
            <text:p>3462648</text:p>
          </table:table-cell>
          <table:table-cell table:style-name="ce6" office:value-type="float" office:value="172612472" calcext:value-type="float">
            <text:p>1726124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0M45S" calcext:value-type="time">
            <text:p>00:50:45</text:p>
          </table:table-cell>
          <table:table-cell table:style-name="ce6" office:value-type="float" office:value="204272200" calcext:value-type="float">
            <text:p>204272200</text:p>
          </table:table-cell>
          <table:table-cell table:style-name="ce6" office:value-type="float" office:value="3923920" calcext:value-type="float">
            <text:p>3923920</text:p>
          </table:table-cell>
          <table:table-cell table:style-name="ce6" office:value-type="float" office:value="208196120" calcext:value-type="float">
            <text:p>2081961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1M45S" calcext:value-type="time">
            <text:p>00:51:45</text:p>
          </table:table-cell>
          <table:table-cell table:style-name="ce6" office:value-type="float" office:value="139261584" calcext:value-type="float">
            <text:p>139261584</text:p>
          </table:table-cell>
          <table:table-cell table:style-name="ce6" office:value-type="float" office:value="3003592" calcext:value-type="float">
            <text:p>3003592</text:p>
          </table:table-cell>
          <table:table-cell table:style-name="ce6" office:value-type="float" office:value="142265176" calcext:value-type="float">
            <text:p>1422651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2M45S" calcext:value-type="time">
            <text:p>00:52:45</text:p>
          </table:table-cell>
          <table:table-cell table:style-name="ce6" office:value-type="float" office:value="205025352" calcext:value-type="float">
            <text:p>205025352</text:p>
          </table:table-cell>
          <table:table-cell table:style-name="ce6" office:value-type="float" office:value="4201272" calcext:value-type="float">
            <text:p>4201272</text:p>
          </table:table-cell>
          <table:table-cell table:style-name="ce6" office:value-type="float" office:value="209226624" calcext:value-type="float">
            <text:p>2092266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3M45S" calcext:value-type="time">
            <text:p>00:53:45</text:p>
          </table:table-cell>
          <table:table-cell table:style-name="ce6" office:value-type="float" office:value="206029408" calcext:value-type="float">
            <text:p>206029408</text:p>
          </table:table-cell>
          <table:table-cell table:style-name="ce6" office:value-type="float" office:value="3871576" calcext:value-type="float">
            <text:p>3871576</text:p>
          </table:table-cell>
          <table:table-cell table:style-name="ce6" office:value-type="float" office:value="209900984" calcext:value-type="float">
            <text:p>2099009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4M45S" calcext:value-type="time">
            <text:p>00:54:45</text:p>
          </table:table-cell>
          <table:table-cell table:style-name="ce6" office:value-type="float" office:value="135221920" calcext:value-type="float">
            <text:p>135221920</text:p>
          </table:table-cell>
          <table:table-cell table:style-name="ce6" office:value-type="float" office:value="2676352" calcext:value-type="float">
            <text:p>2676352</text:p>
          </table:table-cell>
          <table:table-cell table:style-name="ce6" office:value-type="float" office:value="137898272" calcext:value-type="float">
            <text:p>1378982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5M45S" calcext:value-type="time">
            <text:p>00:55:45</text:p>
          </table:table-cell>
          <table:table-cell table:style-name="ce6" office:value-type="float" office:value="189820928" calcext:value-type="float">
            <text:p>189820928</text:p>
          </table:table-cell>
          <table:table-cell table:style-name="ce6" office:value-type="float" office:value="3640336" calcext:value-type="float">
            <text:p>3640336</text:p>
          </table:table-cell>
          <table:table-cell table:style-name="ce6" office:value-type="float" office:value="193461264" calcext:value-type="float">
            <text:p>1934612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6M45S" calcext:value-type="time">
            <text:p>00:56:45</text:p>
          </table:table-cell>
          <table:table-cell table:style-name="ce6" office:value-type="float" office:value="154314816" calcext:value-type="float">
            <text:p>154314816</text:p>
          </table:table-cell>
          <table:table-cell table:style-name="ce6" office:value-type="float" office:value="3289968" calcext:value-type="float">
            <text:p>3289968</text:p>
          </table:table-cell>
          <table:table-cell table:style-name="ce6" office:value-type="float" office:value="157604784" calcext:value-type="float">
            <text:p>1576047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7M45S" calcext:value-type="time">
            <text:p>00:57:45</text:p>
          </table:table-cell>
          <table:table-cell table:style-name="ce6" office:value-type="float" office:value="203948864" calcext:value-type="float">
            <text:p>203948864</text:p>
          </table:table-cell>
          <table:table-cell table:style-name="ce6" office:value-type="float" office:value="4278664" calcext:value-type="float">
            <text:p>4278664</text:p>
          </table:table-cell>
          <table:table-cell table:style-name="ce6" office:value-type="float" office:value="208227528" calcext:value-type="float">
            <text:p>2082275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8M45S" calcext:value-type="time">
            <text:p>00:58:45</text:p>
          </table:table-cell>
          <table:table-cell table:style-name="ce6" office:value-type="float" office:value="171194608" calcext:value-type="float">
            <text:p>171194608</text:p>
          </table:table-cell>
          <table:table-cell table:style-name="ce6" office:value-type="float" office:value="3392184" calcext:value-type="float">
            <text:p>3392184</text:p>
          </table:table-cell>
          <table:table-cell table:style-name="ce6" office:value-type="float" office:value="174586792" calcext:value-type="float">
            <text:p>1745867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0H59M45S" calcext:value-type="time">
            <text:p>00:59:45</text:p>
          </table:table-cell>
          <table:table-cell table:style-name="ce6" office:value-type="float" office:value="139553048" calcext:value-type="float">
            <text:p>139553048</text:p>
          </table:table-cell>
          <table:table-cell table:style-name="ce6" office:value-type="float" office:value="2792480" calcext:value-type="float">
            <text:p>2792480</text:p>
          </table:table-cell>
          <table:table-cell table:style-name="ce6" office:value-type="float" office:value="142345528" calcext:value-type="float">
            <text:p>1423455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0M45S" calcext:value-type="time">
            <text:p>01:00:45</text:p>
          </table:table-cell>
          <table:table-cell table:style-name="ce6" office:value-type="float" office:value="85611936" calcext:value-type="float">
            <text:p>85611936</text:p>
          </table:table-cell>
          <table:table-cell table:style-name="ce6" office:value-type="float" office:value="1921160" calcext:value-type="float">
            <text:p>1921160</text:p>
          </table:table-cell>
          <table:table-cell table:style-name="ce6" office:value-type="float" office:value="87533096" calcext:value-type="float">
            <text:p>875330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1M45S" calcext:value-type="time">
            <text:p>01:01:45</text:p>
          </table:table-cell>
          <table:table-cell table:style-name="ce6" office:value-type="float" office:value="204417272" calcext:value-type="float">
            <text:p>204417272</text:p>
          </table:table-cell>
          <table:table-cell table:style-name="ce6" office:value-type="float" office:value="3886776" calcext:value-type="float">
            <text:p>3886776</text:p>
          </table:table-cell>
          <table:table-cell table:style-name="ce6" office:value-type="float" office:value="208304048" calcext:value-type="float">
            <text:p>2083040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2M45S" calcext:value-type="time">
            <text:p>01:02:45</text:p>
          </table:table-cell>
          <table:table-cell table:style-name="ce6" office:value-type="float" office:value="207545880" calcext:value-type="float">
            <text:p>207545880</text:p>
          </table:table-cell>
          <table:table-cell table:style-name="ce6" office:value-type="float" office:value="3898128" calcext:value-type="float">
            <text:p>3898128</text:p>
          </table:table-cell>
          <table:table-cell table:style-name="ce6" office:value-type="float" office:value="211444008" calcext:value-type="float">
            <text:p>211444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3M45S" calcext:value-type="time">
            <text:p>01:03:45</text:p>
          </table:table-cell>
          <table:table-cell table:style-name="ce6" office:value-type="float" office:value="200844272" calcext:value-type="float">
            <text:p>200844272</text:p>
          </table:table-cell>
          <table:table-cell table:style-name="ce6" office:value-type="float" office:value="3708000" calcext:value-type="float">
            <text:p>3708000</text:p>
          </table:table-cell>
          <table:table-cell table:style-name="ce6" office:value-type="float" office:value="204552272" calcext:value-type="float">
            <text:p>2045522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4M45S" calcext:value-type="time">
            <text:p>01:04:45</text:p>
          </table:table-cell>
          <table:table-cell table:style-name="ce6" office:value-type="float" office:value="207594480" calcext:value-type="float">
            <text:p>207594480</text:p>
          </table:table-cell>
          <table:table-cell table:style-name="ce6" office:value-type="float" office:value="3922416" calcext:value-type="float">
            <text:p>3922416</text:p>
          </table:table-cell>
          <table:table-cell table:style-name="ce6" office:value-type="float" office:value="211516896" calcext:value-type="float">
            <text:p>2115168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5M45S" calcext:value-type="time">
            <text:p>01:05:45</text:p>
          </table:table-cell>
          <table:table-cell table:style-name="ce6" office:value-type="float" office:value="204002488" calcext:value-type="float">
            <text:p>204002488</text:p>
          </table:table-cell>
          <table:table-cell table:style-name="ce6" office:value-type="float" office:value="3870464" calcext:value-type="float">
            <text:p>3870464</text:p>
          </table:table-cell>
          <table:table-cell table:style-name="ce6" office:value-type="float" office:value="207872952" calcext:value-type="float">
            <text:p>2078729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6M45S" calcext:value-type="time">
            <text:p>01:06:45</text:p>
          </table:table-cell>
          <table:table-cell table:style-name="ce6" office:value-type="float" office:value="206215672" calcext:value-type="float">
            <text:p>206215672</text:p>
          </table:table-cell>
          <table:table-cell table:style-name="ce6" office:value-type="float" office:value="3877360" calcext:value-type="float">
            <text:p>3877360</text:p>
          </table:table-cell>
          <table:table-cell table:style-name="ce6" office:value-type="float" office:value="210093032" calcext:value-type="float">
            <text:p>2100930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7M45S" calcext:value-type="time">
            <text:p>01:07:45</text:p>
          </table:table-cell>
          <table:table-cell table:style-name="ce6" office:value-type="float" office:value="170849024" calcext:value-type="float">
            <text:p>170849024</text:p>
          </table:table-cell>
          <table:table-cell table:style-name="ce6" office:value-type="float" office:value="3646600" calcext:value-type="float">
            <text:p>3646600</text:p>
          </table:table-cell>
          <table:table-cell table:style-name="ce6" office:value-type="float" office:value="174495624" calcext:value-type="float">
            <text:p>1744956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8M45S" calcext:value-type="time">
            <text:p>01:08:45</text:p>
          </table:table-cell>
          <table:table-cell table:style-name="ce6" office:value-type="float" office:value="204035864" calcext:value-type="float">
            <text:p>204035864</text:p>
          </table:table-cell>
          <table:table-cell table:style-name="ce6" office:value-type="float" office:value="4094192" calcext:value-type="float">
            <text:p>4094192</text:p>
          </table:table-cell>
          <table:table-cell table:style-name="ce6" office:value-type="float" office:value="208130056" calcext:value-type="float">
            <text:p>2081300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09M45S" calcext:value-type="time">
            <text:p>01:09:45</text:p>
          </table:table-cell>
          <table:table-cell table:style-name="ce6" office:value-type="float" office:value="206428808" calcext:value-type="float">
            <text:p>206428808</text:p>
          </table:table-cell>
          <table:table-cell table:style-name="ce6" office:value-type="float" office:value="3778408" calcext:value-type="float">
            <text:p>3778408</text:p>
          </table:table-cell>
          <table:table-cell table:style-name="ce6" office:value-type="float" office:value="210207216" calcext:value-type="float">
            <text:p>2102072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0M45S" calcext:value-type="time">
            <text:p>01:10:45</text:p>
          </table:table-cell>
          <table:table-cell table:style-name="ce6" office:value-type="float" office:value="206611528" calcext:value-type="float">
            <text:p>206611528</text:p>
          </table:table-cell>
          <table:table-cell table:style-name="ce6" office:value-type="float" office:value="4277792" calcext:value-type="float">
            <text:p>4277792</text:p>
          </table:table-cell>
          <table:table-cell table:style-name="ce6" office:value-type="float" office:value="210889320" calcext:value-type="float">
            <text:p>2108893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1M45S" calcext:value-type="time">
            <text:p>01:11:45</text:p>
          </table:table-cell>
          <table:table-cell table:style-name="ce6" office:value-type="float" office:value="264241720" calcext:value-type="float">
            <text:p>264241720</text:p>
          </table:table-cell>
          <table:table-cell table:style-name="ce6" office:value-type="float" office:value="4846296" calcext:value-type="float">
            <text:p>4846296</text:p>
          </table:table-cell>
          <table:table-cell table:style-name="ce6" office:value-type="float" office:value="269088016" calcext:value-type="float">
            <text:p>2690880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2M45S" calcext:value-type="time">
            <text:p>01:12:45</text:p>
          </table:table-cell>
          <table:table-cell table:style-name="ce6" office:value-type="float" office:value="90727968" calcext:value-type="float">
            <text:p>90727968</text:p>
          </table:table-cell>
          <table:table-cell table:style-name="ce6" office:value-type="float" office:value="2145960" calcext:value-type="float">
            <text:p>2145960</text:p>
          </table:table-cell>
          <table:table-cell table:style-name="ce6" office:value-type="float" office:value="92873928" calcext:value-type="float">
            <text:p>928739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3M45S" calcext:value-type="time">
            <text:p>01:13:45</text:p>
          </table:table-cell>
          <table:table-cell table:style-name="ce6" office:value-type="float" office:value="103349832" calcext:value-type="float">
            <text:p>103349832</text:p>
          </table:table-cell>
          <table:table-cell table:style-name="ce6" office:value-type="float" office:value="2143536" calcext:value-type="float">
            <text:p>2143536</text:p>
          </table:table-cell>
          <table:table-cell table:style-name="ce6" office:value-type="float" office:value="105493368" calcext:value-type="float">
            <text:p>1054933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4M45S" calcext:value-type="time">
            <text:p>01:14:45</text:p>
          </table:table-cell>
          <table:table-cell table:style-name="ce6" office:value-type="float" office:value="51526024" calcext:value-type="float">
            <text:p>51526024</text:p>
          </table:table-cell>
          <table:table-cell table:style-name="ce6" office:value-type="float" office:value="1424496" calcext:value-type="float">
            <text:p>1424496</text:p>
          </table:table-cell>
          <table:table-cell table:style-name="ce6" office:value-type="float" office:value="52950520" calcext:value-type="float">
            <text:p>529505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5M45S" calcext:value-type="time">
            <text:p>01:15:45</text:p>
          </table:table-cell>
          <table:table-cell table:style-name="ce6" office:value-type="float" office:value="133552112" calcext:value-type="float">
            <text:p>133552112</text:p>
          </table:table-cell>
          <table:table-cell table:style-name="ce6" office:value-type="float" office:value="2947896" calcext:value-type="float">
            <text:p>2947896</text:p>
          </table:table-cell>
          <table:table-cell table:style-name="ce6" office:value-type="float" office:value="136500008" calcext:value-type="float">
            <text:p>136500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6M45S" calcext:value-type="time">
            <text:p>01:16:45</text:p>
          </table:table-cell>
          <table:table-cell table:style-name="ce6" office:value-type="float" office:value="218137816" calcext:value-type="float">
            <text:p>218137816</text:p>
          </table:table-cell>
          <table:table-cell table:style-name="ce6" office:value-type="float" office:value="8544624" calcext:value-type="float">
            <text:p>8544624</text:p>
          </table:table-cell>
          <table:table-cell table:style-name="ce6" office:value-type="float" office:value="226682440" calcext:value-type="float">
            <text:p>2266824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7M45S" calcext:value-type="time">
            <text:p>01:17:45</text:p>
          </table:table-cell>
          <table:table-cell table:style-name="ce6" office:value-type="float" office:value="107585720" calcext:value-type="float">
            <text:p>107585720</text:p>
          </table:table-cell>
          <table:table-cell table:style-name="ce6" office:value-type="float" office:value="3837408" calcext:value-type="float">
            <text:p>3837408</text:p>
          </table:table-cell>
          <table:table-cell table:style-name="ce6" office:value-type="float" office:value="111423128" calcext:value-type="float">
            <text:p>1114231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8M45S" calcext:value-type="time">
            <text:p>01:18:45</text:p>
          </table:table-cell>
          <table:table-cell table:style-name="ce6" office:value-type="float" office:value="68760880" calcext:value-type="float">
            <text:p>68760880</text:p>
          </table:table-cell>
          <table:table-cell table:style-name="ce6" office:value-type="float" office:value="2266000" calcext:value-type="float">
            <text:p>2266000</text:p>
          </table:table-cell>
          <table:table-cell table:style-name="ce6" office:value-type="float" office:value="71026880" calcext:value-type="float">
            <text:p>710268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19M45S" calcext:value-type="time">
            <text:p>01:19:45</text:p>
          </table:table-cell>
          <table:table-cell table:style-name="ce6" office:value-type="float" office:value="53088648" calcext:value-type="float">
            <text:p>53088648</text:p>
          </table:table-cell>
          <table:table-cell table:style-name="ce6" office:value-type="float" office:value="1592280" calcext:value-type="float">
            <text:p>1592280</text:p>
          </table:table-cell>
          <table:table-cell table:style-name="ce6" office:value-type="float" office:value="54680928" calcext:value-type="float">
            <text:p>546809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0M45S" calcext:value-type="time">
            <text:p>01:20:45</text:p>
          </table:table-cell>
          <table:table-cell table:style-name="ce6" office:value-type="float" office:value="308587408" calcext:value-type="float">
            <text:p>308587408</text:p>
          </table:table-cell>
          <table:table-cell table:style-name="ce6" office:value-type="float" office:value="10220848" calcext:value-type="float">
            <text:p>10220848</text:p>
          </table:table-cell>
          <table:table-cell table:style-name="ce6" office:value-type="float" office:value="318808256" calcext:value-type="float">
            <text:p>3188082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1M45S" calcext:value-type="time">
            <text:p>01:21:45</text:p>
          </table:table-cell>
          <table:table-cell table:style-name="ce6" office:value-type="float" office:value="379473832" calcext:value-type="float">
            <text:p>379473832</text:p>
          </table:table-cell>
          <table:table-cell table:style-name="ce6" office:value-type="float" office:value="11816768" calcext:value-type="float">
            <text:p>11816768</text:p>
          </table:table-cell>
          <table:table-cell table:style-name="ce6" office:value-type="float" office:value="391290600" calcext:value-type="float">
            <text:p>3912906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2M45S" calcext:value-type="time">
            <text:p>01:22:45</text:p>
          </table:table-cell>
          <table:table-cell table:style-name="ce6" office:value-type="float" office:value="488179728" calcext:value-type="float">
            <text:p>488179728</text:p>
          </table:table-cell>
          <table:table-cell table:style-name="ce6" office:value-type="float" office:value="15106552" calcext:value-type="float">
            <text:p>15106552</text:p>
          </table:table-cell>
          <table:table-cell table:style-name="ce6" office:value-type="float" office:value="503286280" calcext:value-type="float">
            <text:p>503286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3M45S" calcext:value-type="time">
            <text:p>01:23:45</text:p>
          </table:table-cell>
          <table:table-cell table:style-name="ce6" office:value-type="float" office:value="267821088" calcext:value-type="float">
            <text:p>267821088</text:p>
          </table:table-cell>
          <table:table-cell table:style-name="ce6" office:value-type="float" office:value="6889920" calcext:value-type="float">
            <text:p>6889920</text:p>
          </table:table-cell>
          <table:table-cell table:style-name="ce6" office:value-type="float" office:value="274711008" calcext:value-type="float">
            <text:p>274711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4M45S" calcext:value-type="time">
            <text:p>01:24:45</text:p>
          </table:table-cell>
          <table:table-cell table:style-name="ce6" office:value-type="float" office:value="236990456" calcext:value-type="float">
            <text:p>236990456</text:p>
          </table:table-cell>
          <table:table-cell table:style-name="ce6" office:value-type="float" office:value="6069192" calcext:value-type="float">
            <text:p>6069192</text:p>
          </table:table-cell>
          <table:table-cell table:style-name="ce6" office:value-type="float" office:value="243059648" calcext:value-type="float">
            <text:p>2430596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5M45S" calcext:value-type="time">
            <text:p>01:25:45</text:p>
          </table:table-cell>
          <table:table-cell table:style-name="ce6" office:value-type="float" office:value="232458072" calcext:value-type="float">
            <text:p>232458072</text:p>
          </table:table-cell>
          <table:table-cell table:style-name="ce6" office:value-type="float" office:value="5957504" calcext:value-type="float">
            <text:p>5957504</text:p>
          </table:table-cell>
          <table:table-cell table:style-name="ce6" office:value-type="float" office:value="238415576" calcext:value-type="float">
            <text:p>238415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6M45S" calcext:value-type="time">
            <text:p>01:26:45</text:p>
          </table:table-cell>
          <table:table-cell table:style-name="ce6" office:value-type="float" office:value="229191552" calcext:value-type="float">
            <text:p>229191552</text:p>
          </table:table-cell>
          <table:table-cell table:style-name="ce6" office:value-type="float" office:value="5802728" calcext:value-type="float">
            <text:p>5802728</text:p>
          </table:table-cell>
          <table:table-cell table:style-name="ce6" office:value-type="float" office:value="234994280" calcext:value-type="float">
            <text:p>2349942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7M45S" calcext:value-type="time">
            <text:p>01:27:45</text:p>
          </table:table-cell>
          <table:table-cell table:style-name="ce6" office:value-type="float" office:value="211865240" calcext:value-type="float">
            <text:p>211865240</text:p>
          </table:table-cell>
          <table:table-cell table:style-name="ce6" office:value-type="float" office:value="5476872" calcext:value-type="float">
            <text:p>5476872</text:p>
          </table:table-cell>
          <table:table-cell table:style-name="ce6" office:value-type="float" office:value="217342112" calcext:value-type="float">
            <text:p>2173421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8M45S" calcext:value-type="time">
            <text:p>01:28:45</text:p>
          </table:table-cell>
          <table:table-cell table:style-name="ce6" office:value-type="float" office:value="215949712" calcext:value-type="float">
            <text:p>215949712</text:p>
          </table:table-cell>
          <table:table-cell table:style-name="ce6" office:value-type="float" office:value="5271992" calcext:value-type="float">
            <text:p>5271992</text:p>
          </table:table-cell>
          <table:table-cell table:style-name="ce6" office:value-type="float" office:value="221221704" calcext:value-type="float">
            <text:p>2212217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29M45S" calcext:value-type="time">
            <text:p>01:29:45</text:p>
          </table:table-cell>
          <table:table-cell table:style-name="ce6" office:value-type="float" office:value="218455072" calcext:value-type="float">
            <text:p>218455072</text:p>
          </table:table-cell>
          <table:table-cell table:style-name="ce6" office:value-type="float" office:value="5472528" calcext:value-type="float">
            <text:p>5472528</text:p>
          </table:table-cell>
          <table:table-cell table:style-name="ce6" office:value-type="float" office:value="223927600" calcext:value-type="float">
            <text:p>2239276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0M45S" calcext:value-type="time">
            <text:p>01:30:45</text:p>
          </table:table-cell>
          <table:table-cell table:style-name="ce6" office:value-type="float" office:value="231883040" calcext:value-type="float">
            <text:p>231883040</text:p>
          </table:table-cell>
          <table:table-cell table:style-name="ce6" office:value-type="float" office:value="6088176" calcext:value-type="float">
            <text:p>6088176</text:p>
          </table:table-cell>
          <table:table-cell table:style-name="ce6" office:value-type="float" office:value="237971216" calcext:value-type="float">
            <text:p>2379712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1M45S" calcext:value-type="time">
            <text:p>01:31:45</text:p>
          </table:table-cell>
          <table:table-cell table:style-name="ce6" office:value-type="float" office:value="44744816" calcext:value-type="float">
            <text:p>44744816</text:p>
          </table:table-cell>
          <table:table-cell table:style-name="ce6" office:value-type="float" office:value="1299848" calcext:value-type="float">
            <text:p>1299848</text:p>
          </table:table-cell>
          <table:table-cell table:style-name="ce6" office:value-type="float" office:value="46044664" calcext:value-type="float">
            <text:p>460446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2M45S" calcext:value-type="time">
            <text:p>01:32:45</text:p>
          </table:table-cell>
          <table:table-cell table:style-name="ce6" office:value-type="float" office:value="338515440" calcext:value-type="float">
            <text:p>338515440</text:p>
          </table:table-cell>
          <table:table-cell table:style-name="ce6" office:value-type="float" office:value="10278808" calcext:value-type="float">
            <text:p>10278808</text:p>
          </table:table-cell>
          <table:table-cell table:style-name="ce6" office:value-type="float" office:value="348794248" calcext:value-type="float">
            <text:p>3487942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3M45S" calcext:value-type="time">
            <text:p>01:33:45</text:p>
          </table:table-cell>
          <table:table-cell table:style-name="ce6" office:value-type="float" office:value="547868056" calcext:value-type="float">
            <text:p>547868056</text:p>
          </table:table-cell>
          <table:table-cell table:style-name="ce6" office:value-type="float" office:value="16175744" calcext:value-type="float">
            <text:p>16175744</text:p>
          </table:table-cell>
          <table:table-cell table:style-name="ce6" office:value-type="float" office:value="564043800" calcext:value-type="float">
            <text:p>5640438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4M45S" calcext:value-type="time">
            <text:p>01:34:45</text:p>
          </table:table-cell>
          <table:table-cell table:style-name="ce6" office:value-type="float" office:value="531341992" calcext:value-type="float">
            <text:p>531341992</text:p>
          </table:table-cell>
          <table:table-cell table:style-name="ce6" office:value-type="float" office:value="16303896" calcext:value-type="float">
            <text:p>16303896</text:p>
          </table:table-cell>
          <table:table-cell table:style-name="ce6" office:value-type="float" office:value="547645888" calcext:value-type="float">
            <text:p>5476458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5M45S" calcext:value-type="time">
            <text:p>01:35:45</text:p>
          </table:table-cell>
          <table:table-cell table:style-name="ce6" office:value-type="float" office:value="519711088" calcext:value-type="float">
            <text:p>519711088</text:p>
          </table:table-cell>
          <table:table-cell table:style-name="ce6" office:value-type="float" office:value="15525032" calcext:value-type="float">
            <text:p>15525032</text:p>
          </table:table-cell>
          <table:table-cell table:style-name="ce6" office:value-type="float" office:value="535236120" calcext:value-type="float">
            <text:p>5352361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6M45S" calcext:value-type="time">
            <text:p>01:36:45</text:p>
          </table:table-cell>
          <table:table-cell table:style-name="ce6" office:value-type="float" office:value="397726560" calcext:value-type="float">
            <text:p>397726560</text:p>
          </table:table-cell>
          <table:table-cell table:style-name="ce6" office:value-type="float" office:value="11980248" calcext:value-type="float">
            <text:p>11980248</text:p>
          </table:table-cell>
          <table:table-cell table:style-name="ce6" office:value-type="float" office:value="409706808" calcext:value-type="float">
            <text:p>4097068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7M45S" calcext:value-type="time">
            <text:p>01:37:45</text:p>
          </table:table-cell>
          <table:table-cell table:style-name="ce6" office:value-type="float" office:value="479603792" calcext:value-type="float">
            <text:p>479603792</text:p>
          </table:table-cell>
          <table:table-cell table:style-name="ce6" office:value-type="float" office:value="14291752" calcext:value-type="float">
            <text:p>14291752</text:p>
          </table:table-cell>
          <table:table-cell table:style-name="ce6" office:value-type="float" office:value="493895544" calcext:value-type="float">
            <text:p>4938955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8M45S" calcext:value-type="time">
            <text:p>01:38:45</text:p>
          </table:table-cell>
          <table:table-cell table:style-name="ce6" office:value-type="float" office:value="404653728" calcext:value-type="float">
            <text:p>404653728</text:p>
          </table:table-cell>
          <table:table-cell table:style-name="ce6" office:value-type="float" office:value="12115472" calcext:value-type="float">
            <text:p>12115472</text:p>
          </table:table-cell>
          <table:table-cell table:style-name="ce6" office:value-type="float" office:value="416769200" calcext:value-type="float">
            <text:p>4167692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39M45S" calcext:value-type="time">
            <text:p>01:39:45</text:p>
          </table:table-cell>
          <table:table-cell table:style-name="ce6" office:value-type="float" office:value="520927016" calcext:value-type="float">
            <text:p>520927016</text:p>
          </table:table-cell>
          <table:table-cell table:style-name="ce6" office:value-type="float" office:value="15502776" calcext:value-type="float">
            <text:p>15502776</text:p>
          </table:table-cell>
          <table:table-cell table:style-name="ce6" office:value-type="float" office:value="536429792" calcext:value-type="float">
            <text:p>5364297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0M45S" calcext:value-type="time">
            <text:p>01:40:45</text:p>
          </table:table-cell>
          <table:table-cell table:style-name="ce6" office:value-type="float" office:value="517259704" calcext:value-type="float">
            <text:p>517259704</text:p>
          </table:table-cell>
          <table:table-cell table:style-name="ce6" office:value-type="float" office:value="15553432" calcext:value-type="float">
            <text:p>15553432</text:p>
          </table:table-cell>
          <table:table-cell table:style-name="ce6" office:value-type="float" office:value="532813136" calcext:value-type="float">
            <text:p>5328131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1M45S" calcext:value-type="time">
            <text:p>01:41:45</text:p>
          </table:table-cell>
          <table:table-cell table:style-name="ce6" office:value-type="float" office:value="484890560" calcext:value-type="float">
            <text:p>484890560</text:p>
          </table:table-cell>
          <table:table-cell table:style-name="ce6" office:value-type="float" office:value="14439072" calcext:value-type="float">
            <text:p>14439072</text:p>
          </table:table-cell>
          <table:table-cell table:style-name="ce6" office:value-type="float" office:value="499329632" calcext:value-type="float">
            <text:p>49932963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2M45S" calcext:value-type="time">
            <text:p>01:42:45</text:p>
          </table:table-cell>
          <table:table-cell table:style-name="ce6" office:value-type="float" office:value="463233768" calcext:value-type="float">
            <text:p>463233768</text:p>
          </table:table-cell>
          <table:table-cell table:style-name="ce6" office:value-type="float" office:value="13829344" calcext:value-type="float">
            <text:p>13829344</text:p>
          </table:table-cell>
          <table:table-cell table:style-name="ce6" office:value-type="float" office:value="477063112" calcext:value-type="float">
            <text:p>4770631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3M45S" calcext:value-type="time">
            <text:p>01:43:45</text:p>
          </table:table-cell>
          <table:table-cell table:style-name="ce6" office:value-type="float" office:value="521749400" calcext:value-type="float">
            <text:p>521749400</text:p>
          </table:table-cell>
          <table:table-cell table:style-name="ce6" office:value-type="float" office:value="15458296" calcext:value-type="float">
            <text:p>15458296</text:p>
          </table:table-cell>
          <table:table-cell table:style-name="ce6" office:value-type="float" office:value="537207696" calcext:value-type="float">
            <text:p>5372076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4M45S" calcext:value-type="time">
            <text:p>01:44:45</text:p>
          </table:table-cell>
          <table:table-cell table:style-name="ce6" office:value-type="float" office:value="529109984" calcext:value-type="float">
            <text:p>529109984</text:p>
          </table:table-cell>
          <table:table-cell table:style-name="ce6" office:value-type="float" office:value="15720112" calcext:value-type="float">
            <text:p>15720112</text:p>
          </table:table-cell>
          <table:table-cell table:style-name="ce6" office:value-type="float" office:value="544830096" calcext:value-type="float">
            <text:p>5448300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5M45S" calcext:value-type="time">
            <text:p>01:45:45</text:p>
          </table:table-cell>
          <table:table-cell table:style-name="ce6" office:value-type="float" office:value="517480680" calcext:value-type="float">
            <text:p>517480680</text:p>
          </table:table-cell>
          <table:table-cell table:style-name="ce6" office:value-type="float" office:value="15431888" calcext:value-type="float">
            <text:p>15431888</text:p>
          </table:table-cell>
          <table:table-cell table:style-name="ce6" office:value-type="float" office:value="532912568" calcext:value-type="float">
            <text:p>5329125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6M45S" calcext:value-type="time">
            <text:p>01:46:45</text:p>
          </table:table-cell>
          <table:table-cell table:style-name="ce6" office:value-type="float" office:value="498670616" calcext:value-type="float">
            <text:p>498670616</text:p>
          </table:table-cell>
          <table:table-cell table:style-name="ce6" office:value-type="float" office:value="14978088" calcext:value-type="float">
            <text:p>14978088</text:p>
          </table:table-cell>
          <table:table-cell table:style-name="ce6" office:value-type="float" office:value="513648704" calcext:value-type="float">
            <text:p>5136487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7M45S" calcext:value-type="time">
            <text:p>01:47:45</text:p>
          </table:table-cell>
          <table:table-cell table:style-name="ce6" office:value-type="float" office:value="535957968" calcext:value-type="float">
            <text:p>535957968</text:p>
          </table:table-cell>
          <table:table-cell table:style-name="ce6" office:value-type="float" office:value="15870128" calcext:value-type="float">
            <text:p>15870128</text:p>
          </table:table-cell>
          <table:table-cell table:style-name="ce6" office:value-type="float" office:value="551828096" calcext:value-type="float">
            <text:p>5518280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8M45S" calcext:value-type="time">
            <text:p>01:48:45</text:p>
          </table:table-cell>
          <table:table-cell table:style-name="ce6" office:value-type="float" office:value="524783512" calcext:value-type="float">
            <text:p>524783512</text:p>
          </table:table-cell>
          <table:table-cell table:style-name="ce6" office:value-type="float" office:value="15614208" calcext:value-type="float">
            <text:p>15614208</text:p>
          </table:table-cell>
          <table:table-cell table:style-name="ce6" office:value-type="float" office:value="540397720" calcext:value-type="float">
            <text:p>5403977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49M45S" calcext:value-type="time">
            <text:p>01:49:45</text:p>
          </table:table-cell>
          <table:table-cell table:style-name="ce6" office:value-type="float" office:value="236914192" calcext:value-type="float">
            <text:p>236914192</text:p>
          </table:table-cell>
          <table:table-cell table:style-name="ce6" office:value-type="float" office:value="7263520" calcext:value-type="float">
            <text:p>7263520</text:p>
          </table:table-cell>
          <table:table-cell table:style-name="ce6" office:value-type="float" office:value="244177712" calcext:value-type="float">
            <text:p>2441777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0M45S" calcext:value-type="time">
            <text:p>01:50:45</text:p>
          </table:table-cell>
          <table:table-cell table:style-name="ce6" office:value-type="float" office:value="445248864" calcext:value-type="float">
            <text:p>445248864</text:p>
          </table:table-cell>
          <table:table-cell table:style-name="ce6" office:value-type="float" office:value="13302040" calcext:value-type="float">
            <text:p>13302040</text:p>
          </table:table-cell>
          <table:table-cell table:style-name="ce6" office:value-type="float" office:value="458550904" calcext:value-type="float">
            <text:p>4585509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1M45S" calcext:value-type="time">
            <text:p>01:51:45</text:p>
          </table:table-cell>
          <table:table-cell table:style-name="ce6" office:value-type="float" office:value="427407536" calcext:value-type="float">
            <text:p>427407536</text:p>
          </table:table-cell>
          <table:table-cell table:style-name="ce6" office:value-type="float" office:value="12916376" calcext:value-type="float">
            <text:p>12916376</text:p>
          </table:table-cell>
          <table:table-cell table:style-name="ce6" office:value-type="float" office:value="440323912" calcext:value-type="float">
            <text:p>4403239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2M45S" calcext:value-type="time">
            <text:p>01:52:45</text:p>
          </table:table-cell>
          <table:table-cell table:style-name="ce6" office:value-type="float" office:value="212638480" calcext:value-type="float">
            <text:p>212638480</text:p>
          </table:table-cell>
          <table:table-cell table:style-name="ce6" office:value-type="float" office:value="7350784" calcext:value-type="float">
            <text:p>7350784</text:p>
          </table:table-cell>
          <table:table-cell table:style-name="ce6" office:value-type="float" office:value="219989264" calcext:value-type="float">
            <text:p>2199892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3M45S" calcext:value-type="time">
            <text:p>01:53:45</text:p>
          </table:table-cell>
          <table:table-cell table:style-name="ce6" office:value-type="float" office:value="587944992" calcext:value-type="float">
            <text:p>587944992</text:p>
          </table:table-cell>
          <table:table-cell table:style-name="ce6" office:value-type="float" office:value="18317480" calcext:value-type="float">
            <text:p>18317480</text:p>
          </table:table-cell>
          <table:table-cell table:style-name="ce6" office:value-type="float" office:value="606262472" calcext:value-type="float">
            <text:p>6062624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4M45S" calcext:value-type="time">
            <text:p>01:54:45</text:p>
          </table:table-cell>
          <table:table-cell table:style-name="ce6" office:value-type="float" office:value="475720120" calcext:value-type="float">
            <text:p>475720120</text:p>
          </table:table-cell>
          <table:table-cell table:style-name="ce6" office:value-type="float" office:value="15104624" calcext:value-type="float">
            <text:p>15104624</text:p>
          </table:table-cell>
          <table:table-cell table:style-name="ce6" office:value-type="float" office:value="490824744" calcext:value-type="float">
            <text:p>4908247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5M45S" calcext:value-type="time">
            <text:p>01:55:45</text:p>
          </table:table-cell>
          <table:table-cell table:style-name="ce6" office:value-type="float" office:value="420658864" calcext:value-type="float">
            <text:p>420658864</text:p>
          </table:table-cell>
          <table:table-cell table:style-name="ce6" office:value-type="float" office:value="13239400" calcext:value-type="float">
            <text:p>13239400</text:p>
          </table:table-cell>
          <table:table-cell table:style-name="ce6" office:value-type="float" office:value="433898264" calcext:value-type="float">
            <text:p>4338982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6M45S" calcext:value-type="time">
            <text:p>01:56:45</text:p>
          </table:table-cell>
          <table:table-cell table:style-name="ce6" office:value-type="float" office:value="508531920" calcext:value-type="float">
            <text:p>508531920</text:p>
          </table:table-cell>
          <table:table-cell table:style-name="ce6" office:value-type="float" office:value="15956000" calcext:value-type="float">
            <text:p>15956000</text:p>
          </table:table-cell>
          <table:table-cell table:style-name="ce6" office:value-type="float" office:value="524487920" calcext:value-type="float">
            <text:p>5244879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7M45S" calcext:value-type="time">
            <text:p>01:57:45</text:p>
          </table:table-cell>
          <table:table-cell table:style-name="ce6" office:value-type="float" office:value="368208848" calcext:value-type="float">
            <text:p>368208848</text:p>
          </table:table-cell>
          <table:table-cell table:style-name="ce6" office:value-type="float" office:value="11549824" calcext:value-type="float">
            <text:p>11549824</text:p>
          </table:table-cell>
          <table:table-cell table:style-name="ce6" office:value-type="float" office:value="379758672" calcext:value-type="float">
            <text:p>3797586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8M45S" calcext:value-type="time">
            <text:p>01:58:45</text:p>
          </table:table-cell>
          <table:table-cell table:style-name="ce6" office:value-type="float" office:value="550413472" calcext:value-type="float">
            <text:p>550413472</text:p>
          </table:table-cell>
          <table:table-cell table:style-name="ce6" office:value-type="float" office:value="17233456" calcext:value-type="float">
            <text:p>17233456</text:p>
          </table:table-cell>
          <table:table-cell table:style-name="ce6" office:value-type="float" office:value="567646928" calcext:value-type="float">
            <text:p>5676469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1H59M45S" calcext:value-type="time">
            <text:p>01:59:45</text:p>
          </table:table-cell>
          <table:table-cell table:style-name="ce6" office:value-type="float" office:value="505961880" calcext:value-type="float">
            <text:p>505961880</text:p>
          </table:table-cell>
          <table:table-cell table:style-name="ce6" office:value-type="float" office:value="15872776" calcext:value-type="float">
            <text:p>15872776</text:p>
          </table:table-cell>
          <table:table-cell table:style-name="ce6" office:value-type="float" office:value="521834656" calcext:value-type="float">
            <text:p>52183465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0M45S" calcext:value-type="time">
            <text:p>02:00:45</text:p>
          </table:table-cell>
          <table:table-cell table:style-name="ce6" office:value-type="float" office:value="446739304" calcext:value-type="float">
            <text:p>446739304</text:p>
          </table:table-cell>
          <table:table-cell table:style-name="ce6" office:value-type="float" office:value="13994600" calcext:value-type="float">
            <text:p>13994600</text:p>
          </table:table-cell>
          <table:table-cell table:style-name="ce6" office:value-type="float" office:value="460733904" calcext:value-type="float">
            <text:p>4607339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1M45S" calcext:value-type="time">
            <text:p>02:01:45</text:p>
          </table:table-cell>
          <table:table-cell table:style-name="ce6" office:value-type="float" office:value="16736" calcext:value-type="float">
            <text:p>16736</text:p>
          </table:table-cell>
          <table:table-cell table:style-name="ce6" office:value-type="float" office:value="24568" calcext:value-type="float">
            <text:p>24568</text:p>
          </table:table-cell>
          <table:table-cell table:style-name="ce6" office:value-type="float" office:value="41304" calcext:value-type="float">
            <text:p>413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2M45S" calcext:value-type="time">
            <text:p>02:02:45</text:p>
          </table:table-cell>
          <table:table-cell table:style-name="ce6" office:value-type="float" office:value="13416" calcext:value-type="float">
            <text:p>13416</text:p>
          </table:table-cell>
          <table:table-cell table:style-name="ce6" office:value-type="float" office:value="24768" calcext:value-type="float">
            <text:p>24768</text:p>
          </table:table-cell>
          <table:table-cell table:style-name="ce6" office:value-type="float" office:value="38184" calcext:value-type="float">
            <text:p>381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3M45S" calcext:value-type="time">
            <text:p>02:03:45</text:p>
          </table:table-cell>
          <table:table-cell table:style-name="ce6" office:value-type="float" office:value="17704" calcext:value-type="float">
            <text:p>17704</text:p>
          </table:table-cell>
          <table:table-cell table:style-name="ce6" office:value-type="float" office:value="12808" calcext:value-type="float">
            <text:p>12808</text:p>
          </table:table-cell>
          <table:table-cell table:style-name="ce6" office:value-type="float" office:value="30512" calcext:value-type="float">
            <text:p>305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4M45S" calcext:value-type="time">
            <text:p>02:04:45</text:p>
          </table:table-cell>
          <table:table-cell table:style-name="ce6" office:value-type="float" office:value="31816" calcext:value-type="float">
            <text:p>31816</text:p>
          </table:table-cell>
          <table:table-cell table:style-name="ce6" office:value-type="float" office:value="32392" calcext:value-type="float">
            <text:p>32392</text:p>
          </table:table-cell>
          <table:table-cell table:style-name="ce6" office:value-type="float" office:value="64208" calcext:value-type="float">
            <text:p>642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5M45S" calcext:value-type="time">
            <text:p>02:05:45</text:p>
          </table:table-cell>
          <table:table-cell table:style-name="ce6" office:value-type="float" office:value="57784" calcext:value-type="float">
            <text:p>57784</text:p>
          </table:table-cell>
          <table:table-cell table:style-name="ce6" office:value-type="float" office:value="50368" calcext:value-type="float">
            <text:p>50368</text:p>
          </table:table-cell>
          <table:table-cell table:style-name="ce6" office:value-type="float" office:value="108152" calcext:value-type="float">
            <text:p>1081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6M45S" calcext:value-type="time">
            <text:p>02:06:45</text:p>
          </table:table-cell>
          <table:table-cell table:style-name="ce6" office:value-type="float" office:value="91290064" calcext:value-type="float">
            <text:p>91290064</text:p>
          </table:table-cell>
          <table:table-cell table:style-name="ce6" office:value-type="float" office:value="4453608" calcext:value-type="float">
            <text:p>4453608</text:p>
          </table:table-cell>
          <table:table-cell table:style-name="ce6" office:value-type="float" office:value="95743672" calcext:value-type="float">
            <text:p>957436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7M45S" calcext:value-type="time">
            <text:p>02:07:45</text:p>
          </table:table-cell>
          <table:table-cell table:style-name="ce6" office:value-type="float" office:value="58575992" calcext:value-type="float">
            <text:p>58575992</text:p>
          </table:table-cell>
          <table:table-cell table:style-name="ce6" office:value-type="float" office:value="2816648" calcext:value-type="float">
            <text:p>2816648</text:p>
          </table:table-cell>
          <table:table-cell table:style-name="ce6" office:value-type="float" office:value="61392640" calcext:value-type="float">
            <text:p>613926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8M45S" calcext:value-type="time">
            <text:p>02:08:45</text:p>
          </table:table-cell>
          <table:table-cell table:style-name="ce6" office:value-type="float" office:value="1679096" calcext:value-type="float">
            <text:p>1679096</text:p>
          </table:table-cell>
          <table:table-cell table:style-name="ce6" office:value-type="float" office:value="427488" calcext:value-type="float">
            <text:p>427488</text:p>
          </table:table-cell>
          <table:table-cell table:style-name="ce6" office:value-type="float" office:value="2106584" calcext:value-type="float">
            <text:p>21065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09M45S" calcext:value-type="time">
            <text:p>02:09:45</text:p>
          </table:table-cell>
          <table:table-cell table:style-name="ce6" office:value-type="float" office:value="328877736" calcext:value-type="float">
            <text:p>328877736</text:p>
          </table:table-cell>
          <table:table-cell table:style-name="ce6" office:value-type="float" office:value="10697736" calcext:value-type="float">
            <text:p>10697736</text:p>
          </table:table-cell>
          <table:table-cell table:style-name="ce6" office:value-type="float" office:value="339575472" calcext:value-type="float">
            <text:p>3395754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0M45S" calcext:value-type="time">
            <text:p>02:10:45</text:p>
          </table:table-cell>
          <table:table-cell table:style-name="ce6" office:value-type="float" office:value="426488376" calcext:value-type="float">
            <text:p>426488376</text:p>
          </table:table-cell>
          <table:table-cell table:style-name="ce6" office:value-type="float" office:value="13824296" calcext:value-type="float">
            <text:p>13824296</text:p>
          </table:table-cell>
          <table:table-cell table:style-name="ce6" office:value-type="float" office:value="440312672" calcext:value-type="float">
            <text:p>4403126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1M45S" calcext:value-type="time">
            <text:p>02:11:45</text:p>
          </table:table-cell>
          <table:table-cell table:style-name="ce6" office:value-type="float" office:value="478695408" calcext:value-type="float">
            <text:p>478695408</text:p>
          </table:table-cell>
          <table:table-cell table:style-name="ce6" office:value-type="float" office:value="15335936" calcext:value-type="float">
            <text:p>15335936</text:p>
          </table:table-cell>
          <table:table-cell table:style-name="ce6" office:value-type="float" office:value="494031344" calcext:value-type="float">
            <text:p>4940313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2M45S" calcext:value-type="time">
            <text:p>02:12:45</text:p>
          </table:table-cell>
          <table:table-cell table:style-name="ce6" office:value-type="float" office:value="493330992" calcext:value-type="float">
            <text:p>493330992</text:p>
          </table:table-cell>
          <table:table-cell table:style-name="ce6" office:value-type="float" office:value="15791128" calcext:value-type="float">
            <text:p>15791128</text:p>
          </table:table-cell>
          <table:table-cell table:style-name="ce6" office:value-type="float" office:value="509122120" calcext:value-type="float">
            <text:p>5091221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3M45S" calcext:value-type="time">
            <text:p>02:13:45</text:p>
          </table:table-cell>
          <table:table-cell table:style-name="ce6" office:value-type="float" office:value="446774368" calcext:value-type="float">
            <text:p>446774368</text:p>
          </table:table-cell>
          <table:table-cell table:style-name="ce6" office:value-type="float" office:value="14270184" calcext:value-type="float">
            <text:p>14270184</text:p>
          </table:table-cell>
          <table:table-cell table:style-name="ce6" office:value-type="float" office:value="461044552" calcext:value-type="float">
            <text:p>46104455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4M45S" calcext:value-type="time">
            <text:p>02:14:45</text:p>
          </table:table-cell>
          <table:table-cell table:style-name="ce6" office:value-type="float" office:value="463573896" calcext:value-type="float">
            <text:p>463573896</text:p>
          </table:table-cell>
          <table:table-cell table:style-name="ce6" office:value-type="float" office:value="14747848" calcext:value-type="float">
            <text:p>14747848</text:p>
          </table:table-cell>
          <table:table-cell table:style-name="ce6" office:value-type="float" office:value="478321744" calcext:value-type="float">
            <text:p>4783217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5M45S" calcext:value-type="time">
            <text:p>02:15:45</text:p>
          </table:table-cell>
          <table:table-cell table:style-name="ce6" office:value-type="float" office:value="157002984" calcext:value-type="float">
            <text:p>157002984</text:p>
          </table:table-cell>
          <table:table-cell table:style-name="ce6" office:value-type="float" office:value="5162808" calcext:value-type="float">
            <text:p>5162808</text:p>
          </table:table-cell>
          <table:table-cell table:style-name="ce6" office:value-type="float" office:value="162165792" calcext:value-type="float">
            <text:p>1621657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6M45S" calcext:value-type="time">
            <text:p>02:16:45</text:p>
          </table:table-cell>
          <table:table-cell table:style-name="ce6" office:value-type="float" office:value="130232" calcext:value-type="float">
            <text:p>130232</text:p>
          </table:table-cell>
          <table:table-cell table:style-name="ce6" office:value-type="float" office:value="169776" calcext:value-type="float">
            <text:p>169776</text:p>
          </table:table-cell>
          <table:table-cell table:style-name="ce6" office:value-type="float" office:value="300008" calcext:value-type="float">
            <text:p>300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7M45S" calcext:value-type="time">
            <text:p>02:17:45</text:p>
          </table:table-cell>
          <table:table-cell table:style-name="ce6" office:value-type="float" office:value="11640" calcext:value-type="float">
            <text:p>11640</text:p>
          </table:table-cell>
          <table:table-cell table:style-name="ce6" office:value-type="float" office:value="8680" calcext:value-type="float">
            <text:p>8680</text:p>
          </table:table-cell>
          <table:table-cell table:style-name="ce6" office:value-type="float" office:value="20320" calcext:value-type="float">
            <text:p>203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8M45S" calcext:value-type="time">
            <text:p>02:18:45</text:p>
          </table:table-cell>
          <table:table-cell table:style-name="ce6" office:value-type="float" office:value="18424" calcext:value-type="float">
            <text:p>18424</text:p>
          </table:table-cell>
          <table:table-cell table:style-name="ce6" office:value-type="float" office:value="16992" calcext:value-type="float">
            <text:p>16992</text:p>
          </table:table-cell>
          <table:table-cell table:style-name="ce6" office:value-type="float" office:value="35416" calcext:value-type="float">
            <text:p>354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19M45S" calcext:value-type="time">
            <text:p>02:19:45</text:p>
          </table:table-cell>
          <table:table-cell table:style-name="ce6" office:value-type="float" office:value="113536304" calcext:value-type="float">
            <text:p>113536304</text:p>
          </table:table-cell>
          <table:table-cell table:style-name="ce6" office:value-type="float" office:value="3520896" calcext:value-type="float">
            <text:p>3520896</text:p>
          </table:table-cell>
          <table:table-cell table:style-name="ce6" office:value-type="float" office:value="117057200" calcext:value-type="float">
            <text:p>1170572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0M45S" calcext:value-type="time">
            <text:p>02:20:45</text:p>
          </table:table-cell>
          <table:table-cell table:style-name="ce6" office:value-type="float" office:value="422750848" calcext:value-type="float">
            <text:p>422750848</text:p>
          </table:table-cell>
          <table:table-cell table:style-name="ce6" office:value-type="float" office:value="13169696" calcext:value-type="float">
            <text:p>13169696</text:p>
          </table:table-cell>
          <table:table-cell table:style-name="ce6" office:value-type="float" office:value="435920544" calcext:value-type="float">
            <text:p>4359205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1M45S" calcext:value-type="time">
            <text:p>02:21:45</text:p>
          </table:table-cell>
          <table:table-cell table:style-name="ce6" office:value-type="float" office:value="498555072" calcext:value-type="float">
            <text:p>498555072</text:p>
          </table:table-cell>
          <table:table-cell table:style-name="ce6" office:value-type="float" office:value="15477432" calcext:value-type="float">
            <text:p>15477432</text:p>
          </table:table-cell>
          <table:table-cell table:style-name="ce6" office:value-type="float" office:value="514032504" calcext:value-type="float">
            <text:p>5140325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2M45S" calcext:value-type="time">
            <text:p>02:22:45</text:p>
          </table:table-cell>
          <table:table-cell table:style-name="ce6" office:value-type="float" office:value="455981664" calcext:value-type="float">
            <text:p>455981664</text:p>
          </table:table-cell>
          <table:table-cell table:style-name="ce6" office:value-type="float" office:value="14172536" calcext:value-type="float">
            <text:p>14172536</text:p>
          </table:table-cell>
          <table:table-cell table:style-name="ce6" office:value-type="float" office:value="470154200" calcext:value-type="float">
            <text:p>4701542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3M45S" calcext:value-type="time">
            <text:p>02:23:45</text:p>
          </table:table-cell>
          <table:table-cell table:style-name="ce6" office:value-type="float" office:value="534028032" calcext:value-type="float">
            <text:p>534028032</text:p>
          </table:table-cell>
          <table:table-cell table:style-name="ce6" office:value-type="float" office:value="16741760" calcext:value-type="float">
            <text:p>16741760</text:p>
          </table:table-cell>
          <table:table-cell table:style-name="ce6" office:value-type="float" office:value="550769792" calcext:value-type="float">
            <text:p>5507697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4M45S" calcext:value-type="time">
            <text:p>02:24:45</text:p>
          </table:table-cell>
          <table:table-cell table:style-name="ce6" office:value-type="float" office:value="467444224" calcext:value-type="float">
            <text:p>467444224</text:p>
          </table:table-cell>
          <table:table-cell table:style-name="ce6" office:value-type="float" office:value="14705848" calcext:value-type="float">
            <text:p>14705848</text:p>
          </table:table-cell>
          <table:table-cell table:style-name="ce6" office:value-type="float" office:value="482150072" calcext:value-type="float">
            <text:p>4821500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5M45S" calcext:value-type="time">
            <text:p>02:25:45</text:p>
          </table:table-cell>
          <table:table-cell table:style-name="ce6" office:value-type="float" office:value="357336352" calcext:value-type="float">
            <text:p>357336352</text:p>
          </table:table-cell>
          <table:table-cell table:style-name="ce6" office:value-type="float" office:value="11374120" calcext:value-type="float">
            <text:p>11374120</text:p>
          </table:table-cell>
          <table:table-cell table:style-name="ce6" office:value-type="float" office:value="368710472" calcext:value-type="float">
            <text:p>3687104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6M45S" calcext:value-type="time">
            <text:p>02:26:45</text:p>
          </table:table-cell>
          <table:table-cell table:style-name="ce6" office:value-type="float" office:value="553349536" calcext:value-type="float">
            <text:p>553349536</text:p>
          </table:table-cell>
          <table:table-cell table:style-name="ce6" office:value-type="float" office:value="16526936" calcext:value-type="float">
            <text:p>16526936</text:p>
          </table:table-cell>
          <table:table-cell table:style-name="ce6" office:value-type="float" office:value="569876472" calcext:value-type="float">
            <text:p>5698764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7M45S" calcext:value-type="time">
            <text:p>02:27:45</text:p>
          </table:table-cell>
          <table:table-cell table:style-name="ce6" office:value-type="float" office:value="529065088" calcext:value-type="float">
            <text:p>529065088</text:p>
          </table:table-cell>
          <table:table-cell table:style-name="ce6" office:value-type="float" office:value="15617752" calcext:value-type="float">
            <text:p>15617752</text:p>
          </table:table-cell>
          <table:table-cell table:style-name="ce6" office:value-type="float" office:value="544682840" calcext:value-type="float">
            <text:p>5446828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8M45S" calcext:value-type="time">
            <text:p>02:28:45</text:p>
          </table:table-cell>
          <table:table-cell table:style-name="ce6" office:value-type="float" office:value="368812216" calcext:value-type="float">
            <text:p>368812216</text:p>
          </table:table-cell>
          <table:table-cell table:style-name="ce6" office:value-type="float" office:value="10948328" calcext:value-type="float">
            <text:p>10948328</text:p>
          </table:table-cell>
          <table:table-cell table:style-name="ce6" office:value-type="float" office:value="379760544" calcext:value-type="float">
            <text:p>37976054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29M45S" calcext:value-type="time">
            <text:p>02:29:45</text:p>
          </table:table-cell>
          <table:table-cell table:style-name="ce6" office:value-type="float" office:value="37612808" calcext:value-type="float">
            <text:p>37612808</text:p>
          </table:table-cell>
          <table:table-cell table:style-name="ce6" office:value-type="float" office:value="1162216" calcext:value-type="float">
            <text:p>1162216</text:p>
          </table:table-cell>
          <table:table-cell table:style-name="ce6" office:value-type="float" office:value="38775024" calcext:value-type="float">
            <text:p>3877502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0M45S" calcext:value-type="time">
            <text:p>02:30:45</text:p>
          </table:table-cell>
          <table:table-cell table:style-name="ce6" office:value-type="float" office:value="434493320" calcext:value-type="float">
            <text:p>434493320</text:p>
          </table:table-cell>
          <table:table-cell table:style-name="ce6" office:value-type="float" office:value="12637128" calcext:value-type="float">
            <text:p>12637128</text:p>
          </table:table-cell>
          <table:table-cell table:style-name="ce6" office:value-type="float" office:value="447130448" calcext:value-type="float">
            <text:p>44713044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1M45S" calcext:value-type="time">
            <text:p>02:31:45</text:p>
          </table:table-cell>
          <table:table-cell table:style-name="ce6" office:value-type="float" office:value="270719400" calcext:value-type="float">
            <text:p>270719400</text:p>
          </table:table-cell>
          <table:table-cell table:style-name="ce6" office:value-type="float" office:value="7931176" calcext:value-type="float">
            <text:p>7931176</text:p>
          </table:table-cell>
          <table:table-cell table:style-name="ce6" office:value-type="float" office:value="278650576" calcext:value-type="float">
            <text:p>278650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2M45S" calcext:value-type="time">
            <text:p>02:32:45</text:p>
          </table:table-cell>
          <table:table-cell table:style-name="ce6" office:value-type="float" office:value="452594752" calcext:value-type="float">
            <text:p>452594752</text:p>
          </table:table-cell>
          <table:table-cell table:style-name="ce6" office:value-type="float" office:value="13268912" calcext:value-type="float">
            <text:p>13268912</text:p>
          </table:table-cell>
          <table:table-cell table:style-name="ce6" office:value-type="float" office:value="465863664" calcext:value-type="float">
            <text:p>4658636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3M45S" calcext:value-type="time">
            <text:p>02:33:45</text:p>
          </table:table-cell>
          <table:table-cell table:style-name="ce6" office:value-type="float" office:value="185780376" calcext:value-type="float">
            <text:p>185780376</text:p>
          </table:table-cell>
          <table:table-cell table:style-name="ce6" office:value-type="float" office:value="5441664" calcext:value-type="float">
            <text:p>5441664</text:p>
          </table:table-cell>
          <table:table-cell table:style-name="ce6" office:value-type="float" office:value="191222040" calcext:value-type="float">
            <text:p>1912220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4M45S" calcext:value-type="time">
            <text:p>02:34:45</text:p>
          </table:table-cell>
          <table:table-cell table:style-name="ce6" office:value-type="float" office:value="416296800" calcext:value-type="float">
            <text:p>416296800</text:p>
          </table:table-cell>
          <table:table-cell table:style-name="ce6" office:value-type="float" office:value="12400904" calcext:value-type="float">
            <text:p>12400904</text:p>
          </table:table-cell>
          <table:table-cell table:style-name="ce6" office:value-type="float" office:value="428697704" calcext:value-type="float">
            <text:p>4286977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5M45S" calcext:value-type="time">
            <text:p>02:35:45</text:p>
          </table:table-cell>
          <table:table-cell table:style-name="ce6" office:value-type="float" office:value="494639032" calcext:value-type="float">
            <text:p>494639032</text:p>
          </table:table-cell>
          <table:table-cell table:style-name="ce6" office:value-type="float" office:value="14821952" calcext:value-type="float">
            <text:p>14821952</text:p>
          </table:table-cell>
          <table:table-cell table:style-name="ce6" office:value-type="float" office:value="509460984" calcext:value-type="float">
            <text:p>5094609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6M45S" calcext:value-type="time">
            <text:p>02:36:45</text:p>
          </table:table-cell>
          <table:table-cell table:style-name="ce6" office:value-type="float" office:value="459354216" calcext:value-type="float">
            <text:p>459354216</text:p>
          </table:table-cell>
          <table:table-cell table:style-name="ce6" office:value-type="float" office:value="13874184" calcext:value-type="float">
            <text:p>13874184</text:p>
          </table:table-cell>
          <table:table-cell table:style-name="ce6" office:value-type="float" office:value="473228400" calcext:value-type="float">
            <text:p>4732284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7M45S" calcext:value-type="time">
            <text:p>02:37:45</text:p>
          </table:table-cell>
          <table:table-cell table:style-name="ce6" office:value-type="float" office:value="468212000" calcext:value-type="float">
            <text:p>468212000</text:p>
          </table:table-cell>
          <table:table-cell table:style-name="ce6" office:value-type="float" office:value="13956936" calcext:value-type="float">
            <text:p>13956936</text:p>
          </table:table-cell>
          <table:table-cell table:style-name="ce6" office:value-type="float" office:value="482168936" calcext:value-type="float">
            <text:p>4821689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8M45S" calcext:value-type="time">
            <text:p>02:38:45</text:p>
          </table:table-cell>
          <table:table-cell table:style-name="ce6" office:value-type="float" office:value="463069200" calcext:value-type="float">
            <text:p>463069200</text:p>
          </table:table-cell>
          <table:table-cell table:style-name="ce6" office:value-type="float" office:value="13872112" calcext:value-type="float">
            <text:p>13872112</text:p>
          </table:table-cell>
          <table:table-cell table:style-name="ce6" office:value-type="float" office:value="476941312" calcext:value-type="float">
            <text:p>4769413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39M45S" calcext:value-type="time">
            <text:p>02:39:45</text:p>
          </table:table-cell>
          <table:table-cell table:style-name="ce6" office:value-type="float" office:value="464688752" calcext:value-type="float">
            <text:p>464688752</text:p>
          </table:table-cell>
          <table:table-cell table:style-name="ce6" office:value-type="float" office:value="13830488" calcext:value-type="float">
            <text:p>13830488</text:p>
          </table:table-cell>
          <table:table-cell table:style-name="ce6" office:value-type="float" office:value="478519240" calcext:value-type="float">
            <text:p>4785192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0M45S" calcext:value-type="time">
            <text:p>02:40:45</text:p>
          </table:table-cell>
          <table:table-cell table:style-name="ce6" office:value-type="float" office:value="414519296" calcext:value-type="float">
            <text:p>414519296</text:p>
          </table:table-cell>
          <table:table-cell table:style-name="ce6" office:value-type="float" office:value="12366968" calcext:value-type="float">
            <text:p>12366968</text:p>
          </table:table-cell>
          <table:table-cell table:style-name="ce6" office:value-type="float" office:value="426886264" calcext:value-type="float">
            <text:p>42688626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1M45S" calcext:value-type="time">
            <text:p>02:41:45</text:p>
          </table:table-cell>
          <table:table-cell table:style-name="ce6" office:value-type="float" office:value="567972680" calcext:value-type="float">
            <text:p>567972680</text:p>
          </table:table-cell>
          <table:table-cell table:style-name="ce6" office:value-type="float" office:value="16960520" calcext:value-type="float">
            <text:p>16960520</text:p>
          </table:table-cell>
          <table:table-cell table:style-name="ce6" office:value-type="float" office:value="584933200" calcext:value-type="float">
            <text:p>5849332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2M45S" calcext:value-type="time">
            <text:p>02:42:45</text:p>
          </table:table-cell>
          <table:table-cell table:style-name="ce6" office:value-type="float" office:value="522572544" calcext:value-type="float">
            <text:p>522572544</text:p>
          </table:table-cell>
          <table:table-cell table:style-name="ce6" office:value-type="float" office:value="15607096" calcext:value-type="float">
            <text:p>15607096</text:p>
          </table:table-cell>
          <table:table-cell table:style-name="ce6" office:value-type="float" office:value="538179640" calcext:value-type="float">
            <text:p>53817964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3M45S" calcext:value-type="time">
            <text:p>02:43:45</text:p>
          </table:table-cell>
          <table:table-cell table:style-name="ce6" office:value-type="float" office:value="454002928" calcext:value-type="float">
            <text:p>454002928</text:p>
          </table:table-cell>
          <table:table-cell table:style-name="ce6" office:value-type="float" office:value="13558248" calcext:value-type="float">
            <text:p>13558248</text:p>
          </table:table-cell>
          <table:table-cell table:style-name="ce6" office:value-type="float" office:value="467561176" calcext:value-type="float">
            <text:p>4675611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4M45S" calcext:value-type="time">
            <text:p>02:44:45</text:p>
          </table:table-cell>
          <table:table-cell table:style-name="ce6" office:value-type="float" office:value="520261928" calcext:value-type="float">
            <text:p>520261928</text:p>
          </table:table-cell>
          <table:table-cell table:style-name="ce6" office:value-type="float" office:value="15547952" calcext:value-type="float">
            <text:p>15547952</text:p>
          </table:table-cell>
          <table:table-cell table:style-name="ce6" office:value-type="float" office:value="535809880" calcext:value-type="float">
            <text:p>5358098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5M45S" calcext:value-type="time">
            <text:p>02:45:45</text:p>
          </table:table-cell>
          <table:table-cell table:style-name="ce6" office:value-type="float" office:value="420713576" calcext:value-type="float">
            <text:p>420713576</text:p>
          </table:table-cell>
          <table:table-cell table:style-name="ce6" office:value-type="float" office:value="12590312" calcext:value-type="float">
            <text:p>12590312</text:p>
          </table:table-cell>
          <table:table-cell table:style-name="ce6" office:value-type="float" office:value="433303888" calcext:value-type="float">
            <text:p>4333038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6M45S" calcext:value-type="time">
            <text:p>02:46:45</text:p>
          </table:table-cell>
          <table:table-cell table:style-name="ce6" office:value-type="float" office:value="557056632" calcext:value-type="float">
            <text:p>557056632</text:p>
          </table:table-cell>
          <table:table-cell table:style-name="ce6" office:value-type="float" office:value="16699496" calcext:value-type="float">
            <text:p>16699496</text:p>
          </table:table-cell>
          <table:table-cell table:style-name="ce6" office:value-type="float" office:value="573756128" calcext:value-type="float">
            <text:p>57375612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7M45S" calcext:value-type="time">
            <text:p>02:47:45</text:p>
          </table:table-cell>
          <table:table-cell table:style-name="ce6" office:value-type="float" office:value="473065656" calcext:value-type="float">
            <text:p>473065656</text:p>
          </table:table-cell>
          <table:table-cell table:style-name="ce6" office:value-type="float" office:value="14132656" calcext:value-type="float">
            <text:p>14132656</text:p>
          </table:table-cell>
          <table:table-cell table:style-name="ce6" office:value-type="float" office:value="487198312" calcext:value-type="float">
            <text:p>48719831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8M45S" calcext:value-type="time">
            <text:p>02:48:45</text:p>
          </table:table-cell>
          <table:table-cell table:style-name="ce6" office:value-type="float" office:value="465327256" calcext:value-type="float">
            <text:p>465327256</text:p>
          </table:table-cell>
          <table:table-cell table:style-name="ce6" office:value-type="float" office:value="13897248" calcext:value-type="float">
            <text:p>13897248</text:p>
          </table:table-cell>
          <table:table-cell table:style-name="ce6" office:value-type="float" office:value="479224504" calcext:value-type="float">
            <text:p>4792245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49M45S" calcext:value-type="time">
            <text:p>02:49:45</text:p>
          </table:table-cell>
          <table:table-cell table:style-name="ce6" office:value-type="float" office:value="484959928" calcext:value-type="float">
            <text:p>484959928</text:p>
          </table:table-cell>
          <table:table-cell table:style-name="ce6" office:value-type="float" office:value="14534864" calcext:value-type="float">
            <text:p>14534864</text:p>
          </table:table-cell>
          <table:table-cell table:style-name="ce6" office:value-type="float" office:value="499494792" calcext:value-type="float">
            <text:p>49949479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0M45S" calcext:value-type="time">
            <text:p>02:50:45</text:p>
          </table:table-cell>
          <table:table-cell table:style-name="ce6" office:value-type="float" office:value="530033120" calcext:value-type="float">
            <text:p>530033120</text:p>
          </table:table-cell>
          <table:table-cell table:style-name="ce6" office:value-type="float" office:value="15822752" calcext:value-type="float">
            <text:p>15822752</text:p>
          </table:table-cell>
          <table:table-cell table:style-name="ce6" office:value-type="float" office:value="545855872" calcext:value-type="float">
            <text:p>54585587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1M45S" calcext:value-type="time">
            <text:p>02:51:45</text:p>
          </table:table-cell>
          <table:table-cell table:style-name="ce6" office:value-type="float" office:value="509631408" calcext:value-type="float">
            <text:p>509631408</text:p>
          </table:table-cell>
          <table:table-cell table:style-name="ce6" office:value-type="float" office:value="15262680" calcext:value-type="float">
            <text:p>15262680</text:p>
          </table:table-cell>
          <table:table-cell table:style-name="ce6" office:value-type="float" office:value="524894088" calcext:value-type="float">
            <text:p>5248940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2M45S" calcext:value-type="time">
            <text:p>02:52:45</text:p>
          </table:table-cell>
          <table:table-cell table:style-name="ce6" office:value-type="float" office:value="290181944" calcext:value-type="float">
            <text:p>290181944</text:p>
          </table:table-cell>
          <table:table-cell table:style-name="ce6" office:value-type="float" office:value="8712936" calcext:value-type="float">
            <text:p>8712936</text:p>
          </table:table-cell>
          <table:table-cell table:style-name="ce6" office:value-type="float" office:value="298894880" calcext:value-type="float">
            <text:p>29889488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3M45S" calcext:value-type="time">
            <text:p>02:53:45</text:p>
          </table:table-cell>
          <table:table-cell table:style-name="ce6" office:value-type="float" office:value="108788896" calcext:value-type="float">
            <text:p>108788896</text:p>
          </table:table-cell>
          <table:table-cell table:style-name="ce6" office:value-type="float" office:value="5630392" calcext:value-type="float">
            <text:p>5630392</text:p>
          </table:table-cell>
          <table:table-cell table:style-name="ce6" office:value-type="float" office:value="114419288" calcext:value-type="float">
            <text:p>11441928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4M45S" calcext:value-type="time">
            <text:p>02:54:45</text:p>
          </table:table-cell>
          <table:table-cell table:style-name="ce6" office:value-type="float" office:value="90438680" calcext:value-type="float">
            <text:p>90438680</text:p>
          </table:table-cell>
          <table:table-cell table:style-name="ce6" office:value-type="float" office:value="3330328" calcext:value-type="float">
            <text:p>3330328</text:p>
          </table:table-cell>
          <table:table-cell table:style-name="ce6" office:value-type="float" office:value="93769008" calcext:value-type="float">
            <text:p>93769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5M45S" calcext:value-type="time">
            <text:p>02:55:45</text:p>
          </table:table-cell>
          <table:table-cell table:style-name="ce6" office:value-type="float" office:value="66145656" calcext:value-type="float">
            <text:p>66145656</text:p>
          </table:table-cell>
          <table:table-cell table:style-name="ce6" office:value-type="float" office:value="2452160" calcext:value-type="float">
            <text:p>2452160</text:p>
          </table:table-cell>
          <table:table-cell table:style-name="ce6" office:value-type="float" office:value="68597816" calcext:value-type="float">
            <text:p>685978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6M45S" calcext:value-type="time">
            <text:p>02:56:45</text:p>
          </table:table-cell>
          <table:table-cell table:style-name="ce6" office:value-type="float" office:value="49200592" calcext:value-type="float">
            <text:p>49200592</text:p>
          </table:table-cell>
          <table:table-cell table:style-name="ce6" office:value-type="float" office:value="2061728" calcext:value-type="float">
            <text:p>2061728</text:p>
          </table:table-cell>
          <table:table-cell table:style-name="ce6" office:value-type="float" office:value="51262320" calcext:value-type="float">
            <text:p>512623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7M45S" calcext:value-type="time">
            <text:p>02:57:45</text:p>
          </table:table-cell>
          <table:table-cell table:style-name="ce6" office:value-type="float" office:value="64533344" calcext:value-type="float">
            <text:p>64533344</text:p>
          </table:table-cell>
          <table:table-cell table:style-name="ce6" office:value-type="float" office:value="2401760" calcext:value-type="float">
            <text:p>2401760</text:p>
          </table:table-cell>
          <table:table-cell table:style-name="ce6" office:value-type="float" office:value="66935104" calcext:value-type="float">
            <text:p>6693510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8M45S" calcext:value-type="time">
            <text:p>02:58:45</text:p>
          </table:table-cell>
          <table:table-cell table:style-name="ce6" office:value-type="float" office:value="24703168" calcext:value-type="float">
            <text:p>24703168</text:p>
          </table:table-cell>
          <table:table-cell table:style-name="ce6" office:value-type="float" office:value="1230632" calcext:value-type="float">
            <text:p>1230632</text:p>
          </table:table-cell>
          <table:table-cell table:style-name="ce6" office:value-type="float" office:value="25933800" calcext:value-type="float">
            <text:p>2593380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2H59M45S" calcext:value-type="time">
            <text:p>02:59:45</text:p>
          </table:table-cell>
          <table:table-cell table:style-name="ce6" office:value-type="float" office:value="78207200" calcext:value-type="float">
            <text:p>78207200</text:p>
          </table:table-cell>
          <table:table-cell table:style-name="ce6" office:value-type="float" office:value="2786736" calcext:value-type="float">
            <text:p>2786736</text:p>
          </table:table-cell>
          <table:table-cell table:style-name="ce6" office:value-type="float" office:value="80993936" calcext:value-type="float">
            <text:p>8099393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3H00M45S" calcext:value-type="time">
            <text:p>03:00:45</text:p>
          </table:table-cell>
          <table:table-cell table:style-name="ce6" office:value-type="float" office:value="139797768" calcext:value-type="float">
            <text:p>139797768</text:p>
          </table:table-cell>
          <table:table-cell table:style-name="ce6" office:value-type="float" office:value="4968248" calcext:value-type="float">
            <text:p>4968248</text:p>
          </table:table-cell>
          <table:table-cell table:style-name="ce6" office:value-type="float" office:value="144766016" calcext:value-type="float">
            <text:p>1447660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3H01M45S" calcext:value-type="time">
            <text:p>03:01:45</text:p>
          </table:table-cell>
          <table:table-cell table:style-name="ce6" office:value-type="float" office:value="74145248" calcext:value-type="float">
            <text:p>74145248</text:p>
          </table:table-cell>
          <table:table-cell table:style-name="ce6" office:value-type="float" office:value="2336760" calcext:value-type="float">
            <text:p>2336760</text:p>
          </table:table-cell>
          <table:table-cell table:style-name="ce6" office:value-type="float" office:value="76482008" calcext:value-type="float">
            <text:p>764820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3H02M45S" calcext:value-type="time">
            <text:p>03:02:45</text:p>
          </table:table-cell>
          <table:table-cell table:style-name="ce6" office:value-type="float" office:value="77098200" calcext:value-type="float">
            <text:p>77098200</text:p>
          </table:table-cell>
          <table:table-cell table:style-name="ce6" office:value-type="float" office:value="2375176" calcext:value-type="float">
            <text:p>2375176</text:p>
          </table:table-cell>
          <table:table-cell table:style-name="ce6" office:value-type="float" office:value="79473376" calcext:value-type="float">
            <text:p>794733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3/24/2024</text:p>
          </table:table-cell>
          <table:table-cell table:style-name="ce4" office:value-type="time" office:time-value="PT03H03M45S" calcext:value-type="time">
            <text:p>03:03:45</text:p>
          </table:table-cell>
          <table:table-cell table:style-name="ce6" office:value-type="float" office:value="44346936" calcext:value-type="float">
            <text:p>44346936</text:p>
          </table:table-cell>
          <table:table-cell table:style-name="ce6" office:value-type="float" office:value="2162088" calcext:value-type="float">
            <text:p>2162088</text:p>
          </table:table-cell>
          <table:table-cell table:style-name="ce6" office:value-type="float" office:value="46509024" calcext:value-type="float">
            <text:p>46509024</text:p>
          </table:table-cell>
          <table:table-cell table:number-columns-repeated="14"/>
        </table:table-row>
        <table:table-row table:style-name="ro1" table:number-rows-repeated="104826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42">
      <number:day/>
      <number:text>.</number:text>
      <number:month/>
      <number:text>.</number:text>
      <number:year number:style="long"/>
    </number:dat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 loext:blank-width-char=")1">-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54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5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11:12:12.343785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11:51.281942907</meta:creation-date>
    <meta:generator>LibreOffice/24.2.1.2$Linux_X86_64 LibreOffice_project/420$Build-2</meta:generator>
    <dc:date>2024-03-25T12:54:00.152714902</dc:date>
    <meta:editing-duration>PT1H16M51S</meta:editing-duration>
    <meta:editing-cycles>4</meta:editing-cycles>
    <meta:document-statistic meta:table-count="1" meta:cell-count="1893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1min Download</text:p>
        </chart:title>
        <chart:legend chart:legend-position="end" svg:x="13.148cm" svg:y="4.201cm" style:legend-expansion="high" chart:style-name="ch3"/>
        <chart:plot-area chart:style-name="ch4" table:cell-range-address="Sheet1.C1:Sheet1.C311" chart:data-source-has-labels="row" svg:x="0.32cm" svg:y="1.275cm" svg:width="12.508cm" svg:height="7.545cm">
          <chart:coordinate-region svg:x="2.291cm" svg:y="1.474cm" svg:width="10.498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11" chart:label-cell-address="Sheet1.C1:Sheet1.C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192224">
                <text:p>167192224</text:p>
                <draw:g>
                  <svg:desc>Sheet1.C2:Sheet1.C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81728">
                <text:p>33081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22536">
                <text:p>201622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740496">
                <text:p>203740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743176">
                <text:p>20174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049456">
                <text:p>204049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207544">
                <text:p>203207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612320">
                <text:p>167612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318288">
                <text:p>204318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647600">
                <text:p>196647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51416">
                <text:p>202051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519096">
                <text:p>20751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344056">
                <text:p>204344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327568">
                <text:p>205327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265800">
                <text:p>198265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093952">
                <text:p>198093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21880">
                <text:p>199721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437192">
                <text:p>205437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865648">
                <text:p>194865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171256">
                <text:p>206171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235720">
                <text:p>2032357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162248">
                <text:p>156162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205600">
                <text:p>100205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207760">
                <text:p>2012077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320312">
                <text:p>132320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207472">
                <text:p>168207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477824">
                <text:p>135477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02224">
                <text:p>12902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654096">
                <text:p>10065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852896">
                <text:p>150852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867472">
                <text:p>200867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878664">
                <text:p>210878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504672">
                <text:p>207504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52240">
                <text:p>203452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242248">
                <text:p>205242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575512">
                <text:p>203575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767048">
                <text:p>199767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138152">
                <text:p>81138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182176">
                <text:p>206182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178504">
                <text:p>202178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5929760">
                <text:p>2059297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6921224">
                <text:p>176921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11360">
                <text:p>829113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256232">
                <text:p>155256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591688">
                <text:p>203591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101336">
                <text:p>207101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436752">
                <text:p>202436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258424">
                <text:p>205258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790640">
                <text:p>1987906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773304">
                <text:p>204773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668696">
                <text:p>199668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327328">
                <text:p>204327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292184">
                <text:p>202292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477584">
                <text:p>2074775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247168">
                <text:p>206247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274440">
                <text:p>2032744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804896">
                <text:p>147804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013752">
                <text:p>87013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281280">
                <text:p>207281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819176">
                <text:p>199819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574392">
                <text:p>203574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54208">
                <text:p>196554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712360">
                <text:p>2037123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22184">
                <text:p>199022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907000">
                <text:p>207907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7045952">
                <text:p>207045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083640">
                <text:p>2010836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590192">
                <text:p>207590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3286504">
                <text:p>203286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258216">
                <text:p>206258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2003320">
                <text:p>2020033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300872">
                <text:p>205300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789952">
                <text:p>196789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5384256">
                <text:p>205384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435600">
                <text:p>199435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076376">
                <text:p>208076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3763384">
                <text:p>203763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752232">
                <text:p>171752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880720">
                <text:p>1648807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78608">
                <text:p>19778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40688">
                <text:p>86840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521416">
                <text:p>49521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71080">
                <text:p>73710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213328">
                <text:p>144213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722912">
                <text:p>19722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408600">
                <text:p>28408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07440">
                <text:p>241074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7077296">
                <text:p>87077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492960">
                <text:p>2044929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61664">
                <text:p>16161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72416">
                <text:p>3972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570488">
                <text:p>50570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56616">
                <text:p>20156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738928">
                <text:p>57738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51616">
                <text:p>389516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20952">
                <text:p>25020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750112">
                <text:p>51750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704368">
                <text:p>60704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880024">
                <text:p>32880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421472">
                <text:p>1094214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996328">
                <text:p>139996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677288">
                <text:p>52677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172536">
                <text:p>84172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435800">
                <text:p>101435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879568">
                <text:p>55879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81088">
                <text:p>6681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56352">
                <text:p>52256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21336">
                <text:p>3721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656">
                <text:p>111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056">
                <text:p>39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88">
                <text:p>1390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36">
                <text:p>10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3789488">
                <text:p>2037894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459648">
                <text:p>206459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079696">
                <text:p>173079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877160">
                <text:p>2048771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991064">
                <text:p>99991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299328">
                <text:p>2192993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20032">
                <text:p>17920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86280">
                <text:p>31786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007048">
                <text:p>169007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145152">
                <text:p>201145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925440">
                <text:p>2029254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416536">
                <text:p>163416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149392">
                <text:p>1971493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3764320">
                <text:p>2037643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1283272">
                <text:p>221283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758688">
                <text:p>190758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621464">
                <text:p>203621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550440">
                <text:p>2065504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4595424">
                <text:p>214595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212512">
                <text:p>194212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394248">
                <text:p>2123942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6822576">
                <text:p>186822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2005560">
                <text:p>2120055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192784">
                <text:p>1221927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631216">
                <text:p>2026312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141720">
                <text:p>2001417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1558088">
                <text:p>2015580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2857184">
                <text:p>202857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284880">
                <text:p>672848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914784">
                <text:p>359147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151856">
                <text:p>2001518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283240">
                <text:p>172832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709912">
                <text:p>154709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531136">
                <text:p>67531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64">
                <text:p>17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214608">
                <text:p>862146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787272">
                <text:p>102787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7505592">
                <text:p>18750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321696">
                <text:p>1523216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3345200">
                <text:p>1533452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034520">
                <text:p>680345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7744808">
                <text:p>2077448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824144">
                <text:p>2058241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390976">
                <text:p>99390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8118984">
                <text:p>208118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726648">
                <text:p>213726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123008">
                <text:p>62123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735144">
                <text:p>135735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905032">
                <text:p>203905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69944">
                <text:p>1720699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943448">
                <text:p>204943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597888">
                <text:p>104597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611288">
                <text:p>85611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149824">
                <text:p>169149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272200">
                <text:p>2042722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261584">
                <text:p>139261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025352">
                <text:p>205025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029408">
                <text:p>206029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5221920">
                <text:p>1352219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820928">
                <text:p>189820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314816">
                <text:p>1543148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3948864">
                <text:p>203948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1194608">
                <text:p>1711946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9553048">
                <text:p>139553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611936">
                <text:p>85611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417272">
                <text:p>204417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7545880">
                <text:p>2075458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844272">
                <text:p>200844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7594480">
                <text:p>207594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002488">
                <text:p>2040024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6215672">
                <text:p>2062156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849024">
                <text:p>170849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35864">
                <text:p>204035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428808">
                <text:p>2064288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611528">
                <text:p>2066115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4241720">
                <text:p>2642417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727968">
                <text:p>907279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3349832">
                <text:p>1033498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526024">
                <text:p>515260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3552112">
                <text:p>133552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137816">
                <text:p>218137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585720">
                <text:p>1075857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760880">
                <text:p>687608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088648">
                <text:p>53088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8587408">
                <text:p>3085874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9473832">
                <text:p>3794738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8179728">
                <text:p>4881797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7821088">
                <text:p>2678210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6990456">
                <text:p>2369904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2458072">
                <text:p>232458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9191552">
                <text:p>2291915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1865240">
                <text:p>2118652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949712">
                <text:p>2159497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455072">
                <text:p>2184550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883040">
                <text:p>2318830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744816">
                <text:p>44744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8515440">
                <text:p>3385154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7868056">
                <text:p>5478680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1341992">
                <text:p>5313419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9711088">
                <text:p>519711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7726560">
                <text:p>3977265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9603792">
                <text:p>4796037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4653728">
                <text:p>4046537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0927016">
                <text:p>520927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7259704">
                <text:p>5172597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4890560">
                <text:p>4848905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3233768">
                <text:p>463233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1749400">
                <text:p>521749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9109984">
                <text:p>5291099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7480680">
                <text:p>5174806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8670616">
                <text:p>498670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5957968">
                <text:p>535957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4783512">
                <text:p>5247835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914192">
                <text:p>2369141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5248864">
                <text:p>4452488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7407536">
                <text:p>427407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2638480">
                <text:p>2126384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7944992">
                <text:p>5879449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5720120">
                <text:p>4757201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0658864">
                <text:p>420658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8531920">
                <text:p>5085319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8208848">
                <text:p>368208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0413472">
                <text:p>550413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5961880">
                <text:p>5059618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6739304">
                <text:p>446739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736">
                <text:p>167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704">
                <text:p>17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816">
                <text:p>318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784">
                <text:p>57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290064">
                <text:p>91290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575992">
                <text:p>585759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79096">
                <text:p>16790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8877736">
                <text:p>3288777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6488376">
                <text:p>426488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8695408">
                <text:p>4786954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3330992">
                <text:p>4933309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6774368">
                <text:p>4467743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3573896">
                <text:p>4635738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002984">
                <text:p>1570029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232">
                <text:p>1302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424">
                <text:p>184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536304">
                <text:p>1135363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2750848">
                <text:p>4227508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8555072">
                <text:p>498555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5981664">
                <text:p>4559816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4028032">
                <text:p>5340280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7444224">
                <text:p>467444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7336352">
                <text:p>3573363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3349536">
                <text:p>5533495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9065088">
                <text:p>529065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8812216">
                <text:p>368812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612808">
                <text:p>376128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4493320">
                <text:p>4344933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0719400">
                <text:p>2707194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2594752">
                <text:p>4525947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5780376">
                <text:p>1857803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6296800">
                <text:p>416296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4639032">
                <text:p>4946390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9354216">
                <text:p>4593542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8212000">
                <text:p>468212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3069200">
                <text:p>4630692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4688752">
                <text:p>464688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4519296">
                <text:p>414519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7972680">
                <text:p>5679726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2572544">
                <text:p>522572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4002928">
                <text:p>454002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261928">
                <text:p>5202619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713576">
                <text:p>4207135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57056632">
                <text:p>5570566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3065656">
                <text:p>4730656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5327256">
                <text:p>4653272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959928">
                <text:p>4849599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0033120">
                <text:p>530033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9631408">
                <text:p>509631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0181944">
                <text:p>2901819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788896">
                <text:p>1087888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438680">
                <text:p>904386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145656">
                <text:p>661456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200592">
                <text:p>49200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533344">
                <text:p>645333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703168">
                <text:p>24703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207200">
                <text:p>782072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9797768">
                <text:p>139797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145248">
                <text:p>74145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098200">
                <text:p>770982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346936">
                <text:p>4434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1min Upload</text:p>
        </chart:title>
        <chart:legend chart:legend-position="end" svg:x="13.571cm" svg:y="4.201cm" style:legend-expansion="high" chart:style-name="ch3"/>
        <chart:plot-area chart:style-name="ch4" table:cell-range-address="Sheet1.D1:Sheet1.D311" chart:data-source-has-labels="row" svg:x="0.32cm" svg:y="1.275cm" svg:width="12.931cm" svg:height="7.545cm">
          <chart:coordinate-region svg:x="2.079cm" svg:y="1.475cm" svg:width="11.172cm" svg:height="6.4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11" chart:label-cell-address="Sheet1.D1:Sheet1.D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lo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8368">
                <text:p>3658368</text:p>
                <draw:g>
                  <svg:desc>Sheet1.D2:Sheet1.D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2808">
                <text:p>952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8456">
                <text:p>4268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5568">
                <text:p>425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8720">
                <text:p>4018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61016">
                <text:p>4161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9816">
                <text:p>4299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7672">
                <text:p>3467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2016">
                <text:p>4272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0256">
                <text:p>3960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3088">
                <text:p>3773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9568">
                <text:p>4059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8232">
                <text:p>4168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56256">
                <text:p>4156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51416">
                <text:p>3851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0336">
                <text:p>3840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2416">
                <text:p>385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2184">
                <text:p>3832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1928">
                <text:p>3771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8816">
                <text:p>3948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4104">
                <text:p>4134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3272">
                <text:p>2863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840">
                <text:p>108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864">
                <text:p>109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672">
                <text:p>110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296">
                <text:p>106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8696">
                <text:p>225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1904">
                <text:p>426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5880">
                <text:p>29458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8984">
                <text:p>3288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6056">
                <text:p>3126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752">
                <text:p>390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1984">
                <text:p>2131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69832">
                <text:p>3269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7408">
                <text:p>4197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09240">
                <text:p>5709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8832">
                <text:p>3958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3832">
                <text:p>3853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35920">
                <text:p>39359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1176">
                <text:p>3661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37808">
                <text:p>3937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4856">
                <text:p>1784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3232">
                <text:p>4363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42536">
                <text:p>4042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34952">
                <text:p>3934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3696">
                <text:p>3393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5088">
                <text:p>1835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8352">
                <text:p>3238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82800">
                <text:p>38828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0216">
                <text:p>3840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69472">
                <text:p>3769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29656">
                <text:p>4329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4016">
                <text:p>3764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36256">
                <text:p>3736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3368">
                <text:p>375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3608">
                <text:p>38436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27424">
                <text:p>4427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27400">
                <text:p>4227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3600">
                <text:p>4163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0456">
                <text:p>3830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40584">
                <text:p>2840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33880">
                <text:p>19338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59000">
                <text:p>3859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2624">
                <text:p>3772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3920">
                <text:p>38439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04696">
                <text:p>3704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9096">
                <text:p>3809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64120">
                <text:p>3664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4336">
                <text:p>4134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6480">
                <text:p>4206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21168">
                <text:p>3821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15824">
                <text:p>3915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17184">
                <text:p>3817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2432">
                <text:p>3862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52800">
                <text:p>385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8536">
                <text:p>3798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63640">
                <text:p>35636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14480">
                <text:p>39144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0248">
                <text:p>4180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27496">
                <text:p>4327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45272">
                <text:p>4045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81296">
                <text:p>3481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02696">
                <text:p>7302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21048">
                <text:p>2321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82568">
                <text:p>338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43248">
                <text:p>2443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5568">
                <text:p>565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82832">
                <text:p>4982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8920">
                <text:p>1248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6416">
                <text:p>916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576">
                <text:p>717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4440">
                <text:p>1864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38264">
                <text:p>4238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5568">
                <text:p>345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1200">
                <text:p>741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0584">
                <text:p>1480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6816">
                <text:p>686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55856">
                <text:p>4355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0720">
                <text:p>16407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552">
                <text:p>10535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51624">
                <text:p>1751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4912">
                <text:p>1784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9904">
                <text:p>1149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63088">
                <text:p>2863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4200">
                <text:p>3664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8880">
                <text:p>16588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1632">
                <text:p>2301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96280">
                <text:p>2696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86512">
                <text:p>19865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1512">
                <text:p>841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5520">
                <text:p>14455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2432">
                <text:p>202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880">
                <text:p>1148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064">
                <text:p>55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8552">
                <text:p>4078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81952">
                <text:p>42819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6104">
                <text:p>5116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98576">
                <text:p>67985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04632">
                <text:p>3304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82832">
                <text:p>4382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2360">
                <text:p>4423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512">
                <text:p>27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8752">
                <text:p>6387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1520">
                <text:p>35815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60008">
                <text:p>3960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3456">
                <text:p>3813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02360">
                <text:p>30023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36920">
                <text:p>40369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07136">
                <text:p>4507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25008">
                <text:p>4225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54464">
                <text:p>3654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96760">
                <text:p>41967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4432">
                <text:p>3764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58928">
                <text:p>4058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97760">
                <text:p>35977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25792">
                <text:p>3825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2000">
                <text:p>3572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60632">
                <text:p>3960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9496">
                <text:p>255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11360">
                <text:p>39113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11520">
                <text:p>36115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1224">
                <text:p>3731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1144">
                <text:p>3821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36648">
                <text:p>14366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9488">
                <text:p>709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93504">
                <text:p>3693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2000">
                <text:p>342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76056">
                <text:p>3376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5600">
                <text:p>13856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44">
                <text:p>17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2320">
                <text:p>165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57880">
                <text:p>21578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60976">
                <text:p>3460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20120">
                <text:p>30201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73088">
                <text:p>33730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4152">
                <text:p>1384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36832">
                <text:p>4136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35112">
                <text:p>3835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16224">
                <text:p>19162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14776">
                <text:p>44147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1496">
                <text:p>43414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2064">
                <text:p>1192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64840">
                <text:p>26648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28272">
                <text:p>3828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84880">
                <text:p>30848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89504">
                <text:p>4289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60296">
                <text:p>2260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12368">
                <text:p>19123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62648">
                <text:p>3462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23920">
                <text:p>39239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03592">
                <text:p>300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1272">
                <text:p>4201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1576">
                <text:p>38715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76352">
                <text:p>2676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336">
                <text:p>3640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89968">
                <text:p>32899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78664">
                <text:p>42786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92184">
                <text:p>3392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92480">
                <text:p>27924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1160">
                <text:p>1921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86776">
                <text:p>38867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98128">
                <text:p>3898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08000">
                <text:p>3708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22416">
                <text:p>3922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70464">
                <text:p>3870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77360">
                <text:p>38773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46600">
                <text:p>36466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94192">
                <text:p>4094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78408">
                <text:p>3778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77792">
                <text:p>42777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46296">
                <text:p>4846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5960">
                <text:p>21459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3536">
                <text:p>2143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4496">
                <text:p>1424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47896">
                <text:p>2947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44624">
                <text:p>85446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37408">
                <text:p>38374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66000">
                <text:p>2266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2280">
                <text:p>15922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20848">
                <text:p>102208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16768">
                <text:p>11816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106552">
                <text:p>151065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89920">
                <text:p>68899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69192">
                <text:p>6069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57504">
                <text:p>59575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02728">
                <text:p>58027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76872">
                <text:p>547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71992">
                <text:p>5271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72528">
                <text:p>5472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88176">
                <text:p>6088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9848">
                <text:p>12998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78808">
                <text:p>10278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175744">
                <text:p>161757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303896">
                <text:p>163038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25032">
                <text:p>15525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80248">
                <text:p>11980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291752">
                <text:p>14291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15472">
                <text:p>12115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502776">
                <text:p>155027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53432">
                <text:p>155534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39072">
                <text:p>144390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829344">
                <text:p>13829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458296">
                <text:p>15458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20112">
                <text:p>15720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31888">
                <text:p>154318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978088">
                <text:p>14978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870128">
                <text:p>158701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614208">
                <text:p>156142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63520">
                <text:p>72635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302040">
                <text:p>133020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916376">
                <text:p>129163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50784">
                <text:p>7350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317480">
                <text:p>183174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04624">
                <text:p>151046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39400">
                <text:p>13239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956000">
                <text:p>15956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9824">
                <text:p>11549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233456">
                <text:p>172334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72776">
                <text:p>158727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94600">
                <text:p>139946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68">
                <text:p>247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08">
                <text:p>128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92">
                <text:p>323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68">
                <text:p>503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53608">
                <text:p>4453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16648">
                <text:p>2816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7488">
                <text:p>427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97736">
                <text:p>106977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824296">
                <text:p>138242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35936">
                <text:p>15335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91128">
                <text:p>157911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70184">
                <text:p>142701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47848">
                <text:p>147478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62808">
                <text:p>51628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9776">
                <text:p>1697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20896">
                <text:p>35208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169696">
                <text:p>13169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77432">
                <text:p>154774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172536">
                <text:p>14172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741760">
                <text:p>167417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05848">
                <text:p>147058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74120">
                <text:p>113741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26936">
                <text:p>16526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617752">
                <text:p>156177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48328">
                <text:p>109483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62216">
                <text:p>11622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637128">
                <text:p>126371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31176">
                <text:p>79311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68912">
                <text:p>13268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441664">
                <text:p>54416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400904">
                <text:p>124009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821952">
                <text:p>148219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874184">
                <text:p>13874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956936">
                <text:p>139569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72112">
                <text:p>13872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830488">
                <text:p>138304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366968">
                <text:p>12366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60520">
                <text:p>169605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607096">
                <text:p>15607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558248">
                <text:p>135582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547952">
                <text:p>15547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590312">
                <text:p>12590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99496">
                <text:p>16699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132656">
                <text:p>141326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97248">
                <text:p>138972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534864">
                <text:p>145348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822752">
                <text:p>158227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262680">
                <text:p>152626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712936">
                <text:p>87129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30392">
                <text:p>56303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30328">
                <text:p>33303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52160">
                <text:p>24521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1728">
                <text:p>20617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01760">
                <text:p>24017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0632">
                <text:p>12306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6736">
                <text:p>27867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68248">
                <text:p>49682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36760">
                <text:p>23367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75176">
                <text:p>23751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62088">
                <text:p>2162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1min Both</text:p>
        </chart:title>
        <chart:legend chart:legend-position="end" svg:x="13.968cm" svg:y="4.201cm" style:legend-expansion="high" chart:style-name="ch3"/>
        <chart:plot-area chart:style-name="ch4" table:cell-range-address="Sheet1.E1:Sheet1.E311" chart:data-source-has-labels="row" svg:x="0.32cm" svg:y="1.275cm" svg:width="13.328cm" svg:height="7.545cm">
          <chart:coordinate-region svg:x="2.291cm" svg:y="1.474cm" svg:width="11.357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11" chart:label-cell-address="Sheet1.E1:Sheet1.E1" chart:class="chart:line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850592">
                <text:p>170850592</text:p>
                <draw:g>
                  <svg:desc>Sheet1.E2:Sheet1.E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34536">
                <text:p>3403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890992">
                <text:p>205890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996064">
                <text:p>20799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761896">
                <text:p>205761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210472">
                <text:p>208210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507360">
                <text:p>207507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079992">
                <text:p>17107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590304">
                <text:p>208590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607856">
                <text:p>200607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824504">
                <text:p>205824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578664">
                <text:p>211578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512288">
                <text:p>208512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483824">
                <text:p>209483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117216">
                <text:p>202117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934288">
                <text:p>201934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574296">
                <text:p>203574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269376">
                <text:p>209269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637576">
                <text:p>198637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120072">
                <text:p>210120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369824">
                <text:p>207369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025520">
                <text:p>159025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128">
                <text:p>132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808">
                <text:p>134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568">
                <text:p>137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664">
                <text:p>130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464296">
                <text:p>102464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469664">
                <text:p>205469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5266192">
                <text:p>135266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496456">
                <text:p>171496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603880">
                <text:p>1386038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92976">
                <text:p>13292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786080">
                <text:p>1027860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122728">
                <text:p>154122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064880">
                <text:p>2050648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587904">
                <text:p>216587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463504">
                <text:p>211463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7306072">
                <text:p>207306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178168">
                <text:p>209178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236688">
                <text:p>207236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704856">
                <text:p>20370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923008">
                <text:p>82923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545408">
                <text:p>210545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6221040">
                <text:p>2062210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864712">
                <text:p>209864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314920">
                <text:p>1803149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746448">
                <text:p>84746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494584">
                <text:p>1584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474488">
                <text:p>207474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0941552">
                <text:p>210941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206224">
                <text:p>206206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9588080">
                <text:p>2095880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554656">
                <text:p>202554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509560">
                <text:p>2085095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3422064">
                <text:p>203422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8170936">
                <text:p>208170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719608">
                <text:p>206719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704984">
                <text:p>211704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410768">
                <text:p>21041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104896">
                <text:p>207104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645480">
                <text:p>150645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947632">
                <text:p>88947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140280">
                <text:p>211140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591800">
                <text:p>2035918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7418312">
                <text:p>207418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258904">
                <text:p>200258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7521456">
                <text:p>207521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686304">
                <text:p>202686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041336">
                <text:p>212041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252432">
                <text:p>211252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904808">
                <text:p>204904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506016">
                <text:p>211506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103688">
                <text:p>207103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120648">
                <text:p>2101206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856120">
                <text:p>205856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9099408">
                <text:p>209099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353592">
                <text:p>200353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9298736">
                <text:p>209298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3615848">
                <text:p>203615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2403872">
                <text:p>212403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808656">
                <text:p>20780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233528">
                <text:p>17523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183416">
                <text:p>172183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099656">
                <text:p>22099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223256">
                <text:p>90223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964664">
                <text:p>51964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36648">
                <text:p>7936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196160">
                <text:p>149196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71832">
                <text:p>20971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25016">
                <text:p>29325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825016">
                <text:p>24825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41736">
                <text:p>88941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8731224">
                <text:p>208731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07232">
                <text:p>16507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3616">
                <text:p>4713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51072">
                <text:p>52051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43432">
                <text:p>208434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094784">
                <text:p>62094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92336">
                <text:p>40592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074504">
                <text:p>260745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501736">
                <text:p>535017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489280">
                <text:p>62489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29928">
                <text:p>34029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284560">
                <text:p>1122845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660528">
                <text:p>143660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336168">
                <text:p>54336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474168">
                <text:p>86474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132080">
                <text:p>1041320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866080">
                <text:p>578660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22600">
                <text:p>7522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701872">
                <text:p>53701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3768">
                <text:p>39237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536">
                <text:p>226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152">
                <text:p>78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4152">
                <text:p>194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24">
                <text:p>17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888">
                <text:p>18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7868040">
                <text:p>2078680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741600">
                <text:p>210741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8195800">
                <text:p>178195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1675736">
                <text:p>2116757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295696">
                <text:p>103295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682160">
                <text:p>2236821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62392">
                <text:p>18362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24">
                <text:p>44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425032">
                <text:p>32425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588568">
                <text:p>1725885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5105160">
                <text:p>205105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738896">
                <text:p>206738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6418896">
                <text:p>166418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1186312">
                <text:p>201186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8271456">
                <text:p>208271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5508280">
                <text:p>225508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4413152">
                <text:p>194413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818224">
                <text:p>2078182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314872">
                <text:p>2103148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8654352">
                <text:p>218654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810272">
                <text:p>1978102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220040">
                <text:p>2162200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394576">
                <text:p>190394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5966192">
                <text:p>215966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752280">
                <text:p>124752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6542576">
                <text:p>206542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753240">
                <text:p>2037532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289312">
                <text:p>205289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678328">
                <text:p>206678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721528">
                <text:p>687215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96">
                <text:p>23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624272">
                <text:p>36624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3845360">
                <text:p>2038453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625240">
                <text:p>176252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085968">
                <text:p>1580859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916736">
                <text:p>68916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608">
                <text:p>346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866928">
                <text:p>878669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945152">
                <text:p>104945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0966568">
                <text:p>190966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341816">
                <text:p>155341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6718288">
                <text:p>156718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418672">
                <text:p>69418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1881640">
                <text:p>2118816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9659256">
                <text:p>209659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307200">
                <text:p>1013072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2533760">
                <text:p>2125337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068144">
                <text:p>218068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315072">
                <text:p>63315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8399984">
                <text:p>1383999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733304">
                <text:p>207733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154824">
                <text:p>175154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232952">
                <text:p>2092329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6858184">
                <text:p>106858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23656">
                <text:p>87523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612472">
                <text:p>1726124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196120">
                <text:p>2081961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265176">
                <text:p>142265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9226624">
                <text:p>2092266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9900984">
                <text:p>209900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7898272">
                <text:p>1378982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3461264">
                <text:p>193461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604784">
                <text:p>1576047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227528">
                <text:p>208227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4586792">
                <text:p>1745867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2345528">
                <text:p>1423455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533096">
                <text:p>875330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8304048">
                <text:p>208304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444008">
                <text:p>211444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552272">
                <text:p>204552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1516896">
                <text:p>2115168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872952">
                <text:p>2078729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0093032">
                <text:p>210093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495624">
                <text:p>174495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8130056">
                <text:p>208130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207216">
                <text:p>210207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0889320">
                <text:p>2108893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9088016">
                <text:p>269088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2873928">
                <text:p>928739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493368">
                <text:p>105493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950520">
                <text:p>52950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6500008">
                <text:p>136500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6682440">
                <text:p>2266824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423128">
                <text:p>111423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026880">
                <text:p>710268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680928">
                <text:p>546809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8808256">
                <text:p>318808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1290600">
                <text:p>3912906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3286280">
                <text:p>503286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4711008">
                <text:p>2747110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059648">
                <text:p>2430596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8415576">
                <text:p>2384155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4994280">
                <text:p>2349942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7342112">
                <text:p>217342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1221704">
                <text:p>221221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3927600">
                <text:p>2239276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971216">
                <text:p>237971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044664">
                <text:p>46044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8794248">
                <text:p>3487942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4043800">
                <text:p>5640438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7645888">
                <text:p>547645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5236120">
                <text:p>5352361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9706808">
                <text:p>4097068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3895544">
                <text:p>493895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6769200">
                <text:p>416769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6429792">
                <text:p>536429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2813136">
                <text:p>532813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9329632">
                <text:p>4993296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7063112">
                <text:p>477063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7207696">
                <text:p>537207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4830096">
                <text:p>544830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2912568">
                <text:p>532912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3648704">
                <text:p>5136487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1828096">
                <text:p>551828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0397720">
                <text:p>540397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177712">
                <text:p>2441777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550904">
                <text:p>4585509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0323912">
                <text:p>4403239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9989264">
                <text:p>219989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6262472">
                <text:p>6062624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0824744">
                <text:p>4908247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3898264">
                <text:p>433898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4487920">
                <text:p>5244879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9758672">
                <text:p>379758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7646928">
                <text:p>5676469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1834656">
                <text:p>521834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0733904">
                <text:p>4607339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304">
                <text:p>41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184">
                <text:p>381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12">
                <text:p>305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208">
                <text:p>642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152">
                <text:p>1081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5743672">
                <text:p>957436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392640">
                <text:p>613926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06584">
                <text:p>21065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9575472">
                <text:p>3395754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0312672">
                <text:p>4403126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4031344">
                <text:p>4940313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9122120">
                <text:p>5091221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1044552">
                <text:p>461044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8321744">
                <text:p>4783217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2165792">
                <text:p>1621657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0008">
                <text:p>300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16">
                <text:p>354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7057200">
                <text:p>1170572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5920544">
                <text:p>4359205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4032504">
                <text:p>514032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0154200">
                <text:p>4701542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0769792">
                <text:p>5507697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2150072">
                <text:p>482150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8710472">
                <text:p>368710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9876472">
                <text:p>569876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4682840">
                <text:p>5446828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9760544">
                <text:p>3797605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775024">
                <text:p>38775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7130448">
                <text:p>4471304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650576">
                <text:p>2786505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5863664">
                <text:p>4658636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1222040">
                <text:p>1912220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8697704">
                <text:p>4286977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9460984">
                <text:p>5094609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3228400">
                <text:p>4732284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2168936">
                <text:p>4821689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6941312">
                <text:p>476941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8519240">
                <text:p>4785192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6886264">
                <text:p>426886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4933200">
                <text:p>5849332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8179640">
                <text:p>5381796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7561176">
                <text:p>467561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5809880">
                <text:p>5358098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3303888">
                <text:p>4333038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3756128">
                <text:p>573756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7198312">
                <text:p>4871983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9224504">
                <text:p>4792245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9494792">
                <text:p>4994947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5855872">
                <text:p>5458558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4894088">
                <text:p>5248940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894880">
                <text:p>2988948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419288">
                <text:p>1144192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3769008">
                <text:p>937690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8597816">
                <text:p>685978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262320">
                <text:p>512623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6935104">
                <text:p>669351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933800">
                <text:p>259338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993936">
                <text:p>809939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4766016">
                <text:p>1447660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2008">
                <text:p>76482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473376">
                <text:p>79473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509024">
                <text:p>46509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5min Download</text:p>
        </chart:title>
        <chart:legend chart:legend-position="end" svg:x="13.148cm" svg:y="4.201cm" style:legend-expansion="high" chart:style-name="ch3"/>
        <chart:plot-area chart:style-name="ch4" table:cell-range-address="Sheet1.I1:Sheet1.I63" chart:data-source-has-labels="row" svg:x="0.32cm" svg:y="1.275cm" svg:width="12.508cm" svg:height="7.545cm">
          <chart:coordinate-region svg:x="2.476cm" svg:y="1.474cm" svg:width="10.352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63" chart:label-cell-address="Sheet1.I1:Sheet1.I1" chart:class="chart:line"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7380160">
                <text:p>807380160</text:p>
                <draw:g>
                  <svg:desc>Sheet1.I2:Sheet1.I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835208">
                <text:p>975835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507936">
                <text:p>1017507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4289928">
                <text:p>1004289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9473096">
                <text:p>35947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965512">
                <text:p>601965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754512">
                <text:p>600754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0653336">
                <text:p>103065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5195640">
                <text:p>8951956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781840">
                <text:p>8257818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927816">
                <text:p>1010927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3618704">
                <text:p>1023618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5493496">
                <text:p>845493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4241704">
                <text:p>1014241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0221872">
                <text:p>1020221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4987056">
                <text:p>1014987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015632">
                <text:p>647015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237336">
                <text:p>249237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811776">
                <text:p>335811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438600">
                <text:p>192438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4752304">
                <text:p>394752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846280">
                <text:p>3008462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267488">
                <text:p>56267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276184">
                <text:p>410276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5167280">
                <text:p>715167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1961592">
                <text:p>401961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8538960">
                <text:p>9885389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9738528">
                <text:p>100973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6046384">
                <text:p>936046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1853192">
                <text:p>671853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5590928">
                <text:p>475590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6532144">
                <text:p>376532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7270368">
                <text:p>787270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9094760">
                <text:p>7190947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1127600">
                <text:p>771127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738368">
                <text:p>923738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501136">
                <text:p>854501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7972408">
                <text:p>837972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2697528">
                <text:p>992697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1359856">
                <text:p>871359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9562552">
                <text:p>579562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7150704">
                <text:p>1497150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6455032">
                <text:p>1126455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1466424">
                <text:p>1381466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3037160">
                <text:p>23330371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8060448">
                <text:p>2508060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6002760">
                <text:p>26060027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0154064">
                <text:p>1910154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23533224">
                <text:p>2323533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2749040">
                <text:p>9527490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634752">
                <text:p>151634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4166880">
                <text:p>21741668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737176">
                <text:p>620737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4851920">
                <text:p>20248519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76007416">
                <text:p>2276007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1200656">
                <text:p>1381200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01571248">
                <text:p>2301571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23756200">
                <text:p>2423756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6425048">
                <text:p>2436425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3595296">
                <text:p>1923595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5021440">
                <text:p>2950214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3595352">
                <text:p>4135953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5min Upload</text:p>
        </chart:title>
        <chart:legend chart:legend-position="end" svg:x="13.571cm" svg:y="4.201cm" style:legend-expansion="high" chart:style-name="ch3"/>
        <chart:plot-area chart:style-name="ch4" table:cell-range-address="Sheet1.J1:Sheet1.J63" chart:data-source-has-labels="row" svg:x="0.32cm" svg:y="1.275cm" svg:width="12.931cm" svg:height="7.545cm">
          <chart:coordinate-region svg:x="2.079cm" svg:y="1.475cm" svg:width="11.172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63" chart:label-cell-address="Sheet1.J1:Sheet1.J1" chart:class="chart:line"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load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53920">
                <text:p>17153920</text:p>
                <draw:g>
                  <svg:desc>Sheet1.J2:Sheet1.J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60776">
                <text:p>20160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8560">
                <text:p>20008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5680">
                <text:p>19245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26752">
                <text:p>7326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61760">
                <text:p>12861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16032">
                <text:p>13116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19000">
                <text:p>2111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63384">
                <text:p>18063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90152">
                <text:p>16190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52768">
                <text:p>19352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2488">
                <text:p>20492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50008">
                <text:p>1625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18728">
                <text:p>19518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69408">
                <text:p>19269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84400">
                <text:p>19784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32880">
                <text:p>20532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56984">
                <text:p>10156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07048">
                <text:p>7907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17528">
                <text:p>9217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13728">
                <text:p>11213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84816">
                <text:p>9484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6992">
                <text:p>1856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4840">
                <text:p>8384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4504">
                <text:p>20044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11560">
                <text:p>8211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84880">
                <text:p>19584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2344">
                <text:p>19272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29280">
                <text:p>17829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12712">
                <text:p>12612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06648">
                <text:p>9506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94952">
                <text:p>7294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49304">
                <text:p>15749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29400">
                <text:p>14529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75320">
                <text:p>15375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463008">
                <text:p>18463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77504">
                <text:p>17277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06544">
                <text:p>16206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11032">
                <text:p>19411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91992">
                <text:p>17191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20424">
                <text:p>19020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626368">
                <text:p>45626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578288">
                <text:p>28578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315104">
                <text:p>39315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216400">
                <text:p>70216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782920">
                <text:p>747829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614424">
                <text:p>77614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150200">
                <text:p>59150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83304">
                <text:p>73083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29520">
                <text:p>299295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80504">
                <text:p>7780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919280">
                <text:p>69919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06104">
                <text:p>20106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82320">
                <text:p>630823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172984">
                <text:p>69172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441096">
                <text:p>40441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926088">
                <text:p>68926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323320">
                <text:p>72323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867664">
                <text:p>72867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63624">
                <text:p>59963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76608">
                <text:p>11476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29008">
                <text:p>14629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5min Both</text:p>
        </chart:title>
        <chart:legend chart:legend-position="end" svg:x="13.968cm" svg:y="4.201cm" style:legend-expansion="high" chart:style-name="ch3"/>
        <chart:plot-area chart:style-name="ch4" table:cell-range-address="Sheet1.K1:Sheet1.K63" chart:data-source-has-labels="row" svg:x="0.32cm" svg:y="1.275cm" svg:width="13.328cm" svg:height="7.545cm">
          <chart:coordinate-region svg:x="2.476cm" svg:y="1.474cm" svg:width="11.172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63" chart:label-cell-address="Sheet1.K1:Sheet1.K1" chart:class="chart:line"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h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4534080">
                <text:p>824534080</text:p>
                <draw:g>
                  <svg:desc>Sheet1.K2:Sheet1.K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995984">
                <text:p>995995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516496">
                <text:p>103751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535608">
                <text:p>102353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799848">
                <text:p>366799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4827272">
                <text:p>614827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3870544">
                <text:p>6138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1772336">
                <text:p>1051772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3259024">
                <text:p>913259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1971992">
                <text:p>841971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0280584">
                <text:p>1030280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4111192">
                <text:p>1044111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1743504">
                <text:p>861743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760432">
                <text:p>1033760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9491280">
                <text:p>10394912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771456">
                <text:p>103477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7548512">
                <text:p>667548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394320">
                <text:p>259394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718824">
                <text:p>34371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656128">
                <text:p>201656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966032">
                <text:p>405966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331096">
                <text:p>310331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24480">
                <text:p>58124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661024">
                <text:p>418661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5211784">
                <text:p>735211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0173152">
                <text:p>410173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8123840">
                <text:p>10081238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9010872">
                <text:p>1029010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875664">
                <text:p>95387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465904">
                <text:p>684465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5097576">
                <text:p>48509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3827096">
                <text:p>383827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019672">
                <text:p>803019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3624160">
                <text:p>733624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6502920">
                <text:p>7865029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2201376">
                <text:p>942201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1778640">
                <text:p>871778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178952">
                <text:p>854178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2108560">
                <text:p>10121085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8551848">
                <text:p>888551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8582976">
                <text:p>598582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2777072">
                <text:p>1542777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5033320">
                <text:p>1155033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0781528">
                <text:p>1420781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3253560">
                <text:p>24032535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2843368">
                <text:p>2582843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3617184">
                <text:p>2683617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9304264">
                <text:p>1969304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6616528">
                <text:p>2396616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2678560">
                <text:p>9826785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415256">
                <text:p>159415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44086160">
                <text:p>22440861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843280">
                <text:p>640843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7934240">
                <text:p>2087934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5180400">
                <text:p>2345180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1641752">
                <text:p>1421641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0497336">
                <text:p>2370497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6079520">
                <text:p>2496079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9292712">
                <text:p>250929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3558920">
                <text:p>1983558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6498048">
                <text:p>306498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8224360">
                <text:p>4282243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